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svg:stroke-width="0.05cm" svg:stroke-color="#81d41a" draw:marker-start-width="0.28cm" draw:marker-end-width="0.28cm" draw:fill="none" loext:fill-use-slide-background="false" draw:textarea-horizontal-align="justify" draw:textarea-vertical-align="middle" draw:auto-grow-height="false" fo:min-height="4.917cm" fo:min-width="3.143cm" fo:padding-top="0.025cm" fo:padding-bottom="0.025cm" fo:padding-left="0.025cm" fo:padding-right="0.025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0.644cm" loext:decorative="false"/>
      <style:paragraph-properties style:writing-mode="lr-tb"/>
      <style:text-properties fo:font-family="Arial" style:font-family-generic="swiss" style:font-pitch="variable"/>
    </style:style>
    <style:style style:name="gr4" style:family="graphic" style:parent-style-name="Default">
      <style:graphic-properties svg:stroke-width="0.05cm" svg:stroke-color="#81d41a" draw:marker-start-width="0.28cm" draw:marker-end-width="0.28cm" draw:fill="none" loext:fill-use-slide-background="false" draw:textarea-horizontal-align="justify" draw:textarea-vertical-align="middle" draw:auto-grow-height="false" fo:min-height="4.917cm" fo:min-width="4.061cm" fo:padding-top="0.025cm" fo:padding-bottom="0.025cm" fo:padding-left="0.025cm" fo:padding-right="0.025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/>
    </style:style>
  </office:automatic-styles>
  <office:body>
    <office:spreadsheet>
      <table:calculation-settings table:automatic-find-labels="false" table:use-regular-expressions="false" table:use-wildcards="true"/>
      <table:table table:name="Diskussion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Vor der Pumpe ist es nicht wesentlich schneller. Entscheid: Nach der Pumpe belassen.</text:p>
          </table:table-cell>
        </table:table-row>
      </table:table>
      <table:table table:name="Tfv Tauchhuelse" table:style-name="ta1">
        <table:shapes>
          <draw:frame draw:z-index="0" draw:style-name="gr1" draw:text-style-name="P1" svg:width="31.567cm" svg:height="15.138cm" svg:x="11.395cm" svg:y="3.72cm">
            <draw:object draw:notify-on-update-of-ranges="'Tfv Tauchhuelse'.C9:'Tfv Tauchhuelse'.C351 'Tfv Tauchhuelse'.D9:'Tfv Tauchhuelse'.D351 'Tfv Tauchhuelse'.C9:'Tfv Tauchhuelse'.C351 'Tfv Tauchhuelse'.E9:'Tfv Tauchhuelse'.E3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Form 1" draw:style-name="gr2" draw:text-style-name="P1" svg:width="3.193cm" svg:height="4.967cm" svg:x="25.688cm" svg:y="10.708cm">
            <text:p/>
            <draw:enhanced-geometry svg:viewBox="0 0 21600 21600" draw:type="rectangle" draw:enhanced-path="M 0 0 L 21600 0 21600 21600 0 21600 0 0 Z N"/>
          </draw:custom-shape>
          <draw:frame draw:z-index="2" draw:name="Textrahmen 1" draw:style-name="gr3" draw:text-style-name="P2" svg:width="1.789cm" svg:height="0.644cm" svg:x="26.624cm" svg:y="10.15cm">
            <draw:text-box>
              <text:p><text:span text:style-name="T1">t=120s</text:span></text:p>
            </draw:text-box>
          </draw:frame>
        </table:shapes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stellwert 100</text:p>
          </table:table-cell>
          <table:table-cell office:value-type="string" calcext:value-type="string">
            <text:p>Tfv_C</text:p>
          </table:table-cell>
        </table:table-row>
        <table:table-row table:style-name="ro1">
          <table:table-cell/>
          <table:table-cell office:value-type="float" office:value="16085.8" calcext:value-type="float">
            <text:p>1608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85.8" calcext:value-type="float">
            <text:p>16085.8</text:p>
          </table:table-cell>
          <table:table-cell table:formula="of:=[.B9]-[.B$8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16088.6" calcext:value-type="float">
            <text:p>16088.6</text:p>
          </table:table-cell>
          <table:table-cell table:formula="of:=[.B10]-[.B$8]" office:value-type="float" office:value="2.80000000000109" calcext:value-type="float">
            <text:p>2.8000000000010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6091.4" calcext:value-type="float">
            <text:p>16091.4</text:p>
          </table:table-cell>
          <table:table-cell table:formula="of:=[.B11]-[.B$8]" office:value-type="float" office:value="5.60000000000036" calcext:value-type="float">
            <text:p>5.60000000000036</text:p>
          </table:table-cell>
          <table:table-cell office:value-type="float" office:value="60" calcext:value-type="float">
            <text:p>60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/>
          <table:table-cell office:value-type="float" office:value="16094.2" calcext:value-type="float">
            <text:p>16094.2</text:p>
          </table:table-cell>
          <table:table-cell table:formula="of:=[.B12]-[.B$8]" office:value-type="float" office:value="8.40000000000146" calcext:value-type="float">
            <text:p>8.40000000000146</text:p>
          </table:table-cell>
          <table:table-cell office:value-type="float" office:value="60" calcext:value-type="float">
            <text:p>60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/>
          <table:table-cell office:value-type="float" office:value="16097" calcext:value-type="float">
            <text:p>16097</text:p>
          </table:table-cell>
          <table:table-cell table:formula="of:=[.B13]-[.B$8]" office:value-type="float" office:value="11.2000000000007" calcext:value-type="float">
            <text:p>11.2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float" office:value="16099.8" calcext:value-type="float">
            <text:p>16099.8</text:p>
          </table:table-cell>
          <table:table-cell table:formula="of:=[.B14]-[.B$8]"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float" office:value="16102.5" calcext:value-type="float">
            <text:p>16102.5</text:p>
          </table:table-cell>
          <table:table-cell table:formula="of:=[.B15]-[.B$8]" office:value-type="float" office:value="16.7000000000007" calcext:value-type="float">
            <text:p>16.7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float" office:value="16105.3" calcext:value-type="float">
            <text:p>16105.3</text:p>
          </table:table-cell>
          <table:table-cell table:formula="of:=[.B16]-[.B$8]" office:value-type="float" office:value="19.5" calcext:value-type="float">
            <text:p>19.5</text:p>
          </table:table-cell>
          <table:table-cell office:value-type="float" office:value="60" calcext:value-type="float">
            <text:p>6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float" office:value="16108.1" calcext:value-type="float">
            <text:p>16108.1</text:p>
          </table:table-cell>
          <table:table-cell table:formula="of:=[.B17]-[.B$8]" office:value-type="float" office:value="22.3000000000011" calcext:value-type="float">
            <text:p>22.3000000000011</text:p>
          </table:table-cell>
          <table:table-cell office:value-type="float" office:value="60" calcext:value-type="float">
            <text:p>6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16110.9" calcext:value-type="float">
            <text:p>16110.9</text:p>
          </table:table-cell>
          <table:table-cell table:formula="of:=[.B18]-[.B$8]" office:value-type="float" office:value="25.1000000000004" calcext:value-type="float">
            <text:p>25.10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/>
          <table:table-cell office:value-type="float" office:value="16113.7" calcext:value-type="float">
            <text:p>16113.7</text:p>
          </table:table-cell>
          <table:table-cell table:formula="of:=[.B19]-[.B$8]" office:value-type="float" office:value="27.9000000000015" calcext:value-type="float">
            <text:p>27.9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/>
          <table:table-cell office:value-type="float" office:value="16116.4" calcext:value-type="float">
            <text:p>16116.4</text:p>
          </table:table-cell>
          <table:table-cell table:formula="of:=[.B20]-[.B$8]" office:value-type="float" office:value="30.6000000000004" calcext:value-type="float">
            <text:p>30.60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16119.2" calcext:value-type="float">
            <text:p>16119.2</text:p>
          </table:table-cell>
          <table:table-cell table:formula="of:=[.B21]-[.B$8]" office:value-type="float" office:value="33.4000000000015" calcext:value-type="float">
            <text:p>33.4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6122" calcext:value-type="float">
            <text:p>16122</text:p>
          </table:table-cell>
          <table:table-cell table:formula="of:=[.B22]-[.B$8]" office:value-type="float" office:value="36.2000000000007" calcext:value-type="float">
            <text:p>36.2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124.7" calcext:value-type="float">
            <text:p>16124.7</text:p>
          </table:table-cell>
          <table:table-cell table:formula="of:=[.B23]-[.B$8]" office:value-type="float" office:value="38.9000000000015" calcext:value-type="float">
            <text:p>38.9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16127.5" calcext:value-type="float">
            <text:p>16127.5</text:p>
          </table:table-cell>
          <table:table-cell table:formula="of:=[.B24]-[.B$8]" office:value-type="float" office:value="41.7000000000007" calcext:value-type="float">
            <text:p>41.7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/>
          <table:table-cell office:value-type="float" office:value="16130.3" calcext:value-type="float">
            <text:p>16130.3</text:p>
          </table:table-cell>
          <table:table-cell table:formula="of:=[.B25]-[.B$8]" office:value-type="float" office:value="44.5" calcext:value-type="float">
            <text:p>44.5</text:p>
          </table:table-cell>
          <table:table-cell office:value-type="float" office:value="60" calcext:value-type="float">
            <text:p>6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16133.1" calcext:value-type="float">
            <text:p>16133.1</text:p>
          </table:table-cell>
          <table:table-cell table:formula="of:=[.B26]-[.B$8]" office:value-type="float" office:value="47.3000000000011" calcext:value-type="float">
            <text:p>47.3000000000011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16135.9" calcext:value-type="float">
            <text:p>16135.9</text:p>
          </table:table-cell>
          <table:table-cell table:formula="of:=[.B27]-[.B$8]" office:value-type="float" office:value="50.1000000000004" calcext:value-type="float">
            <text:p>50.10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16138.6" calcext:value-type="float">
            <text:p>16138.6</text:p>
          </table:table-cell>
          <table:table-cell table:formula="of:=[.B28]-[.B$8]" office:value-type="float" office:value="52.8000000000011" calcext:value-type="float">
            <text:p>52.8000000000011</text:p>
          </table:table-cell>
          <table:table-cell office:value-type="float" office:value="60" calcext:value-type="float">
            <text:p>6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16141.4" calcext:value-type="float">
            <text:p>16141.4</text:p>
          </table:table-cell>
          <table:table-cell table:formula="of:=[.B29]-[.B$8]" office:value-type="float" office:value="55.6000000000004" calcext:value-type="float">
            <text:p>55.60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16144.2" calcext:value-type="float">
            <text:p>16144.2</text:p>
          </table:table-cell>
          <table:table-cell table:formula="of:=[.B30]-[.B$8]" office:value-type="float" office:value="58.4000000000015" calcext:value-type="float">
            <text:p>58.4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16147" calcext:value-type="float">
            <text:p>16147</text:p>
          </table:table-cell>
          <table:table-cell table:formula="of:=[.B31]-[.B$8]" office:value-type="float" office:value="61.2000000000007" calcext:value-type="float">
            <text:p>61.2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/>
          <table:table-cell office:value-type="float" office:value="16149.7" calcext:value-type="float">
            <text:p>16149.7</text:p>
          </table:table-cell>
          <table:table-cell table:formula="of:=[.B32]-[.B$8]" office:value-type="float" office:value="63.9000000000015" calcext:value-type="float">
            <text:p>63.9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/>
          <table:table-cell office:value-type="float" office:value="16152.5" calcext:value-type="float">
            <text:p>16152.5</text:p>
          </table:table-cell>
          <table:table-cell table:formula="of:=[.B33]-[.B$8]" office:value-type="float" office:value="66.7000000000007" calcext:value-type="float">
            <text:p>66.7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/>
          <table:table-cell office:value-type="float" office:value="16155.3" calcext:value-type="float">
            <text:p>16155.3</text:p>
          </table:table-cell>
          <table:table-cell table:formula="of:=[.B34]-[.B$8]" office:value-type="float" office:value="69.5" calcext:value-type="float">
            <text:p>69.5</text:p>
          </table:table-cell>
          <table:table-cell office:value-type="float" office:value="60" calcext:value-type="float">
            <text:p>60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/>
          <table:table-cell office:value-type="float" office:value="16158.1" calcext:value-type="float">
            <text:p>16158.1</text:p>
          </table:table-cell>
          <table:table-cell table:formula="of:=[.B35]-[.B$8]" office:value-type="float" office:value="72.3000000000011" calcext:value-type="float">
            <text:p>72.3000000000011</text:p>
          </table:table-cell>
          <table:table-cell office:value-type="float" office:value="60" calcext:value-type="float">
            <text:p>60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16160.9" calcext:value-type="float">
            <text:p>16160.9</text:p>
          </table:table-cell>
          <table:table-cell table:formula="of:=[.B36]-[.B$8]" office:value-type="float" office:value="75.1000000000004" calcext:value-type="float">
            <text:p>75.10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16163.6" calcext:value-type="float">
            <text:p>16163.6</text:p>
          </table:table-cell>
          <table:table-cell table:formula="of:=[.B37]-[.B$8]" office:value-type="float" office:value="77.8000000000011" calcext:value-type="float">
            <text:p>77.8000000000011</text:p>
          </table:table-cell>
          <table:table-cell office:value-type="float" office:value="60" calcext:value-type="float">
            <text:p>60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/>
          <table:table-cell office:value-type="float" office:value="16166.4" calcext:value-type="float">
            <text:p>16166.4</text:p>
          </table:table-cell>
          <table:table-cell table:formula="of:=[.B38]-[.B$8]" office:value-type="float" office:value="80.6000000000004" calcext:value-type="float">
            <text:p>80.60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16169.2" calcext:value-type="float">
            <text:p>16169.2</text:p>
          </table:table-cell>
          <table:table-cell table:formula="of:=[.B39]-[.B$8]" office:value-type="float" office:value="83.4000000000015" calcext:value-type="float">
            <text:p>83.4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/>
          <table:table-cell office:value-type="float" office:value="16172" calcext:value-type="float">
            <text:p>16172</text:p>
          </table:table-cell>
          <table:table-cell table:formula="of:=[.B40]-[.B$8]" office:value-type="float" office:value="86.2000000000007" calcext:value-type="float">
            <text:p>86.2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174.7" calcext:value-type="float">
            <text:p>16174.7</text:p>
          </table:table-cell>
          <table:table-cell table:formula="of:=[.B41]-[.B$8]" office:value-type="float" office:value="88.9000000000015" calcext:value-type="float">
            <text:p>88.9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177.5" calcext:value-type="float">
            <text:p>16177.5</text:p>
          </table:table-cell>
          <table:table-cell table:formula="of:=[.B42]-[.B$8]" office:value-type="float" office:value="91.7000000000007" calcext:value-type="float">
            <text:p>91.7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180.3" calcext:value-type="float">
            <text:p>16180.3</text:p>
          </table:table-cell>
          <table:table-cell table:formula="of:=[.B43]-[.B$8]" office:value-type="float" office:value="94.5" calcext:value-type="float">
            <text:p>94.5</text:p>
          </table:table-cell>
          <table:table-cell office:value-type="float" office:value="60" calcext:value-type="float">
            <text:p>60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/>
          <table:table-cell office:value-type="float" office:value="16183.1" calcext:value-type="float">
            <text:p>16183.1</text:p>
          </table:table-cell>
          <table:table-cell table:formula="of:=[.B44]-[.B$8]" office:value-type="float" office:value="97.3000000000011" calcext:value-type="float">
            <text:p>97.3000000000011</text:p>
          </table:table-cell>
          <table:table-cell office:value-type="float" office:value="60" calcext:value-type="float">
            <text:p>60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/>
          <table:table-cell office:value-type="float" office:value="16185.8" calcext:value-type="float">
            <text:p>16185.8</text:p>
          </table:table-cell>
          <table:table-cell table:formula="of:=[.B45]-[.B$8]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/>
          <table:table-cell office:value-type="float" office:value="16188.6" calcext:value-type="float">
            <text:p>16188.6</text:p>
          </table:table-cell>
          <table:table-cell table:formula="of:=[.B46]-[.B$8]" office:value-type="float" office:value="102.800000000001" calcext:value-type="float">
            <text:p>102.8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/>
          <table:table-cell office:value-type="float" office:value="16191.4" calcext:value-type="float">
            <text:p>16191.4</text:p>
          </table:table-cell>
          <table:table-cell table:formula="of:=[.B47]-[.B$8]" office:value-type="float" office:value="105.6" calcext:value-type="float">
            <text:p>105.6</text:p>
          </table:table-cell>
          <table:table-cell office:value-type="float" office:value="60" calcext:value-type="float">
            <text:p>60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/>
          <table:table-cell office:value-type="float" office:value="16194.2" calcext:value-type="float">
            <text:p>16194.2</text:p>
          </table:table-cell>
          <table:table-cell table:formula="of:=[.B48]-[.B$8]" office:value-type="float" office:value="108.400000000001" calcext:value-type="float">
            <text:p>108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/>
          <table:table-cell office:value-type="float" office:value="16197" calcext:value-type="float">
            <text:p>16197</text:p>
          </table:table-cell>
          <table:table-cell table:formula="of:=[.B49]-[.B$8]" office:value-type="float" office:value="111.200000000001" calcext:value-type="float">
            <text:p>111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/>
          <table:table-cell office:value-type="float" office:value="16199.7" calcext:value-type="float">
            <text:p>16199.7</text:p>
          </table:table-cell>
          <table:table-cell table:formula="of:=[.B50]-[.B$8]" office:value-type="float" office:value="113.900000000001" calcext:value-type="float">
            <text:p>113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/>
          <table:table-cell office:value-type="float" office:value="16202.5" calcext:value-type="float">
            <text:p>16202.5</text:p>
          </table:table-cell>
          <table:table-cell table:formula="of:=[.B51]-[.B$8]" office:value-type="float" office:value="116.700000000001" calcext:value-type="float">
            <text:p>116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/>
          <table:table-cell office:value-type="float" office:value="16205.3" calcext:value-type="float">
            <text:p>16205.3</text:p>
          </table:table-cell>
          <table:table-cell table:formula="of:=[.B52]-[.B$8]" office:value-type="float" office:value="119.5" calcext:value-type="float">
            <text:p>119.5</text:p>
          </table:table-cell>
          <table:table-cell office:value-type="float" office:value="60" calcext:value-type="float">
            <text:p>60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/>
          <table:table-cell office:value-type="float" office:value="16208.1" calcext:value-type="float">
            <text:p>16208.1</text:p>
          </table:table-cell>
          <table:table-cell table:formula="of:=[.B53]-[.B$8]" office:value-type="float" office:value="122.300000000001" calcext:value-type="float">
            <text:p>122.3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/>
          <table:table-cell office:value-type="float" office:value="16210.8" calcext:value-type="float">
            <text:p>16210.8</text:p>
          </table:table-cell>
          <table:table-cell table:formula="of:=[.B54]-[.B$8]"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/>
          <table:table-cell office:value-type="float" office:value="16213.6" calcext:value-type="float">
            <text:p>16213.6</text:p>
          </table:table-cell>
          <table:table-cell table:formula="of:=[.B55]-[.B$8]" office:value-type="float" office:value="127.800000000001" calcext:value-type="float">
            <text:p>127.8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16216.4" calcext:value-type="float">
            <text:p>16216.4</text:p>
          </table:table-cell>
          <table:table-cell table:formula="of:=[.B56]-[.B$8]" office:value-type="float" office:value="130.6" calcext:value-type="float">
            <text:p>130.6</text:p>
          </table:table-cell>
          <table:table-cell office:value-type="float" office:value="60" calcext:value-type="float">
            <text:p>6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16219.1" calcext:value-type="float">
            <text:p>16219.1</text:p>
          </table:table-cell>
          <table:table-cell table:formula="of:=[.B57]-[.B$8]" office:value-type="float" office:value="133.300000000001" calcext:value-type="float">
            <text:p>133.3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16221.9" calcext:value-type="float">
            <text:p>16221.9</text:p>
          </table:table-cell>
          <table:table-cell table:formula="of:=[.B58]-[.B$8]" office:value-type="float" office:value="136.1" calcext:value-type="float">
            <text:p>136.1</text:p>
          </table:table-cell>
          <table:table-cell office:value-type="float" office:value="60" calcext:value-type="float">
            <text:p>6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16224.7" calcext:value-type="float">
            <text:p>16224.7</text:p>
          </table:table-cell>
          <table:table-cell table:formula="of:=[.B59]-[.B$8]" office:value-type="float" office:value="138.900000000001" calcext:value-type="float">
            <text:p>138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16227.5" calcext:value-type="float">
            <text:p>16227.5</text:p>
          </table:table-cell>
          <table:table-cell table:formula="of:=[.B60]-[.B$8]" office:value-type="float" office:value="141.700000000001" calcext:value-type="float">
            <text:p>141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30.3" calcext:value-type="float">
            <text:p>16230.3</text:p>
          </table:table-cell>
          <table:table-cell table:formula="of:=[.B61]-[.B$8]" office:value-type="float" office:value="144.5" calcext:value-type="float">
            <text:p>144.5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33" calcext:value-type="float">
            <text:p>16233</text:p>
          </table:table-cell>
          <table:table-cell table:formula="of:=[.B62]-[.B$8]" office:value-type="float" office:value="147.200000000001" calcext:value-type="float">
            <text:p>147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35.8" calcext:value-type="float">
            <text:p>16235.8</text:p>
          </table:table-cell>
          <table:table-cell table:formula="of:=[.B63]-[.B$8]"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38.6" calcext:value-type="float">
            <text:p>16238.6</text:p>
          </table:table-cell>
          <table:table-cell table:formula="of:=[.B64]-[.B$8]" office:value-type="float" office:value="152.800000000001" calcext:value-type="float">
            <text:p>152.8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41.3" calcext:value-type="float">
            <text:p>16241.3</text:p>
          </table:table-cell>
          <table:table-cell table:formula="of:=[.B65]-[.B$8]" office:value-type="float" office:value="155.5" calcext:value-type="float">
            <text:p>155.5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44.1" calcext:value-type="float">
            <text:p>16244.1</text:p>
          </table:table-cell>
          <table:table-cell table:formula="of:=[.B66]-[.B$8]" office:value-type="float" office:value="158.300000000001" calcext:value-type="float">
            <text:p>158.3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46.9" calcext:value-type="float">
            <text:p>16246.9</text:p>
          </table:table-cell>
          <table:table-cell table:formula="of:=[.B67]-[.B$8]" office:value-type="float" office:value="161.1" calcext:value-type="float">
            <text:p>161.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49.7" calcext:value-type="float">
            <text:p>16249.7</text:p>
          </table:table-cell>
          <table:table-cell table:formula="of:=[.B68]-[.B$8]" office:value-type="float" office:value="163.900000000001" calcext:value-type="float">
            <text:p>163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52.5" calcext:value-type="float">
            <text:p>16252.5</text:p>
          </table:table-cell>
          <table:table-cell table:formula="of:=[.B69]-[.B$8]" office:value-type="float" office:value="166.700000000001" calcext:value-type="float">
            <text:p>166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55.3" calcext:value-type="float">
            <text:p>16255.3</text:p>
          </table:table-cell>
          <table:table-cell table:formula="of:=[.B70]-[.B$8]" office:value-type="float" office:value="169.5" calcext:value-type="float">
            <text:p>169.5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58" calcext:value-type="float">
            <text:p>16258</text:p>
          </table:table-cell>
          <table:table-cell table:formula="of:=[.B71]-[.B$8]" office:value-type="float" office:value="172.200000000001" calcext:value-type="float">
            <text:p>172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60.8" calcext:value-type="float">
            <text:p>16260.8</text:p>
          </table:table-cell>
          <table:table-cell table:formula="of:=[.B72]-[.B$8]"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63.6" calcext:value-type="float">
            <text:p>16263.6</text:p>
          </table:table-cell>
          <table:table-cell table:formula="of:=[.B73]-[.B$8]" office:value-type="float" office:value="177.800000000001" calcext:value-type="float">
            <text:p>177.8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66.4" calcext:value-type="float">
            <text:p>16266.4</text:p>
          </table:table-cell>
          <table:table-cell table:formula="of:=[.B74]-[.B$8]" office:value-type="float" office:value="180.6" calcext:value-type="float">
            <text:p>180.6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69.2" calcext:value-type="float">
            <text:p>16269.2</text:p>
          </table:table-cell>
          <table:table-cell table:formula="of:=[.B75]-[.B$8]" office:value-type="float" office:value="183.400000000001" calcext:value-type="float">
            <text:p>183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71.9" calcext:value-type="float">
            <text:p>16271.9</text:p>
          </table:table-cell>
          <table:table-cell table:formula="of:=[.B76]-[.B$8]" office:value-type="float" office:value="186.1" calcext:value-type="float">
            <text:p>186.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74.7" calcext:value-type="float">
            <text:p>16274.7</text:p>
          </table:table-cell>
          <table:table-cell table:formula="of:=[.B77]-[.B$8]" office:value-type="float" office:value="188.900000000001" calcext:value-type="float">
            <text:p>188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77.5" calcext:value-type="float">
            <text:p>16277.5</text:p>
          </table:table-cell>
          <table:table-cell table:formula="of:=[.B78]-[.B$8]" office:value-type="float" office:value="191.700000000001" calcext:value-type="float">
            <text:p>191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80.3" calcext:value-type="float">
            <text:p>16280.3</text:p>
          </table:table-cell>
          <table:table-cell table:formula="of:=[.B79]-[.B$8]" office:value-type="float" office:value="194.5" calcext:value-type="float">
            <text:p>194.5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83.1" calcext:value-type="float">
            <text:p>16283.1</text:p>
          </table:table-cell>
          <table:table-cell table:formula="of:=[.B80]-[.B$8]" office:value-type="float" office:value="197.300000000001" calcext:value-type="float">
            <text:p>197.3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85.9" calcext:value-type="float">
            <text:p>16285.9</text:p>
          </table:table-cell>
          <table:table-cell table:formula="of:=[.B81]-[.B$8]" office:value-type="float" office:value="200.1" calcext:value-type="float">
            <text:p>200.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88.7" calcext:value-type="float">
            <text:p>16288.7</text:p>
          </table:table-cell>
          <table:table-cell table:formula="of:=[.B82]-[.B$8]" office:value-type="float" office:value="202.900000000001" calcext:value-type="float">
            <text:p>202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91.4" calcext:value-type="float">
            <text:p>16291.4</text:p>
          </table:table-cell>
          <table:table-cell table:formula="of:=[.B83]-[.B$8]" office:value-type="float" office:value="205.6" calcext:value-type="float">
            <text:p>205.6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94.2" calcext:value-type="float">
            <text:p>16294.2</text:p>
          </table:table-cell>
          <table:table-cell table:formula="of:=[.B84]-[.B$8]" office:value-type="float" office:value="208.400000000001" calcext:value-type="float">
            <text:p>208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97" calcext:value-type="float">
            <text:p>16297</text:p>
          </table:table-cell>
          <table:table-cell table:formula="of:=[.B85]-[.B$8]" office:value-type="float" office:value="211.200000000001" calcext:value-type="float">
            <text:p>211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299.8" calcext:value-type="float">
            <text:p>16299.8</text:p>
          </table:table-cell>
          <table:table-cell table:formula="of:=[.B86]-[.B$8]"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02.6" calcext:value-type="float">
            <text:p>16302.6</text:p>
          </table:table-cell>
          <table:table-cell table:formula="of:=[.B87]-[.B$8]" office:value-type="float" office:value="216.800000000001" calcext:value-type="float">
            <text:p>216.8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05.3" calcext:value-type="float">
            <text:p>16305.3</text:p>
          </table:table-cell>
          <table:table-cell table:formula="of:=[.B88]-[.B$8]" office:value-type="float" office:value="219.5" calcext:value-type="float">
            <text:p>219.5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08.1" calcext:value-type="float">
            <text:p>16308.1</text:p>
          </table:table-cell>
          <table:table-cell table:formula="of:=[.B89]-[.B$8]" office:value-type="float" office:value="222.300000000001" calcext:value-type="float">
            <text:p>222.3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10.9" calcext:value-type="float">
            <text:p>16310.9</text:p>
          </table:table-cell>
          <table:table-cell table:formula="of:=[.B90]-[.B$8]" office:value-type="float" office:value="225.1" calcext:value-type="float">
            <text:p>225.1</text:p>
          </table:table-cell>
          <table:table-cell office:value-type="float" office:value="60" calcext:value-type="float">
            <text:p>6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13.6" calcext:value-type="float">
            <text:p>16313.6</text:p>
          </table:table-cell>
          <table:table-cell table:formula="of:=[.B91]-[.B$8]" office:value-type="float" office:value="227.800000000001" calcext:value-type="float">
            <text:p>227.8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16.4" calcext:value-type="float">
            <text:p>16316.4</text:p>
          </table:table-cell>
          <table:table-cell table:formula="of:=[.B92]-[.B$8]" office:value-type="float" office:value="230.6" calcext:value-type="float">
            <text:p>230.6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19.2" calcext:value-type="float">
            <text:p>16319.2</text:p>
          </table:table-cell>
          <table:table-cell table:formula="of:=[.B93]-[.B$8]" office:value-type="float" office:value="233.400000000001" calcext:value-type="float">
            <text:p>233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22" calcext:value-type="float">
            <text:p>16322</text:p>
          </table:table-cell>
          <table:table-cell table:formula="of:=[.B94]-[.B$8]" office:value-type="float" office:value="236.200000000001" calcext:value-type="float">
            <text:p>236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24.8" calcext:value-type="float">
            <text:p>16324.8</text:p>
          </table:table-cell>
          <table:table-cell table:formula="of:=[.B95]-[.B$8]" office:value-type="float" office:value="239" calcext:value-type="float">
            <text:p>239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27.6" calcext:value-type="float">
            <text:p>16327.6</text:p>
          </table:table-cell>
          <table:table-cell table:formula="of:=[.B96]-[.B$8]" office:value-type="float" office:value="241.800000000001" calcext:value-type="float">
            <text:p>241.8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30.4" calcext:value-type="float">
            <text:p>16330.4</text:p>
          </table:table-cell>
          <table:table-cell table:formula="of:=[.B97]-[.B$8]" office:value-type="float" office:value="244.6" calcext:value-type="float">
            <text:p>244.6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33.2" calcext:value-type="float">
            <text:p>16333.2</text:p>
          </table:table-cell>
          <table:table-cell table:formula="of:=[.B98]-[.B$8]" office:value-type="float" office:value="247.400000000001" calcext:value-type="float">
            <text:p>247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36" calcext:value-type="float">
            <text:p>16336</text:p>
          </table:table-cell>
          <table:table-cell table:formula="of:=[.B99]-[.B$8]" office:value-type="float" office:value="250.200000000001" calcext:value-type="float">
            <text:p>250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38.7" calcext:value-type="float">
            <text:p>16338.7</text:p>
          </table:table-cell>
          <table:table-cell table:formula="of:=[.B100]-[.B$8]" office:value-type="float" office:value="252.900000000001" calcext:value-type="float">
            <text:p>252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41.5" calcext:value-type="float">
            <text:p>16341.5</text:p>
          </table:table-cell>
          <table:table-cell table:formula="of:=[.B101]-[.B$8]" office:value-type="float" office:value="255.700000000001" calcext:value-type="float">
            <text:p>255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44.4" calcext:value-type="float">
            <text:p>16344.4</text:p>
          </table:table-cell>
          <table:table-cell table:formula="of:=[.B102]-[.B$8]" office:value-type="float" office:value="258.6" calcext:value-type="float">
            <text:p>258.6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47.1" calcext:value-type="float">
            <text:p>16347.1</text:p>
          </table:table-cell>
          <table:table-cell table:formula="of:=[.B103]-[.B$8]" office:value-type="float" office:value="261.300000000001" calcext:value-type="float">
            <text:p>261.3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16349.9" calcext:value-type="float">
            <text:p>16349.9</text:p>
          </table:table-cell>
          <table:table-cell table:formula="of:=[.B104]-[.B$8]" office:value-type="float" office:value="264.1" calcext:value-type="float">
            <text:p>264.1</text:p>
          </table:table-cell>
          <table:table-cell office:value-type="float" office:value="40" calcext:value-type="float">
            <text:p>4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16352.7" calcext:value-type="float">
            <text:p>16352.7</text:p>
          </table:table-cell>
          <table:table-cell table:formula="of:=[.B105]-[.B$8]" office:value-type="float" office:value="266.900000000001" calcext:value-type="float">
            <text:p>266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/>
          <table:table-cell office:value-type="float" office:value="16355.5" calcext:value-type="float">
            <text:p>16355.5</text:p>
          </table:table-cell>
          <table:table-cell table:formula="of:=[.B106]-[.B$8]" office:value-type="float" office:value="269.700000000001" calcext:value-type="float">
            <text:p>269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/>
          <table:table-cell office:value-type="float" office:value="16358.2" calcext:value-type="float">
            <text:p>16358.2</text:p>
          </table:table-cell>
          <table:table-cell table:formula="of:=[.B107]-[.B$8]" office:value-type="float" office:value="272.400000000001" calcext:value-type="float">
            <text:p>272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361" calcext:value-type="float">
            <text:p>16361</text:p>
          </table:table-cell>
          <table:table-cell table:formula="of:=[.B108]-[.B$8]" office:value-type="float" office:value="275.200000000001" calcext:value-type="float">
            <text:p>275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363.8" calcext:value-type="float">
            <text:p>16363.8</text:p>
          </table:table-cell>
          <table:table-cell table:formula="of:=[.B109]-[.B$8]"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/>
          <table:table-cell office:value-type="float" office:value="16366.6" calcext:value-type="float">
            <text:p>16366.6</text:p>
          </table:table-cell>
          <table:table-cell table:formula="of:=[.B110]-[.B$8]" office:value-type="float" office:value="280.800000000001" calcext:value-type="float">
            <text:p>280.8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6369.4" calcext:value-type="float">
            <text:p>16369.4</text:p>
          </table:table-cell>
          <table:table-cell table:formula="of:=[.B111]-[.B$8]" office:value-type="float" office:value="283.6" calcext:value-type="float">
            <text:p>283.6</text:p>
          </table:table-cell>
          <table:table-cell office:value-type="float" office:value="40" calcext:value-type="float">
            <text:p>40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office:value-type="float" office:value="16372.2" calcext:value-type="float">
            <text:p>16372.2</text:p>
          </table:table-cell>
          <table:table-cell table:formula="of:=[.B112]-[.B$8]" office:value-type="float" office:value="286.400000000001" calcext:value-type="float">
            <text:p>286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/>
          <table:table-cell office:value-type="float" office:value="16374.9" calcext:value-type="float">
            <text:p>16374.9</text:p>
          </table:table-cell>
          <table:table-cell table:formula="of:=[.B113]-[.B$8]" office:value-type="float" office:value="289.1" calcext:value-type="float">
            <text:p>289.1</text:p>
          </table:table-cell>
          <table:table-cell office:value-type="float" office:value="40" calcext:value-type="float">
            <text:p>4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/>
          <table:table-cell office:value-type="float" office:value="16377.7" calcext:value-type="float">
            <text:p>16377.7</text:p>
          </table:table-cell>
          <table:table-cell table:formula="of:=[.B114]-[.B$8]" office:value-type="float" office:value="291.900000000001" calcext:value-type="float">
            <text:p>291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/>
          <table:table-cell office:value-type="float" office:value="16380.5" calcext:value-type="float">
            <text:p>16380.5</text:p>
          </table:table-cell>
          <table:table-cell table:formula="of:=[.B115]-[.B$8]" office:value-type="float" office:value="294.700000000001" calcext:value-type="float">
            <text:p>294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16383.3" calcext:value-type="float">
            <text:p>16383.3</text:p>
          </table:table-cell>
          <table:table-cell table:formula="of:=[.B116]-[.B$8]" office:value-type="float" office:value="297.5" calcext:value-type="float">
            <text:p>297.5</text:p>
          </table:table-cell>
          <table:table-cell office:value-type="float" office:value="40" calcext:value-type="float">
            <text:p>40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/>
          <table:table-cell office:value-type="float" office:value="16386.1" calcext:value-type="float">
            <text:p>16386.1</text:p>
          </table:table-cell>
          <table:table-cell table:formula="of:=[.B117]-[.B$8]" office:value-type="float" office:value="300.299999999999" calcext:value-type="float">
            <text:p>300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16388.8" calcext:value-type="float">
            <text:p>16388.8</text:p>
          </table:table-cell>
          <table:table-cell table:formula="of:=[.B118]-[.B$8]" office:value-type="float" office:value="303" calcext:value-type="float">
            <text:p>303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16391.6" calcext:value-type="float">
            <text:p>16391.6</text:p>
          </table:table-cell>
          <table:table-cell table:formula="of:=[.B119]-[.B$8]" office:value-type="float" office:value="305.799999999999" calcext:value-type="float">
            <text:p>305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16394.4" calcext:value-type="float">
            <text:p>16394.4</text:p>
          </table:table-cell>
          <table:table-cell table:formula="of:=[.B120]-[.B$8]" office:value-type="float" office:value="308.600000000002" calcext:value-type="float">
            <text:p>308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16397.1" calcext:value-type="float">
            <text:p>16397.1</text:p>
          </table:table-cell>
          <table:table-cell table:formula="of:=[.B121]-[.B$8]" office:value-type="float" office:value="311.299999999999" calcext:value-type="float">
            <text:p>311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16399.9" calcext:value-type="float">
            <text:p>16399.9</text:p>
          </table:table-cell>
          <table:table-cell table:formula="of:=[.B122]-[.B$8]" office:value-type="float" office:value="314.100000000002" calcext:value-type="float">
            <text:p>314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16402.7" calcext:value-type="float">
            <text:p>16402.7</text:p>
          </table:table-cell>
          <table:table-cell table:formula="of:=[.B123]-[.B$8]" office:value-type="float" office:value="316.900000000001" calcext:value-type="float">
            <text:p>316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float" office:value="16405.5" calcext:value-type="float">
            <text:p>16405.5</text:p>
          </table:table-cell>
          <table:table-cell table:formula="of:=[.B124]-[.B$8]" office:value-type="float" office:value="319.700000000001" calcext:value-type="float">
            <text:p>319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16408.3" calcext:value-type="float">
            <text:p>16408.3</text:p>
          </table:table-cell>
          <table:table-cell table:formula="of:=[.B125]-[.B$8]" office:value-type="float" office:value="322.5" calcext:value-type="float">
            <text:p>322.5</text:p>
          </table:table-cell>
          <table:table-cell office:value-type="float" office:value="40" calcext:value-type="float">
            <text:p>4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16411.1" calcext:value-type="float">
            <text:p>16411.1</text:p>
          </table:table-cell>
          <table:table-cell table:formula="of:=[.B126]-[.B$8]" office:value-type="float" office:value="325.299999999999" calcext:value-type="float">
            <text:p>325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16413.9" calcext:value-type="float">
            <text:p>16413.9</text:p>
          </table:table-cell>
          <table:table-cell table:formula="of:=[.B127]-[.B$8]" office:value-type="float" office:value="328.100000000002" calcext:value-type="float">
            <text:p>328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16416.7" calcext:value-type="float">
            <text:p>16416.7</text:p>
          </table:table-cell>
          <table:table-cell table:formula="of:=[.B128]-[.B$8]" office:value-type="float" office:value="330.900000000001" calcext:value-type="float">
            <text:p>330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16419.5" calcext:value-type="float">
            <text:p>16419.5</text:p>
          </table:table-cell>
          <table:table-cell table:formula="of:=[.B129]-[.B$8]" office:value-type="float" office:value="333.700000000001" calcext:value-type="float">
            <text:p>333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16422.3" calcext:value-type="float">
            <text:p>16422.3</text:p>
          </table:table-cell>
          <table:table-cell table:formula="of:=[.B130]-[.B$8]" office:value-type="float" office:value="336.5" calcext:value-type="float">
            <text:p>336.5</text:p>
          </table:table-cell>
          <table:table-cell office:value-type="float" office:value="40" calcext:value-type="float">
            <text:p>4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16425.1" calcext:value-type="float">
            <text:p>16425.1</text:p>
          </table:table-cell>
          <table:table-cell table:formula="of:=[.B131]-[.B$8]" office:value-type="float" office:value="339.299999999999" calcext:value-type="float">
            <text:p>339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6427.9" calcext:value-type="float">
            <text:p>16427.9</text:p>
          </table:table-cell>
          <table:table-cell table:formula="of:=[.B132]-[.B$8]" office:value-type="float" office:value="342.100000000002" calcext:value-type="float">
            <text:p>342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16430.6" calcext:value-type="float">
            <text:p>16430.6</text:p>
          </table:table-cell>
          <table:table-cell table:formula="of:=[.B133]-[.B$8]" office:value-type="float" office:value="344.799999999999" calcext:value-type="float">
            <text:p>344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16433.4" calcext:value-type="float">
            <text:p>16433.4</text:p>
          </table:table-cell>
          <table:table-cell table:formula="of:=[.B134]-[.B$8]" office:value-type="float" office:value="347.600000000002" calcext:value-type="float">
            <text:p>347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16436.2" calcext:value-type="float">
            <text:p>16436.2</text:p>
          </table:table-cell>
          <table:table-cell table:formula="of:=[.B135]-[.B$8]" office:value-type="float" office:value="350.400000000001" calcext:value-type="float">
            <text:p>350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16439" calcext:value-type="float">
            <text:p>16439</text:p>
          </table:table-cell>
          <table:table-cell table:formula="of:=[.B136]-[.B$8]" office:value-type="float" office:value="353.200000000001" calcext:value-type="float">
            <text:p>353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16441.7" calcext:value-type="float">
            <text:p>16441.7</text:p>
          </table:table-cell>
          <table:table-cell table:formula="of:=[.B137]-[.B$8]" office:value-type="float" office:value="355.900000000001" calcext:value-type="float">
            <text:p>355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16444.5" calcext:value-type="float">
            <text:p>16444.5</text:p>
          </table:table-cell>
          <table:table-cell table:formula="of:=[.B138]-[.B$8]" office:value-type="float" office:value="358.700000000001" calcext:value-type="float">
            <text:p>358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16447.3" calcext:value-type="float">
            <text:p>16447.3</text:p>
          </table:table-cell>
          <table:table-cell table:formula="of:=[.B139]-[.B$8]" office:value-type="float" office:value="361.5" calcext:value-type="float">
            <text:p>361.5</text:p>
          </table:table-cell>
          <table:table-cell office:value-type="float" office:value="40" calcext:value-type="float">
            <text:p>4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/>
          <table:table-cell office:value-type="float" office:value="16450.1" calcext:value-type="float">
            <text:p>16450.1</text:p>
          </table:table-cell>
          <table:table-cell table:formula="of:=[.B140]-[.B$8]" office:value-type="float" office:value="364.299999999999" calcext:value-type="float">
            <text:p>364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/>
          <table:table-cell office:value-type="float" office:value="16452.9" calcext:value-type="float">
            <text:p>16452.9</text:p>
          </table:table-cell>
          <table:table-cell table:formula="of:=[.B141]-[.B$8]" office:value-type="float" office:value="367.100000000002" calcext:value-type="float">
            <text:p>367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/>
          <table:table-cell office:value-type="float" office:value="16455.6" calcext:value-type="float">
            <text:p>16455.6</text:p>
          </table:table-cell>
          <table:table-cell table:formula="of:=[.B142]-[.B$8]" office:value-type="float" office:value="369.799999999999" calcext:value-type="float">
            <text:p>369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458.4" calcext:value-type="float">
            <text:p>16458.4</text:p>
          </table:table-cell>
          <table:table-cell table:formula="of:=[.B143]-[.B$8]" office:value-type="float" office:value="372.600000000002" calcext:value-type="float">
            <text:p>372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461.2" calcext:value-type="float">
            <text:p>16461.2</text:p>
          </table:table-cell>
          <table:table-cell table:formula="of:=[.B144]-[.B$8]" office:value-type="float" office:value="375.400000000001" calcext:value-type="float">
            <text:p>375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464" calcext:value-type="float">
            <text:p>16464</text:p>
          </table:table-cell>
          <table:table-cell table:formula="of:=[.B145]-[.B$8]" office:value-type="float" office:value="378.200000000001" calcext:value-type="float">
            <text:p>378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466.8" calcext:value-type="float">
            <text:p>16466.8</text:p>
          </table:table-cell>
          <table:table-cell table:formula="of:=[.B146]-[.B$8]" office:value-type="float" office:value="381" calcext:value-type="float">
            <text:p>381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469.5" calcext:value-type="float">
            <text:p>16469.5</text:p>
          </table:table-cell>
          <table:table-cell table:formula="of:=[.B147]-[.B$8]" office:value-type="float" office:value="383.700000000001" calcext:value-type="float">
            <text:p>383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16472.3" calcext:value-type="float">
            <text:p>16472.3</text:p>
          </table:table-cell>
          <table:table-cell table:formula="of:=[.B148]-[.B$8]" office:value-type="float" office:value="386.5" calcext:value-type="float">
            <text:p>386.5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16475.1" calcext:value-type="float">
            <text:p>16475.1</text:p>
          </table:table-cell>
          <table:table-cell table:formula="of:=[.B149]-[.B$8]" office:value-type="float" office:value="389.299999999999" calcext:value-type="float">
            <text:p>389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16477.9" calcext:value-type="float">
            <text:p>16477.9</text:p>
          </table:table-cell>
          <table:table-cell table:formula="of:=[.B150]-[.B$8]" office:value-type="float" office:value="392.100000000002" calcext:value-type="float">
            <text:p>392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480.6" calcext:value-type="float">
            <text:p>16480.6</text:p>
          </table:table-cell>
          <table:table-cell table:formula="of:=[.B151]-[.B$8]" office:value-type="float" office:value="394.799999999999" calcext:value-type="float">
            <text:p>394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483.4" calcext:value-type="float">
            <text:p>16483.4</text:p>
          </table:table-cell>
          <table:table-cell table:formula="of:=[.B152]-[.B$8]" office:value-type="float" office:value="397.600000000002" calcext:value-type="float">
            <text:p>397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486.2" calcext:value-type="float">
            <text:p>16486.2</text:p>
          </table:table-cell>
          <table:table-cell table:formula="of:=[.B153]-[.B$8]" office:value-type="float" office:value="400.400000000001" calcext:value-type="float">
            <text:p>400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489" calcext:value-type="float">
            <text:p>16489</text:p>
          </table:table-cell>
          <table:table-cell table:formula="of:=[.B154]-[.B$8]" office:value-type="float" office:value="403.200000000001" calcext:value-type="float">
            <text:p>403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491.7" calcext:value-type="float">
            <text:p>16491.7</text:p>
          </table:table-cell>
          <table:table-cell table:formula="of:=[.B155]-[.B$8]" office:value-type="float" office:value="405.900000000001" calcext:value-type="float">
            <text:p>405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494.5" calcext:value-type="float">
            <text:p>16494.5</text:p>
          </table:table-cell>
          <table:table-cell table:formula="of:=[.B156]-[.B$8]" office:value-type="float" office:value="408.700000000001" calcext:value-type="float">
            <text:p>408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497.3" calcext:value-type="float">
            <text:p>16497.3</text:p>
          </table:table-cell>
          <table:table-cell table:formula="of:=[.B157]-[.B$8]" office:value-type="float" office:value="411.5" calcext:value-type="float">
            <text:p>411.5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500.1" calcext:value-type="float">
            <text:p>16500.1</text:p>
          </table:table-cell>
          <table:table-cell table:formula="of:=[.B158]-[.B$8]" office:value-type="float" office:value="414.299999999999" calcext:value-type="float">
            <text:p>414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/>
          <table:table-cell office:value-type="float" office:value="16502.9" calcext:value-type="float">
            <text:p>16502.9</text:p>
          </table:table-cell>
          <table:table-cell table:formula="of:=[.B159]-[.B$8]" office:value-type="float" office:value="417.100000000002" calcext:value-type="float">
            <text:p>417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/>
          <table:table-cell office:value-type="float" office:value="16505.6" calcext:value-type="float">
            <text:p>16505.6</text:p>
          </table:table-cell>
          <table:table-cell table:formula="of:=[.B160]-[.B$8]" office:value-type="float" office:value="419.799999999999" calcext:value-type="float">
            <text:p>419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/>
          <table:table-cell office:value-type="float" office:value="16508.4" calcext:value-type="float">
            <text:p>16508.4</text:p>
          </table:table-cell>
          <table:table-cell table:formula="of:=[.B161]-[.B$8]" office:value-type="float" office:value="422.600000000002" calcext:value-type="float">
            <text:p>422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/>
          <table:table-cell office:value-type="float" office:value="16511.2" calcext:value-type="float">
            <text:p>16511.2</text:p>
          </table:table-cell>
          <table:table-cell table:formula="of:=[.B162]-[.B$8]" office:value-type="float" office:value="425.400000000001" calcext:value-type="float">
            <text:p>425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/>
          <table:table-cell office:value-type="float" office:value="16514" calcext:value-type="float">
            <text:p>16514</text:p>
          </table:table-cell>
          <table:table-cell table:formula="of:=[.B163]-[.B$8]" office:value-type="float" office:value="428.200000000001" calcext:value-type="float">
            <text:p>428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16.8" calcext:value-type="float">
            <text:p>16516.8</text:p>
          </table:table-cell>
          <table:table-cell table:formula="of:=[.B164]-[.B$8]" office:value-type="float" office:value="431" calcext:value-type="float">
            <text:p>431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19.5" calcext:value-type="float">
            <text:p>16519.5</text:p>
          </table:table-cell>
          <table:table-cell table:formula="of:=[.B165]-[.B$8]" office:value-type="float" office:value="433.700000000001" calcext:value-type="float">
            <text:p>433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22.3" calcext:value-type="float">
            <text:p>16522.3</text:p>
          </table:table-cell>
          <table:table-cell table:formula="of:=[.B166]-[.B$8]" office:value-type="float" office:value="436.5" calcext:value-type="float">
            <text:p>436.5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25.1" calcext:value-type="float">
            <text:p>16525.1</text:p>
          </table:table-cell>
          <table:table-cell table:formula="of:=[.B167]-[.B$8]" office:value-type="float" office:value="439.299999999999" calcext:value-type="float">
            <text:p>439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27.9" calcext:value-type="float">
            <text:p>16527.9</text:p>
          </table:table-cell>
          <table:table-cell table:formula="of:=[.B168]-[.B$8]" office:value-type="float" office:value="442.100000000002" calcext:value-type="float">
            <text:p>442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30.7" calcext:value-type="float">
            <text:p>16530.7</text:p>
          </table:table-cell>
          <table:table-cell table:formula="of:=[.B169]-[.B$8]" office:value-type="float" office:value="444.900000000001" calcext:value-type="float">
            <text:p>444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33.5" calcext:value-type="float">
            <text:p>16533.5</text:p>
          </table:table-cell>
          <table:table-cell table:formula="of:=[.B170]-[.B$8]" office:value-type="float" office:value="447.700000000001" calcext:value-type="float">
            <text:p>447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36.2" calcext:value-type="float">
            <text:p>16536.2</text:p>
          </table:table-cell>
          <table:table-cell table:formula="of:=[.B171]-[.B$8]" office:value-type="float" office:value="450.400000000001" calcext:value-type="float">
            <text:p>450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39" calcext:value-type="float">
            <text:p>16539</text:p>
          </table:table-cell>
          <table:table-cell table:formula="of:=[.B172]-[.B$8]" office:value-type="float" office:value="453.200000000001" calcext:value-type="float">
            <text:p>453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41.8" calcext:value-type="float">
            <text:p>16541.8</text:p>
          </table:table-cell>
          <table:table-cell table:formula="of:=[.B173]-[.B$8]" office:value-type="float" office:value="456" calcext:value-type="float">
            <text:p>456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44.5" calcext:value-type="float">
            <text:p>16544.5</text:p>
          </table:table-cell>
          <table:table-cell table:formula="of:=[.B174]-[.B$8]" office:value-type="float" office:value="458.700000000001" calcext:value-type="float">
            <text:p>458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47.3" calcext:value-type="float">
            <text:p>16547.3</text:p>
          </table:table-cell>
          <table:table-cell table:formula="of:=[.B175]-[.B$8]" office:value-type="float" office:value="461.5" calcext:value-type="float">
            <text:p>461.5</text:p>
          </table:table-cell>
          <table:table-cell office:value-type="float" office:value="40" calcext:value-type="float">
            <text:p>4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50.1" calcext:value-type="float">
            <text:p>16550.1</text:p>
          </table:table-cell>
          <table:table-cell table:formula="of:=[.B176]-[.B$8]" office:value-type="float" office:value="464.299999999999" calcext:value-type="float">
            <text:p>464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52.9" calcext:value-type="float">
            <text:p>16552.9</text:p>
          </table:table-cell>
          <table:table-cell table:formula="of:=[.B177]-[.B$8]" office:value-type="float" office:value="467.100000000002" calcext:value-type="float">
            <text:p>467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55.6" calcext:value-type="float">
            <text:p>16555.6</text:p>
          </table:table-cell>
          <table:table-cell table:formula="of:=[.B178]-[.B$8]" office:value-type="float" office:value="469.799999999999" calcext:value-type="float">
            <text:p>469.7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58.4" calcext:value-type="float">
            <text:p>16558.4</text:p>
          </table:table-cell>
          <table:table-cell table:formula="of:=[.B179]-[.B$8]" office:value-type="float" office:value="472.600000000002" calcext:value-type="float">
            <text:p>472.6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61.2" calcext:value-type="float">
            <text:p>16561.2</text:p>
          </table:table-cell>
          <table:table-cell table:formula="of:=[.B180]-[.B$8]" office:value-type="float" office:value="475.400000000001" calcext:value-type="float">
            <text:p>475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64" calcext:value-type="float">
            <text:p>16564</text:p>
          </table:table-cell>
          <table:table-cell table:formula="of:=[.B181]-[.B$8]" office:value-type="float" office:value="478.200000000001" calcext:value-type="float">
            <text:p>478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66.8" calcext:value-type="float">
            <text:p>16566.8</text:p>
          </table:table-cell>
          <table:table-cell table:formula="of:=[.B182]-[.B$8]" office:value-type="float" office:value="481" calcext:value-type="float">
            <text:p>481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69.6" calcext:value-type="float">
            <text:p>16569.6</text:p>
          </table:table-cell>
          <table:table-cell table:formula="of:=[.B183]-[.B$8]" office:value-type="float" office:value="483.799999999999" calcext:value-type="float">
            <text:p>483.7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72.4" calcext:value-type="float">
            <text:p>16572.4</text:p>
          </table:table-cell>
          <table:table-cell table:formula="of:=[.B184]-[.B$8]" office:value-type="float" office:value="486.600000000002" calcext:value-type="float">
            <text:p>486.6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75.1" calcext:value-type="float">
            <text:p>16575.1</text:p>
          </table:table-cell>
          <table:table-cell table:formula="of:=[.B185]-[.B$8]" office:value-type="float" office:value="489.299999999999" calcext:value-type="float">
            <text:p>489.2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77.9" calcext:value-type="float">
            <text:p>16577.9</text:p>
          </table:table-cell>
          <table:table-cell table:formula="of:=[.B186]-[.B$8]" office:value-type="float" office:value="492.100000000002" calcext:value-type="float">
            <text:p>492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6580.7" calcext:value-type="float">
            <text:p>16580.7</text:p>
          </table:table-cell>
          <table:table-cell table:formula="of:=[.B187]-[.B$8]" office:value-type="float" office:value="494.900000000001" calcext:value-type="float">
            <text:p>494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6583.4" calcext:value-type="float">
            <text:p>16583.4</text:p>
          </table:table-cell>
          <table:table-cell table:formula="of:=[.B188]-[.B$8]" office:value-type="float" office:value="497.600000000002" calcext:value-type="float">
            <text:p>497.6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6586.2" calcext:value-type="float">
            <text:p>16586.2</text:p>
          </table:table-cell>
          <table:table-cell table:formula="of:=[.B189]-[.B$8]" office:value-type="float" office:value="500.400000000001" calcext:value-type="float">
            <text:p>500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89" calcext:value-type="float">
            <text:p>16589</text:p>
          </table:table-cell>
          <table:table-cell table:formula="of:=[.B190]-[.B$8]" office:value-type="float" office:value="503.200000000001" calcext:value-type="float">
            <text:p>503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16591.8" calcext:value-type="float">
            <text:p>16591.8</text:p>
          </table:table-cell>
          <table:table-cell table:formula="of:=[.B191]-[.B$8]" office:value-type="float" office:value="506" calcext:value-type="float">
            <text:p>506</text:p>
          </table:table-cell>
          <table:table-cell office:value-type="float" office:value="60" calcext:value-type="float">
            <text:p>6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94.6" calcext:value-type="float">
            <text:p>16594.6</text:p>
          </table:table-cell>
          <table:table-cell table:formula="of:=[.B192]-[.B$8]" office:value-type="float" office:value="508.799999999999" calcext:value-type="float">
            <text:p>508.7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16597.3" calcext:value-type="float">
            <text:p>16597.3</text:p>
          </table:table-cell>
          <table:table-cell table:formula="of:=[.B193]-[.B$8]" office:value-type="float" office:value="511.5" calcext:value-type="float">
            <text:p>511.5</text:p>
          </table:table-cell>
          <table:table-cell office:value-type="float" office:value="60" calcext:value-type="float">
            <text:p>6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600.1" calcext:value-type="float">
            <text:p>16600.1</text:p>
          </table:table-cell>
          <table:table-cell table:formula="of:=[.B194]-[.B$8]" office:value-type="float" office:value="514.299999999999" calcext:value-type="float">
            <text:p>514.2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16602.9" calcext:value-type="float">
            <text:p>16602.9</text:p>
          </table:table-cell>
          <table:table-cell table:formula="of:=[.B195]-[.B$8]" office:value-type="float" office:value="517.100000000002" calcext:value-type="float">
            <text:p>517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16605.7" calcext:value-type="float">
            <text:p>16605.7</text:p>
          </table:table-cell>
          <table:table-cell table:formula="of:=[.B196]-[.B$8]" office:value-type="float" office:value="519.900000000002" calcext:value-type="float">
            <text:p>519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16608.4" calcext:value-type="float">
            <text:p>16608.4</text:p>
          </table:table-cell>
          <table:table-cell table:formula="of:=[.B197]-[.B$8]" office:value-type="float" office:value="522.600000000002" calcext:value-type="float">
            <text:p>522.6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16611.2" calcext:value-type="float">
            <text:p>16611.2</text:p>
          </table:table-cell>
          <table:table-cell table:formula="of:=[.B198]-[.B$8]" office:value-type="float" office:value="525.400000000002" calcext:value-type="float">
            <text:p>525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6614" calcext:value-type="float">
            <text:p>16614</text:p>
          </table:table-cell>
          <table:table-cell table:formula="of:=[.B199]-[.B$8]" office:value-type="float" office:value="528.200000000001" calcext:value-type="float">
            <text:p>528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/>
          <table:table-cell office:value-type="float" office:value="16616.8" calcext:value-type="float">
            <text:p>16616.8</text:p>
          </table:table-cell>
          <table:table-cell table:formula="of:=[.B200]-[.B$8]" office:value-type="float" office:value="531" calcext:value-type="float">
            <text:p>531</text:p>
          </table:table-cell>
          <table:table-cell office:value-type="float" office:value="60" calcext:value-type="float">
            <text:p>6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16619.5" calcext:value-type="float">
            <text:p>16619.5</text:p>
          </table:table-cell>
          <table:table-cell table:formula="of:=[.B201]-[.B$8]" office:value-type="float" office:value="533.700000000001" calcext:value-type="float">
            <text:p>533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16622.4" calcext:value-type="float">
            <text:p>16622.4</text:p>
          </table:table-cell>
          <table:table-cell table:formula="of:=[.B202]-[.B$8]" office:value-type="float" office:value="536.600000000002" calcext:value-type="float">
            <text:p>536.6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16625.1" calcext:value-type="float">
            <text:p>16625.1</text:p>
          </table:table-cell>
          <table:table-cell table:formula="of:=[.B203]-[.B$8]" office:value-type="float" office:value="539.299999999999" calcext:value-type="float">
            <text:p>539.2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/>
          <table:table-cell office:value-type="float" office:value="16627.9" calcext:value-type="float">
            <text:p>16627.9</text:p>
          </table:table-cell>
          <table:table-cell table:formula="of:=[.B204]-[.B$8]" office:value-type="float" office:value="542.100000000002" calcext:value-type="float">
            <text:p>542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/>
          <table:table-cell office:value-type="float" office:value="16630.7" calcext:value-type="float">
            <text:p>16630.7</text:p>
          </table:table-cell>
          <table:table-cell table:formula="of:=[.B205]-[.B$8]" office:value-type="float" office:value="544.900000000002" calcext:value-type="float">
            <text:p>544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/>
          <table:table-cell office:value-type="float" office:value="16633.5" calcext:value-type="float">
            <text:p>16633.5</text:p>
          </table:table-cell>
          <table:table-cell table:formula="of:=[.B206]-[.B$8]" office:value-type="float" office:value="547.700000000001" calcext:value-type="float">
            <text:p>547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/>
          <table:table-cell office:value-type="float" office:value="16636.2" calcext:value-type="float">
            <text:p>16636.2</text:p>
          </table:table-cell>
          <table:table-cell table:formula="of:=[.B207]-[.B$8]" office:value-type="float" office:value="550.400000000002" calcext:value-type="float">
            <text:p>550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/>
          <table:table-cell office:value-type="float" office:value="16639" calcext:value-type="float">
            <text:p>16639</text:p>
          </table:table-cell>
          <table:table-cell table:formula="of:=[.B208]-[.B$8]" office:value-type="float" office:value="553.200000000001" calcext:value-type="float">
            <text:p>553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office:value-type="float" office:value="16641.8" calcext:value-type="float">
            <text:p>16641.8</text:p>
          </table:table-cell>
          <table:table-cell table:formula="of:=[.B209]-[.B$8]" office:value-type="float" office:value="556" calcext:value-type="float">
            <text:p>556</text:p>
          </table:table-cell>
          <table:table-cell office:value-type="float" office:value="60" calcext:value-type="float">
            <text:p>60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/>
          <table:table-cell office:value-type="float" office:value="16644.5" calcext:value-type="float">
            <text:p>16644.5</text:p>
          </table:table-cell>
          <table:table-cell table:formula="of:=[.B210]-[.B$8]" office:value-type="float" office:value="558.700000000001" calcext:value-type="float">
            <text:p>558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6647.3" calcext:value-type="float">
            <text:p>16647.3</text:p>
          </table:table-cell>
          <table:table-cell table:formula="of:=[.B211]-[.B$8]" office:value-type="float" office:value="561.5" calcext:value-type="float">
            <text:p>561.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6650.1" calcext:value-type="float">
            <text:p>16650.1</text:p>
          </table:table-cell>
          <table:table-cell table:formula="of:=[.B212]-[.B$8]" office:value-type="float" office:value="564.299999999999" calcext:value-type="float">
            <text:p>564.2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16652.9" calcext:value-type="float">
            <text:p>16652.9</text:p>
          </table:table-cell>
          <table:table-cell table:formula="of:=[.B213]-[.B$8]" office:value-type="float" office:value="567.100000000002" calcext:value-type="float">
            <text:p>567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16655.7" calcext:value-type="float">
            <text:p>16655.7</text:p>
          </table:table-cell>
          <table:table-cell table:formula="of:=[.B214]-[.B$8]" office:value-type="float" office:value="569.900000000002" calcext:value-type="float">
            <text:p>569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16658.5" calcext:value-type="float">
            <text:p>16658.5</text:p>
          </table:table-cell>
          <table:table-cell table:formula="of:=[.B215]-[.B$8]" office:value-type="float" office:value="572.700000000001" calcext:value-type="float">
            <text:p>572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16661.2" calcext:value-type="float">
            <text:p>16661.2</text:p>
          </table:table-cell>
          <table:table-cell table:formula="of:=[.B216]-[.B$8]" office:value-type="float" office:value="575.400000000002" calcext:value-type="float">
            <text:p>575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16664" calcext:value-type="float">
            <text:p>16664</text:p>
          </table:table-cell>
          <table:table-cell table:formula="of:=[.B217]-[.B$8]" office:value-type="float" office:value="578.200000000001" calcext:value-type="float">
            <text:p>578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/>
          <table:table-cell office:value-type="float" office:value="16666.8" calcext:value-type="float">
            <text:p>16666.8</text:p>
          </table:table-cell>
          <table:table-cell table:formula="of:=[.B218]-[.B$8]" office:value-type="float" office:value="581" calcext:value-type="float">
            <text:p>581</text:p>
          </table:table-cell>
          <table:table-cell office:value-type="float" office:value="60" calcext:value-type="float">
            <text:p>60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/>
          <table:table-cell office:value-type="float" office:value="16669.5" calcext:value-type="float">
            <text:p>16669.5</text:p>
          </table:table-cell>
          <table:table-cell table:formula="of:=[.B219]-[.B$8]" office:value-type="float" office:value="583.700000000001" calcext:value-type="float">
            <text:p>583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/>
          <table:table-cell office:value-type="float" office:value="16672.3" calcext:value-type="float">
            <text:p>16672.3</text:p>
          </table:table-cell>
          <table:table-cell table:formula="of:=[.B220]-[.B$8]" office:value-type="float" office:value="586.5" calcext:value-type="float">
            <text:p>586.5</text:p>
          </table:table-cell>
          <table:table-cell office:value-type="float" office:value="60" calcext:value-type="float">
            <text:p>60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16675.1" calcext:value-type="float">
            <text:p>16675.1</text:p>
          </table:table-cell>
          <table:table-cell table:formula="of:=[.B221]-[.B$8]" office:value-type="float" office:value="589.299999999999" calcext:value-type="float">
            <text:p>589.2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16677.9" calcext:value-type="float">
            <text:p>16677.9</text:p>
          </table:table-cell>
          <table:table-cell table:formula="of:=[.B222]-[.B$8]" office:value-type="float" office:value="592.100000000002" calcext:value-type="float">
            <text:p>592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16680.7" calcext:value-type="float">
            <text:p>16680.7</text:p>
          </table:table-cell>
          <table:table-cell table:formula="of:=[.B223]-[.B$8]" office:value-type="float" office:value="594.900000000002" calcext:value-type="float">
            <text:p>594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16683.4" calcext:value-type="float">
            <text:p>16683.4</text:p>
          </table:table-cell>
          <table:table-cell table:formula="of:=[.B224]-[.B$8]" office:value-type="float" office:value="597.600000000002" calcext:value-type="float">
            <text:p>597.6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16686.2" calcext:value-type="float">
            <text:p>16686.2</text:p>
          </table:table-cell>
          <table:table-cell table:formula="of:=[.B225]-[.B$8]" office:value-type="float" office:value="600.400000000002" calcext:value-type="float">
            <text:p>600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16689" calcext:value-type="float">
            <text:p>16689</text:p>
          </table:table-cell>
          <table:table-cell table:formula="of:=[.B226]-[.B$8]" office:value-type="float" office:value="603.200000000001" calcext:value-type="float">
            <text:p>603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16691.7" calcext:value-type="float">
            <text:p>16691.7</text:p>
          </table:table-cell>
          <table:table-cell table:formula="of:=[.B227]-[.B$8]" office:value-type="float" office:value="605.900000000002" calcext:value-type="float">
            <text:p>605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16694.5" calcext:value-type="float">
            <text:p>16694.5</text:p>
          </table:table-cell>
          <table:table-cell table:formula="of:=[.B228]-[.B$8]" office:value-type="float" office:value="608.700000000001" calcext:value-type="float">
            <text:p>608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/>
          <table:table-cell office:value-type="float" office:value="16697.3" calcext:value-type="float">
            <text:p>16697.3</text:p>
          </table:table-cell>
          <table:table-cell table:formula="of:=[.B229]-[.B$8]" office:value-type="float" office:value="611.5" calcext:value-type="float">
            <text:p>611.5</text:p>
          </table:table-cell>
          <table:table-cell office:value-type="float" office:value="60" calcext:value-type="float">
            <text:p>60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/>
          <table:table-cell office:value-type="float" office:value="16700.1" calcext:value-type="float">
            <text:p>16700.1</text:p>
          </table:table-cell>
          <table:table-cell table:formula="of:=[.B230]-[.B$8]" office:value-type="float" office:value="614.299999999999" calcext:value-type="float">
            <text:p>614.2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/>
          <table:table-cell office:value-type="float" office:value="16702.9" calcext:value-type="float">
            <text:p>16702.9</text:p>
          </table:table-cell>
          <table:table-cell table:formula="of:=[.B231]-[.B$8]" office:value-type="float" office:value="617.100000000002" calcext:value-type="float">
            <text:p>617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/>
          <table:table-cell office:value-type="float" office:value="16705.6" calcext:value-type="float">
            <text:p>16705.6</text:p>
          </table:table-cell>
          <table:table-cell table:formula="of:=[.B232]-[.B$8]" office:value-type="float" office:value="619.799999999999" calcext:value-type="float">
            <text:p>619.7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08.4" calcext:value-type="float">
            <text:p>16708.4</text:p>
          </table:table-cell>
          <table:table-cell table:formula="of:=[.B233]-[.B$8]" office:value-type="float" office:value="622.600000000002" calcext:value-type="float">
            <text:p>622.6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11.2" calcext:value-type="float">
            <text:p>16711.2</text:p>
          </table:table-cell>
          <table:table-cell table:formula="of:=[.B234]-[.B$8]" office:value-type="float" office:value="625.400000000002" calcext:value-type="float">
            <text:p>625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14" calcext:value-type="float">
            <text:p>16714</text:p>
          </table:table-cell>
          <table:table-cell table:formula="of:=[.B235]-[.B$8]" office:value-type="float" office:value="628.200000000001" calcext:value-type="float">
            <text:p>628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16.8" calcext:value-type="float">
            <text:p>16716.8</text:p>
          </table:table-cell>
          <table:table-cell table:formula="of:=[.B236]-[.B$8]" office:value-type="float" office:value="631" calcext:value-type="float">
            <text:p>631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19.6" calcext:value-type="float">
            <text:p>16719.6</text:p>
          </table:table-cell>
          <table:table-cell table:formula="of:=[.B237]-[.B$8]" office:value-type="float" office:value="633.799999999999" calcext:value-type="float">
            <text:p>633.7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22.4" calcext:value-type="float">
            <text:p>16722.4</text:p>
          </table:table-cell>
          <table:table-cell table:formula="of:=[.B238]-[.B$8]" office:value-type="float" office:value="636.600000000002" calcext:value-type="float">
            <text:p>636.6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25.1" calcext:value-type="float">
            <text:p>16725.1</text:p>
          </table:table-cell>
          <table:table-cell table:formula="of:=[.B239]-[.B$8]" office:value-type="float" office:value="639.299999999999" calcext:value-type="float">
            <text:p>639.2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27.9" calcext:value-type="float">
            <text:p>16727.9</text:p>
          </table:table-cell>
          <table:table-cell table:formula="of:=[.B240]-[.B$8]" office:value-type="float" office:value="642.100000000002" calcext:value-type="float">
            <text:p>642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30.7" calcext:value-type="float">
            <text:p>16730.7</text:p>
          </table:table-cell>
          <table:table-cell table:formula="of:=[.B241]-[.B$8]" office:value-type="float" office:value="644.900000000002" calcext:value-type="float">
            <text:p>644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33.5" calcext:value-type="float">
            <text:p>16733.5</text:p>
          </table:table-cell>
          <table:table-cell table:formula="of:=[.B242]-[.B$8]" office:value-type="float" office:value="647.700000000001" calcext:value-type="float">
            <text:p>647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36.3" calcext:value-type="float">
            <text:p>16736.3</text:p>
          </table:table-cell>
          <table:table-cell table:formula="of:=[.B243]-[.B$8]" office:value-type="float" office:value="650.5" calcext:value-type="float">
            <text:p>650.5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39" calcext:value-type="float">
            <text:p>16739</text:p>
          </table:table-cell>
          <table:table-cell table:formula="of:=[.B244]-[.B$8]" office:value-type="float" office:value="653.200000000001" calcext:value-type="float">
            <text:p>653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41.8" calcext:value-type="float">
            <text:p>16741.8</text:p>
          </table:table-cell>
          <table:table-cell table:formula="of:=[.B245]-[.B$8]" office:value-type="float" office:value="656" calcext:value-type="float">
            <text:p>656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44.6" calcext:value-type="float">
            <text:p>16744.6</text:p>
          </table:table-cell>
          <table:table-cell table:formula="of:=[.B246]-[.B$8]" office:value-type="float" office:value="658.799999999999" calcext:value-type="float">
            <text:p>658.7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16747.3" calcext:value-type="float">
            <text:p>16747.3</text:p>
          </table:table-cell>
          <table:table-cell table:formula="of:=[.B247]-[.B$8]" office:value-type="float" office:value="661.5" calcext:value-type="float">
            <text:p>661.5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50.1" calcext:value-type="float">
            <text:p>16750.1</text:p>
          </table:table-cell>
          <table:table-cell table:formula="of:=[.B248]-[.B$8]" office:value-type="float" office:value="664.299999999999" calcext:value-type="float">
            <text:p>664.2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52.9" calcext:value-type="float">
            <text:p>16752.9</text:p>
          </table:table-cell>
          <table:table-cell table:formula="of:=[.B249]-[.B$8]" office:value-type="float" office:value="667.100000000002" calcext:value-type="float">
            <text:p>667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55.6" calcext:value-type="float">
            <text:p>16755.6</text:p>
          </table:table-cell>
          <table:table-cell table:formula="of:=[.B250]-[.B$8]" office:value-type="float" office:value="669.799999999999" calcext:value-type="float">
            <text:p>669.7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58.4" calcext:value-type="float">
            <text:p>16758.4</text:p>
          </table:table-cell>
          <table:table-cell table:formula="of:=[.B251]-[.B$8]" office:value-type="float" office:value="672.600000000002" calcext:value-type="float">
            <text:p>672.6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61.2" calcext:value-type="float">
            <text:p>16761.2</text:p>
          </table:table-cell>
          <table:table-cell table:formula="of:=[.B252]-[.B$8]" office:value-type="float" office:value="675.400000000002" calcext:value-type="float">
            <text:p>675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64" calcext:value-type="float">
            <text:p>16764</text:p>
          </table:table-cell>
          <table:table-cell table:formula="of:=[.B253]-[.B$8]" office:value-type="float" office:value="678.200000000001" calcext:value-type="float">
            <text:p>678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66.8" calcext:value-type="float">
            <text:p>16766.8</text:p>
          </table:table-cell>
          <table:table-cell table:formula="of:=[.B254]-[.B$8]" office:value-type="float" office:value="681" calcext:value-type="float">
            <text:p>681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69.7" calcext:value-type="float">
            <text:p>16769.7</text:p>
          </table:table-cell>
          <table:table-cell table:formula="of:=[.B255]-[.B$8]" office:value-type="float" office:value="683.900000000002" calcext:value-type="float">
            <text:p>683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72.5" calcext:value-type="float">
            <text:p>16772.5</text:p>
          </table:table-cell>
          <table:table-cell table:formula="of:=[.B256]-[.B$8]" office:value-type="float" office:value="686.700000000001" calcext:value-type="float">
            <text:p>686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75.3" calcext:value-type="float">
            <text:p>16775.3</text:p>
          </table:table-cell>
          <table:table-cell table:formula="of:=[.B257]-[.B$8]" office:value-type="float" office:value="689.5" calcext:value-type="float">
            <text:p>689.5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78.1" calcext:value-type="float">
            <text:p>16778.1</text:p>
          </table:table-cell>
          <table:table-cell table:formula="of:=[.B258]-[.B$8]" office:value-type="float" office:value="692.299999999999" calcext:value-type="float">
            <text:p>692.2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80.9" calcext:value-type="float">
            <text:p>16780.9</text:p>
          </table:table-cell>
          <table:table-cell table:formula="of:=[.B259]-[.B$8]" office:value-type="float" office:value="695.100000000002" calcext:value-type="float">
            <text:p>695.1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83.7" calcext:value-type="float">
            <text:p>16783.7</text:p>
          </table:table-cell>
          <table:table-cell table:formula="of:=[.B260]-[.B$8]" office:value-type="float" office:value="697.900000000002" calcext:value-type="float">
            <text:p>697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86.5" calcext:value-type="float">
            <text:p>16786.5</text:p>
          </table:table-cell>
          <table:table-cell table:formula="of:=[.B261]-[.B$8]" office:value-type="float" office:value="700.700000000001" calcext:value-type="float">
            <text:p>700.7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89.3" calcext:value-type="float">
            <text:p>16789.3</text:p>
          </table:table-cell>
          <table:table-cell table:formula="of:=[.B262]-[.B$8]" office:value-type="float" office:value="703.5" calcext:value-type="float">
            <text:p>703.5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92" calcext:value-type="float">
            <text:p>16792</text:p>
          </table:table-cell>
          <table:table-cell table:formula="of:=[.B263]-[.B$8]" office:value-type="float" office:value="706.200000000001" calcext:value-type="float">
            <text:p>706.2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94.8" calcext:value-type="float">
            <text:p>16794.8</text:p>
          </table:table-cell>
          <table:table-cell table:formula="of:=[.B264]-[.B$8]" office:value-type="float" office:value="709" calcext:value-type="float">
            <text:p>709</text:p>
          </table:table-cell>
          <table:table-cell office:value-type="float" office:value="60" calcext:value-type="float">
            <text:p>6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797.6" calcext:value-type="float">
            <text:p>16797.6</text:p>
          </table:table-cell>
          <table:table-cell table:formula="of:=[.B265]-[.B$8]" office:value-type="float" office:value="711.799999999999" calcext:value-type="float">
            <text:p>711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800.4" calcext:value-type="float">
            <text:p>16800.4</text:p>
          </table:table-cell>
          <table:table-cell table:formula="of:=[.B266]-[.B$8]" office:value-type="float" office:value="714.600000000002" calcext:value-type="float">
            <text:p>714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803.2" calcext:value-type="float">
            <text:p>16803.2</text:p>
          </table:table-cell>
          <table:table-cell table:formula="of:=[.B267]-[.B$8]" office:value-type="float" office:value="717.400000000002" calcext:value-type="float">
            <text:p>717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05.9" calcext:value-type="float">
            <text:p>16805.9</text:p>
          </table:table-cell>
          <table:table-cell table:formula="of:=[.B268]-[.B$8]" office:value-type="float" office:value="720.100000000002" calcext:value-type="float">
            <text:p>720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08.7" calcext:value-type="float">
            <text:p>16808.7</text:p>
          </table:table-cell>
          <table:table-cell table:formula="of:=[.B269]-[.B$8]" office:value-type="float" office:value="722.900000000002" calcext:value-type="float">
            <text:p>722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11.5" calcext:value-type="float">
            <text:p>16811.5</text:p>
          </table:table-cell>
          <table:table-cell table:formula="of:=[.B270]-[.B$8]" office:value-type="float" office:value="725.700000000001" calcext:value-type="float">
            <text:p>725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14.3" calcext:value-type="float">
            <text:p>16814.3</text:p>
          </table:table-cell>
          <table:table-cell table:formula="of:=[.B271]-[.B$8]" office:value-type="float" office:value="728.5" calcext:value-type="float">
            <text:p>728.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17" calcext:value-type="float">
            <text:p>16817</text:p>
          </table:table-cell>
          <table:table-cell table:formula="of:=[.B272]-[.B$8]" office:value-type="float" office:value="731.200000000001" calcext:value-type="float">
            <text:p>731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19.8" calcext:value-type="float">
            <text:p>16819.8</text:p>
          </table:table-cell>
          <table:table-cell table:formula="of:=[.B273]-[.B$8]" office:value-type="float" office:value="734" calcext:value-type="float">
            <text:p>73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22.6" calcext:value-type="float">
            <text:p>16822.6</text:p>
          </table:table-cell>
          <table:table-cell table:formula="of:=[.B274]-[.B$8]" office:value-type="float" office:value="736.799999999999" calcext:value-type="float">
            <text:p>736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25.3" calcext:value-type="float">
            <text:p>16825.3</text:p>
          </table:table-cell>
          <table:table-cell table:formula="of:=[.B275]-[.B$8]" office:value-type="float" office:value="739.5" calcext:value-type="float">
            <text:p>739.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28.1" calcext:value-type="float">
            <text:p>16828.1</text:p>
          </table:table-cell>
          <table:table-cell table:formula="of:=[.B276]-[.B$8]" office:value-type="float" office:value="742.299999999999" calcext:value-type="float">
            <text:p>742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30.9" calcext:value-type="float">
            <text:p>16830.9</text:p>
          </table:table-cell>
          <table:table-cell table:formula="of:=[.B277]-[.B$8]" office:value-type="float" office:value="745.100000000002" calcext:value-type="float">
            <text:p>745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6833.7" calcext:value-type="float">
            <text:p>16833.7</text:p>
          </table:table-cell>
          <table:table-cell table:formula="of:=[.B278]-[.B$8]" office:value-type="float" office:value="747.900000000002" calcext:value-type="float">
            <text:p>747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836.5" calcext:value-type="float">
            <text:p>16836.5</text:p>
          </table:table-cell>
          <table:table-cell table:formula="of:=[.B279]-[.B$8]" office:value-type="float" office:value="750.700000000001" calcext:value-type="float">
            <text:p>750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16839.3" calcext:value-type="float">
            <text:p>16839.3</text:p>
          </table:table-cell>
          <table:table-cell table:formula="of:=[.B280]-[.B$8]" office:value-type="float" office:value="753.5" calcext:value-type="float">
            <text:p>753.5</text:p>
          </table:table-cell>
          <table:table-cell office:value-type="float" office:value="40" calcext:value-type="float">
            <text:p>40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/>
          <table:table-cell office:value-type="float" office:value="16842.1" calcext:value-type="float">
            <text:p>16842.1</text:p>
          </table:table-cell>
          <table:table-cell table:formula="of:=[.B281]-[.B$8]" office:value-type="float" office:value="756.299999999999" calcext:value-type="float">
            <text:p>756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/>
          <table:table-cell office:value-type="float" office:value="16844.9" calcext:value-type="float">
            <text:p>16844.9</text:p>
          </table:table-cell>
          <table:table-cell table:formula="of:=[.B282]-[.B$8]" office:value-type="float" office:value="759.100000000002" calcext:value-type="float">
            <text:p>759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16847.7" calcext:value-type="float">
            <text:p>16847.7</text:p>
          </table:table-cell>
          <table:table-cell table:formula="of:=[.B283]-[.B$8]" office:value-type="float" office:value="761.900000000002" calcext:value-type="float">
            <text:p>761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/>
          <table:table-cell office:value-type="float" office:value="16850.5" calcext:value-type="float">
            <text:p>16850.5</text:p>
          </table:table-cell>
          <table:table-cell table:formula="of:=[.B284]-[.B$8]" office:value-type="float" office:value="764.700000000001" calcext:value-type="float">
            <text:p>764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/>
          <table:table-cell office:value-type="float" office:value="16853.4" calcext:value-type="float">
            <text:p>16853.4</text:p>
          </table:table-cell>
          <table:table-cell table:formula="of:=[.B285]-[.B$8]" office:value-type="float" office:value="767.600000000002" calcext:value-type="float">
            <text:p>767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/>
          <table:table-cell office:value-type="float" office:value="16856.1" calcext:value-type="float">
            <text:p>16856.1</text:p>
          </table:table-cell>
          <table:table-cell table:formula="of:=[.B286]-[.B$8]" office:value-type="float" office:value="770.299999999999" calcext:value-type="float">
            <text:p>770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6858.9" calcext:value-type="float">
            <text:p>16858.9</text:p>
          </table:table-cell>
          <table:table-cell table:formula="of:=[.B287]-[.B$8]" office:value-type="float" office:value="773.100000000002" calcext:value-type="float">
            <text:p>773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16861.7" calcext:value-type="float">
            <text:p>16861.7</text:p>
          </table:table-cell>
          <table:table-cell table:formula="of:=[.B288]-[.B$8]" office:value-type="float" office:value="775.900000000002" calcext:value-type="float">
            <text:p>775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16864.5" calcext:value-type="float">
            <text:p>16864.5</text:p>
          </table:table-cell>
          <table:table-cell table:formula="of:=[.B289]-[.B$8]" office:value-type="float" office:value="778.700000000001" calcext:value-type="float">
            <text:p>778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/>
          <table:table-cell office:value-type="float" office:value="16867.3" calcext:value-type="float">
            <text:p>16867.3</text:p>
          </table:table-cell>
          <table:table-cell table:formula="of:=[.B290]-[.B$8]" office:value-type="float" office:value="781.5" calcext:value-type="float">
            <text:p>781.5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16870.1" calcext:value-type="float">
            <text:p>16870.1</text:p>
          </table:table-cell>
          <table:table-cell table:formula="of:=[.B291]-[.B$8]" office:value-type="float" office:value="784.299999999999" calcext:value-type="float">
            <text:p>784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16872.8" calcext:value-type="float">
            <text:p>16872.8</text:p>
          </table:table-cell>
          <table:table-cell table:formula="of:=[.B292]-[.B$8]" office:value-type="float" office:value="787" calcext:value-type="float">
            <text:p>787</text:p>
          </table:table-cell>
          <table:table-cell office:value-type="float" office:value="40" calcext:value-type="float">
            <text:p>4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16875.6" calcext:value-type="float">
            <text:p>16875.6</text:p>
          </table:table-cell>
          <table:table-cell table:formula="of:=[.B293]-[.B$8]" office:value-type="float" office:value="789.799999999999" calcext:value-type="float">
            <text:p>789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16878.4" calcext:value-type="float">
            <text:p>16878.4</text:p>
          </table:table-cell>
          <table:table-cell table:formula="of:=[.B294]-[.B$8]" office:value-type="float" office:value="792.600000000002" calcext:value-type="float">
            <text:p>792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float" office:value="16881.2" calcext:value-type="float">
            <text:p>16881.2</text:p>
          </table:table-cell>
          <table:table-cell table:formula="of:=[.B295]-[.B$8]" office:value-type="float" office:value="795.400000000002" calcext:value-type="float">
            <text:p>795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16883.9" calcext:value-type="float">
            <text:p>16883.9</text:p>
          </table:table-cell>
          <table:table-cell table:formula="of:=[.B296]-[.B$8]" office:value-type="float" office:value="798.100000000002" calcext:value-type="float">
            <text:p>798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16886.7" calcext:value-type="float">
            <text:p>16886.7</text:p>
          </table:table-cell>
          <table:table-cell table:formula="of:=[.B297]-[.B$8]" office:value-type="float" office:value="800.900000000002" calcext:value-type="float">
            <text:p>800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16889.5" calcext:value-type="float">
            <text:p>16889.5</text:p>
          </table:table-cell>
          <table:table-cell table:formula="of:=[.B298]-[.B$8]" office:value-type="float" office:value="803.700000000001" calcext:value-type="float">
            <text:p>803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16892.3" calcext:value-type="float">
            <text:p>16892.3</text:p>
          </table:table-cell>
          <table:table-cell table:formula="of:=[.B299]-[.B$8]" office:value-type="float" office:value="806.5" calcext:value-type="float">
            <text:p>806.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6895.1" calcext:value-type="float">
            <text:p>16895.1</text:p>
          </table:table-cell>
          <table:table-cell table:formula="of:=[.B300]-[.B$8]" office:value-type="float" office:value="809.299999999999" calcext:value-type="float">
            <text:p>809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16897.9" calcext:value-type="float">
            <text:p>16897.9</text:p>
          </table:table-cell>
          <table:table-cell table:formula="of:=[.B301]-[.B$8]" office:value-type="float" office:value="812.100000000002" calcext:value-type="float">
            <text:p>812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16900.6" calcext:value-type="float">
            <text:p>16900.6</text:p>
          </table:table-cell>
          <table:table-cell table:formula="of:=[.B302]-[.B$8]" office:value-type="float" office:value="814.799999999999" calcext:value-type="float">
            <text:p>814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16903.4" calcext:value-type="float">
            <text:p>16903.4</text:p>
          </table:table-cell>
          <table:table-cell table:formula="of:=[.B303]-[.B$8]" office:value-type="float" office:value="817.600000000002" calcext:value-type="float">
            <text:p>817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16906.2" calcext:value-type="float">
            <text:p>16906.2</text:p>
          </table:table-cell>
          <table:table-cell table:formula="of:=[.B304]-[.B$8]" office:value-type="float" office:value="820.400000000002" calcext:value-type="float">
            <text:p>820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16909" calcext:value-type="float">
            <text:p>16909</text:p>
          </table:table-cell>
          <table:table-cell table:formula="of:=[.B305]-[.B$8]" office:value-type="float" office:value="823.200000000001" calcext:value-type="float">
            <text:p>823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/>
          <table:table-cell office:value-type="float" office:value="16911.8" calcext:value-type="float">
            <text:p>16911.8</text:p>
          </table:table-cell>
          <table:table-cell table:formula="of:=[.B306]-[.B$8]" office:value-type="float" office:value="826" calcext:value-type="float">
            <text:p>826</text:p>
          </table:table-cell>
          <table:table-cell office:value-type="float" office:value="40" calcext:value-type="float">
            <text:p>4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/>
          <table:table-cell office:value-type="float" office:value="16914.5" calcext:value-type="float">
            <text:p>16914.5</text:p>
          </table:table-cell>
          <table:table-cell table:formula="of:=[.B307]-[.B$8]" office:value-type="float" office:value="828.700000000001" calcext:value-type="float">
            <text:p>828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/>
          <table:table-cell office:value-type="float" office:value="16917.3" calcext:value-type="float">
            <text:p>16917.3</text:p>
          </table:table-cell>
          <table:table-cell table:formula="of:=[.B308]-[.B$8]" office:value-type="float" office:value="831.5" calcext:value-type="float">
            <text:p>831.5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920.1" calcext:value-type="float">
            <text:p>16920.1</text:p>
          </table:table-cell>
          <table:table-cell table:formula="of:=[.B309]-[.B$8]" office:value-type="float" office:value="834.299999999999" calcext:value-type="float">
            <text:p>834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922.9" calcext:value-type="float">
            <text:p>16922.9</text:p>
          </table:table-cell>
          <table:table-cell table:formula="of:=[.B310]-[.B$8]" office:value-type="float" office:value="837.100000000002" calcext:value-type="float">
            <text:p>837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925.7" calcext:value-type="float">
            <text:p>16925.7</text:p>
          </table:table-cell>
          <table:table-cell table:formula="of:=[.B311]-[.B$8]" office:value-type="float" office:value="839.900000000002" calcext:value-type="float">
            <text:p>839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928.4" calcext:value-type="float">
            <text:p>16928.4</text:p>
          </table:table-cell>
          <table:table-cell table:formula="of:=[.B312]-[.B$8]" office:value-type="float" office:value="842.600000000002" calcext:value-type="float">
            <text:p>842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931.2" calcext:value-type="float">
            <text:p>16931.2</text:p>
          </table:table-cell>
          <table:table-cell table:formula="of:=[.B313]-[.B$8]" office:value-type="float" office:value="845.400000000002" calcext:value-type="float">
            <text:p>845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16934" calcext:value-type="float">
            <text:p>16934</text:p>
          </table:table-cell>
          <table:table-cell table:formula="of:=[.B314]-[.B$8]" office:value-type="float" office:value="848.200000000001" calcext:value-type="float">
            <text:p>848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16936.8" calcext:value-type="float">
            <text:p>16936.8</text:p>
          </table:table-cell>
          <table:table-cell table:formula="of:=[.B315]-[.B$8]" office:value-type="float" office:value="851" calcext:value-type="float">
            <text:p>851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16939.6" calcext:value-type="float">
            <text:p>16939.6</text:p>
          </table:table-cell>
          <table:table-cell table:formula="of:=[.B316]-[.B$8]" office:value-type="float" office:value="853.799999999999" calcext:value-type="float">
            <text:p>853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16942.4" calcext:value-type="float">
            <text:p>16942.4</text:p>
          </table:table-cell>
          <table:table-cell table:formula="of:=[.B317]-[.B$8]" office:value-type="float" office:value="856.600000000002" calcext:value-type="float">
            <text:p>856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16945.1" calcext:value-type="float">
            <text:p>16945.1</text:p>
          </table:table-cell>
          <table:table-cell table:formula="of:=[.B318]-[.B$8]" office:value-type="float" office:value="859.299999999999" calcext:value-type="float">
            <text:p>859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47.9" calcext:value-type="float">
            <text:p>16947.9</text:p>
          </table:table-cell>
          <table:table-cell table:formula="of:=[.B319]-[.B$8]" office:value-type="float" office:value="862.100000000002" calcext:value-type="float">
            <text:p>862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50.7" calcext:value-type="float">
            <text:p>16950.7</text:p>
          </table:table-cell>
          <table:table-cell table:formula="of:=[.B320]-[.B$8]" office:value-type="float" office:value="864.900000000002" calcext:value-type="float">
            <text:p>864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53.5" calcext:value-type="float">
            <text:p>16953.5</text:p>
          </table:table-cell>
          <table:table-cell table:formula="of:=[.B321]-[.B$8]" office:value-type="float" office:value="867.700000000001" calcext:value-type="float">
            <text:p>867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56.3" calcext:value-type="float">
            <text:p>16956.3</text:p>
          </table:table-cell>
          <table:table-cell table:formula="of:=[.B322]-[.B$8]" office:value-type="float" office:value="870.5" calcext:value-type="float">
            <text:p>870.5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59.1" calcext:value-type="float">
            <text:p>16959.1</text:p>
          </table:table-cell>
          <table:table-cell table:formula="of:=[.B323]-[.B$8]" office:value-type="float" office:value="873.299999999999" calcext:value-type="float">
            <text:p>873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62" calcext:value-type="float">
            <text:p>16962</text:p>
          </table:table-cell>
          <table:table-cell table:formula="of:=[.B324]-[.B$8]" office:value-type="float" office:value="876.200000000001" calcext:value-type="float">
            <text:p>876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64.8" calcext:value-type="float">
            <text:p>16964.8</text:p>
          </table:table-cell>
          <table:table-cell table:formula="of:=[.B325]-[.B$8]" office:value-type="float" office:value="879" calcext:value-type="float">
            <text:p>87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67.7" calcext:value-type="float">
            <text:p>16967.7</text:p>
          </table:table-cell>
          <table:table-cell table:formula="of:=[.B326]-[.B$8]" office:value-type="float" office:value="881.900000000002" calcext:value-type="float">
            <text:p>881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70.6" calcext:value-type="float">
            <text:p>16970.6</text:p>
          </table:table-cell>
          <table:table-cell table:formula="of:=[.B327]-[.B$8]" office:value-type="float" office:value="884.799999999999" calcext:value-type="float">
            <text:p>884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73.4" calcext:value-type="float">
            <text:p>16973.4</text:p>
          </table:table-cell>
          <table:table-cell table:formula="of:=[.B328]-[.B$8]" office:value-type="float" office:value="887.600000000002" calcext:value-type="float">
            <text:p>887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76.2" calcext:value-type="float">
            <text:p>16976.2</text:p>
          </table:table-cell>
          <table:table-cell table:formula="of:=[.B329]-[.B$8]" office:value-type="float" office:value="890.400000000002" calcext:value-type="float">
            <text:p>890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79.1" calcext:value-type="float">
            <text:p>16979.1</text:p>
          </table:table-cell>
          <table:table-cell table:formula="of:=[.B330]-[.B$8]" office:value-type="float" office:value="893.299999999999" calcext:value-type="float">
            <text:p>893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81.9" calcext:value-type="float">
            <text:p>16981.9</text:p>
          </table:table-cell>
          <table:table-cell table:formula="of:=[.B331]-[.B$8]" office:value-type="float" office:value="896.100000000002" calcext:value-type="float">
            <text:p>896.1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84.6" calcext:value-type="float">
            <text:p>16984.6</text:p>
          </table:table-cell>
          <table:table-cell table:formula="of:=[.B332]-[.B$8]" office:value-type="float" office:value="898.799999999999" calcext:value-type="float">
            <text:p>898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87.6" calcext:value-type="float">
            <text:p>16987.6</text:p>
          </table:table-cell>
          <table:table-cell table:formula="of:=[.B333]-[.B$8]" office:value-type="float" office:value="901.799999999999" calcext:value-type="float">
            <text:p>901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90.4" calcext:value-type="float">
            <text:p>16990.4</text:p>
          </table:table-cell>
          <table:table-cell table:formula="of:=[.B334]-[.B$8]" office:value-type="float" office:value="904.600000000002" calcext:value-type="float">
            <text:p>904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93.2" calcext:value-type="float">
            <text:p>16993.2</text:p>
          </table:table-cell>
          <table:table-cell table:formula="of:=[.B335]-[.B$8]" office:value-type="float" office:value="907.400000000002" calcext:value-type="float">
            <text:p>907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96" calcext:value-type="float">
            <text:p>16996</text:p>
          </table:table-cell>
          <table:table-cell table:formula="of:=[.B336]-[.B$8]" office:value-type="float" office:value="910.200000000001" calcext:value-type="float">
            <text:p>910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6998.8" calcext:value-type="float">
            <text:p>16998.8</text:p>
          </table:table-cell>
          <table:table-cell table:formula="of:=[.B337]-[.B$8]" office:value-type="float" office:value="913" calcext:value-type="float">
            <text:p>913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01.7" calcext:value-type="float">
            <text:p>17001.7</text:p>
          </table:table-cell>
          <table:table-cell table:formula="of:=[.B338]-[.B$8]" office:value-type="float" office:value="915.900000000002" calcext:value-type="float">
            <text:p>915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04.6" calcext:value-type="float">
            <text:p>17004.6</text:p>
          </table:table-cell>
          <table:table-cell table:formula="of:=[.B339]-[.B$8]" office:value-type="float" office:value="918.799999999999" calcext:value-type="float">
            <text:p>918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07.4" calcext:value-type="float">
            <text:p>17007.4</text:p>
          </table:table-cell>
          <table:table-cell table:formula="of:=[.B340]-[.B$8]" office:value-type="float" office:value="921.600000000002" calcext:value-type="float">
            <text:p>921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10.2" calcext:value-type="float">
            <text:p>17010.2</text:p>
          </table:table-cell>
          <table:table-cell table:formula="of:=[.B341]-[.B$8]" office:value-type="float" office:value="924.400000000002" calcext:value-type="float">
            <text:p>924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13" calcext:value-type="float">
            <text:p>17013</text:p>
          </table:table-cell>
          <table:table-cell table:formula="of:=[.B342]-[.B$8]" office:value-type="float" office:value="927.200000000001" calcext:value-type="float">
            <text:p>927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15.8" calcext:value-type="float">
            <text:p>17015.8</text:p>
          </table:table-cell>
          <table:table-cell table:formula="of:=[.B343]-[.B$8]" office:value-type="float" office:value="930" calcext:value-type="float">
            <text:p>930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18.6" calcext:value-type="float">
            <text:p>17018.6</text:p>
          </table:table-cell>
          <table:table-cell table:formula="of:=[.B344]-[.B$8]" office:value-type="float" office:value="932.799999999999" calcext:value-type="float">
            <text:p>932.7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21.5" calcext:value-type="float">
            <text:p>17021.5</text:p>
          </table:table-cell>
          <table:table-cell table:formula="of:=[.B345]-[.B$8]" office:value-type="float" office:value="935.700000000001" calcext:value-type="float">
            <text:p>935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24.3" calcext:value-type="float">
            <text:p>17024.3</text:p>
          </table:table-cell>
          <table:table-cell table:formula="of:=[.B346]-[.B$8]" office:value-type="float" office:value="938.5" calcext:value-type="float">
            <text:p>938.5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27.1" calcext:value-type="float">
            <text:p>17027.1</text:p>
          </table:table-cell>
          <table:table-cell table:formula="of:=[.B347]-[.B$8]" office:value-type="float" office:value="941.299999999999" calcext:value-type="float">
            <text:p>941.2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30" calcext:value-type="float">
            <text:p>17030</text:p>
          </table:table-cell>
          <table:table-cell table:formula="of:=[.B348]-[.B$8]" office:value-type="float" office:value="944.200000000001" calcext:value-type="float">
            <text:p>944.2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32.7" calcext:value-type="float">
            <text:p>17032.7</text:p>
          </table:table-cell>
          <table:table-cell table:formula="of:=[.B349]-[.B$8]" office:value-type="float" office:value="946.900000000002" calcext:value-type="float">
            <text:p>946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35.5" calcext:value-type="float">
            <text:p>17035.5</text:p>
          </table:table-cell>
          <table:table-cell table:formula="of:=[.B350]-[.B$8]" office:value-type="float" office:value="949.700000000001" calcext:value-type="float">
            <text:p>949.7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17038.4" calcext:value-type="float">
            <text:p>17038.4</text:p>
          </table:table-cell>
          <table:table-cell table:formula="of:=[.B351]-[.B$8]" office:value-type="float" office:value="952.600000000002" calcext:value-type="float">
            <text:p>952.6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</table:table>
      <table:table table:name="Tfv vor Pumpe geklebt" table:style-name="ta1">
        <table:shapes>
          <draw:frame draw:z-index="0" draw:style-name="gr1" draw:text-style-name="P1" svg:width="31.567cm" svg:height="15.138cm" svg:x="12.503cm" svg:y="2.687cm">
            <draw:object draw:notify-on-update-of-ranges="'Tfv vor Pumpe geklebt'.C9:'Tfv vor Pumpe geklebt'.C1351 'Tfv vor Pumpe geklebt'.D9:'Tfv vor Pumpe geklebt'.D1351 'Tfv vor Pumpe geklebt'.C9:'Tfv vor Pumpe geklebt'.C1351 'Tfv vor Pumpe geklebt'.E9:'Tfv vor Pumpe geklebt'.E13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1" draw:name="Form 1" draw:style-name="gr4" draw:text-style-name="P1" svg:width="4.111cm" svg:height="4.967cm" svg:x="20.981cm" svg:y="10.04cm">
            <text:p/>
            <draw:enhanced-geometry svg:viewBox="0 0 21600 21600" draw:type="rectangle" draw:enhanced-path="M 0 0 L 21600 0 21600 21600 0 21600 0 0 Z N"/>
          </draw:custom-shape>
          <draw:frame draw:z-index="2" draw:name="Textrahmen 1" draw:style-name="gr3" draw:text-style-name="P2" svg:width="1.789cm" svg:height="0.644cm" svg:x="22.471cm" svg:y="8.989cm">
            <draw:text-box>
              <text:p><text:span text:style-name="T1">t=90s</text:span></text:p>
            </draw:text-box>
          </draw:frame>
        </table:shapes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stellwert 100</text:p>
          </table:table-cell>
          <table:table-cell office:value-type="string" calcext:value-type="string">
            <text:p>Tfv_C</text:p>
          </table:table-cell>
        </table:table-row>
        <table:table-row table:style-name="ro1">
          <table:table-cell/>
          <table:table-cell table:formula="of:=[.B9]" office:value-type="float" office:value="65379.6" calcext:value-type="float">
            <text:p>65379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379.6" calcext:value-type="float">
            <text:p>65379.6</text:p>
          </table:table-cell>
          <table:table-cell table:formula="of:=[.B9]-[.B$8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/>
          <table:table-cell office:value-type="float" office:value="65382.4" calcext:value-type="float">
            <text:p>65382.4</text:p>
          </table:table-cell>
          <table:table-cell table:formula="of:=[.B10]-[.B$8]" office:value-type="float" office:value="2.80000000000291" calcext:value-type="float">
            <text:p>2.80000000000291</text:p>
          </table:table-cell>
          <table:table-cell office:value-type="float" office:value="60" calcext:value-type="float">
            <text:p>60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/>
          <table:table-cell office:value-type="float" office:value="65385.2" calcext:value-type="float">
            <text:p>65385.2</text:p>
          </table:table-cell>
          <table:table-cell table:formula="of:=[.B11]-[.B$8]" office:value-type="float" office:value="5.59999999999855" calcext:value-type="float">
            <text:p>5.59999999999855</text:p>
          </table:table-cell>
          <table:table-cell office:value-type="float" office:value="60" calcext:value-type="float">
            <text:p>60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/>
          <table:table-cell office:value-type="float" office:value="65388" calcext:value-type="float">
            <text:p>65388</text:p>
          </table:table-cell>
          <table:table-cell table:formula="of:=[.B12]-[.B$8]" office:value-type="float" office:value="8.40000000000146" calcext:value-type="float">
            <text:p>8.40000000000146</text:p>
          </table:table-cell>
          <table:table-cell office:value-type="float" office:value="60" calcext:value-type="float">
            <text:p>60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/>
          <table:table-cell office:value-type="float" office:value="65390.8" calcext:value-type="float">
            <text:p>65390.8</text:p>
          </table:table-cell>
          <table:table-cell table:formula="of:=[.B13]-[.B$8]" office:value-type="float" office:value="11.2000000000044" calcext:value-type="float">
            <text:p>11.2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/>
          <table:table-cell office:value-type="float" office:value="65393.6" calcext:value-type="float">
            <text:p>65393.6</text:p>
          </table:table-cell>
          <table:table-cell table:formula="of:=[.B14]-[.B$8]"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5396.4" calcext:value-type="float">
            <text:p>65396.4</text:p>
          </table:table-cell>
          <table:table-cell table:formula="of:=[.B15]-[.B$8]" office:value-type="float" office:value="16.8000000000029" calcext:value-type="float">
            <text:p>16.8000000000029</text:p>
          </table:table-cell>
          <table:table-cell office:value-type="float" office:value="60" calcext:value-type="float">
            <text:p>60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/>
          <table:table-cell office:value-type="float" office:value="65399.2" calcext:value-type="float">
            <text:p>65399.2</text:p>
          </table:table-cell>
          <table:table-cell table:formula="of:=[.B16]-[.B$8]" office:value-type="float" office:value="19.5999999999985" calcext:value-type="float">
            <text:p>19.5999999999985</text:p>
          </table:table-cell>
          <table:table-cell office:value-type="float" office:value="60" calcext:value-type="float">
            <text:p>60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/>
          <table:table-cell office:value-type="float" office:value="65402" calcext:value-type="float">
            <text:p>65402</text:p>
          </table:table-cell>
          <table:table-cell table:formula="of:=[.B17]-[.B$8]" office:value-type="float" office:value="22.4000000000015" calcext:value-type="float">
            <text:p>22.4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/>
          <table:table-cell office:value-type="float" office:value="65404.8" calcext:value-type="float">
            <text:p>65404.8</text:p>
          </table:table-cell>
          <table:table-cell table:formula="of:=[.B18]-[.B$8]" office:value-type="float" office:value="25.2000000000044" calcext:value-type="float">
            <text:p>25.2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/>
          <table:table-cell office:value-type="float" office:value="65407.5" calcext:value-type="float">
            <text:p>65407.5</text:p>
          </table:table-cell>
          <table:table-cell table:formula="of:=[.B19]-[.B$8]" office:value-type="float" office:value="27.9000000000015" calcext:value-type="float">
            <text:p>27.9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/>
          <table:table-cell office:value-type="float" office:value="65410.3" calcext:value-type="float">
            <text:p>65410.3</text:p>
          </table:table-cell>
          <table:table-cell table:formula="of:=[.B20]-[.B$8]" office:value-type="float" office:value="30.7000000000044" calcext:value-type="float">
            <text:p>30.7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/>
          <table:table-cell office:value-type="float" office:value="65413.1" calcext:value-type="float">
            <text:p>65413.1</text:p>
          </table:table-cell>
          <table:table-cell table:formula="of:=[.B21]-[.B$8]" office:value-type="float" office:value="33.5" calcext:value-type="float">
            <text:p>33.5</text:p>
          </table:table-cell>
          <table:table-cell office:value-type="float" office:value="60" calcext:value-type="float">
            <text:p>60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/>
          <table:table-cell office:value-type="float" office:value="65415.9" calcext:value-type="float">
            <text:p>65415.9</text:p>
          </table:table-cell>
          <table:table-cell table:formula="of:=[.B22]-[.B$8]" office:value-type="float" office:value="36.3000000000029" calcext:value-type="float">
            <text:p>36.3000000000029</text:p>
          </table:table-cell>
          <table:table-cell office:value-type="float" office:value="60" calcext:value-type="float">
            <text:p>60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/>
          <table:table-cell office:value-type="float" office:value="65418.8" calcext:value-type="float">
            <text:p>65418.8</text:p>
          </table:table-cell>
          <table:table-cell table:formula="of:=[.B23]-[.B$8]" office:value-type="float" office:value="39.2000000000044" calcext:value-type="float">
            <text:p>39.2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/>
          <table:table-cell office:value-type="float" office:value="65421.5" calcext:value-type="float">
            <text:p>65421.5</text:p>
          </table:table-cell>
          <table:table-cell table:formula="of:=[.B24]-[.B$8]" office:value-type="float" office:value="41.9000000000015" calcext:value-type="float">
            <text:p>41.9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/>
          <table:table-cell office:value-type="float" office:value="65424.3" calcext:value-type="float">
            <text:p>65424.3</text:p>
          </table:table-cell>
          <table:table-cell table:formula="of:=[.B25]-[.B$8]" office:value-type="float" office:value="44.7000000000044" calcext:value-type="float">
            <text:p>44.7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/>
          <table:table-cell office:value-type="float" office:value="65427.1" calcext:value-type="float">
            <text:p>65427.1</text:p>
          </table:table-cell>
          <table:table-cell table:formula="of:=[.B26]-[.B$8]" office:value-type="float" office:value="47.5" calcext:value-type="float">
            <text:p>47.5</text:p>
          </table:table-cell>
          <table:table-cell office:value-type="float" office:value="60" calcext:value-type="float">
            <text:p>60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/>
          <table:table-cell office:value-type="float" office:value="65429.9" calcext:value-type="float">
            <text:p>65429.9</text:p>
          </table:table-cell>
          <table:table-cell table:formula="of:=[.B27]-[.B$8]" office:value-type="float" office:value="50.3000000000029" calcext:value-type="float">
            <text:p>50.3000000000029</text:p>
          </table:table-cell>
          <table:table-cell office:value-type="float" office:value="60" calcext:value-type="float">
            <text:p>60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/>
          <table:table-cell office:value-type="float" office:value="65432.8" calcext:value-type="float">
            <text:p>65432.8</text:p>
          </table:table-cell>
          <table:table-cell table:formula="of:=[.B28]-[.B$8]" office:value-type="float" office:value="53.2000000000044" calcext:value-type="float">
            <text:p>53.2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65435.6" calcext:value-type="float">
            <text:p>65435.6</text:p>
          </table:table-cell>
          <table:table-cell table:formula="of:=[.B29]-[.B$8]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/>
          <table:table-cell office:value-type="float" office:value="65438.4" calcext:value-type="float">
            <text:p>65438.4</text:p>
          </table:table-cell>
          <table:table-cell table:formula="of:=[.B30]-[.B$8]" office:value-type="float" office:value="58.8000000000029" calcext:value-type="float">
            <text:p>58.8000000000029</text:p>
          </table:table-cell>
          <table:table-cell office:value-type="float" office:value="60" calcext:value-type="float">
            <text:p>60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/>
          <table:table-cell office:value-type="float" office:value="65441.3" calcext:value-type="float">
            <text:p>65441.3</text:p>
          </table:table-cell>
          <table:table-cell table:formula="of:=[.B31]-[.B$8]" office:value-type="float" office:value="61.7000000000044" calcext:value-type="float">
            <text:p>61.7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/>
          <table:table-cell office:value-type="float" office:value="65444.1" calcext:value-type="float">
            <text:p>65444.1</text:p>
          </table:table-cell>
          <table:table-cell table:formula="of:=[.B32]-[.B$8]" office:value-type="float" office:value="64.5" calcext:value-type="float">
            <text:p>64.5</text:p>
          </table:table-cell>
          <table:table-cell office:value-type="float" office:value="60" calcext:value-type="float">
            <text:p>60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/>
          <table:table-cell office:value-type="float" office:value="65446.9" calcext:value-type="float">
            <text:p>65446.9</text:p>
          </table:table-cell>
          <table:table-cell table:formula="of:=[.B33]-[.B$8]" office:value-type="float" office:value="67.3000000000029" calcext:value-type="float">
            <text:p>67.3000000000029</text:p>
          </table:table-cell>
          <table:table-cell office:value-type="float" office:value="60" calcext:value-type="float">
            <text:p>60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/>
          <table:table-cell office:value-type="float" office:value="65449.7" calcext:value-type="float">
            <text:p>65449.7</text:p>
          </table:table-cell>
          <table:table-cell table:formula="of:=[.B34]-[.B$8]" office:value-type="float" office:value="70.0999999999985" calcext:value-type="float">
            <text:p>70.0999999999985</text:p>
          </table:table-cell>
          <table:table-cell office:value-type="float" office:value="60" calcext:value-type="float">
            <text:p>60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/>
          <table:table-cell office:value-type="float" office:value="65452.4" calcext:value-type="float">
            <text:p>65452.4</text:p>
          </table:table-cell>
          <table:table-cell table:formula="of:=[.B35]-[.B$8]" office:value-type="float" office:value="72.8000000000029" calcext:value-type="float">
            <text:p>72.8000000000029</text:p>
          </table:table-cell>
          <table:table-cell office:value-type="float" office:value="60" calcext:value-type="float">
            <text:p>60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/>
          <table:table-cell office:value-type="float" office:value="65455.2" calcext:value-type="float">
            <text:p>65455.2</text:p>
          </table:table-cell>
          <table:table-cell table:formula="of:=[.B36]-[.B$8]" office:value-type="float" office:value="75.5999999999985" calcext:value-type="float">
            <text:p>75.5999999999985</text:p>
          </table:table-cell>
          <table:table-cell office:value-type="float" office:value="60" calcext:value-type="float">
            <text:p>60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/>
          <table:table-cell office:value-type="float" office:value="65458" calcext:value-type="float">
            <text:p>65458</text:p>
          </table:table-cell>
          <table:table-cell table:formula="of:=[.B37]-[.B$8]" office:value-type="float" office:value="78.4000000000015" calcext:value-type="float">
            <text:p>78.4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/>
          <table:table-cell office:value-type="float" office:value="65460.8" calcext:value-type="float">
            <text:p>65460.8</text:p>
          </table:table-cell>
          <table:table-cell table:formula="of:=[.B38]-[.B$8]" office:value-type="float" office:value="81.2000000000044" calcext:value-type="float">
            <text:p>81.2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/>
          <table:table-cell office:value-type="float" office:value="65463.7" calcext:value-type="float">
            <text:p>65463.7</text:p>
          </table:table-cell>
          <table:table-cell table:formula="of:=[.B39]-[.B$8]" office:value-type="float" office:value="84.0999999999985" calcext:value-type="float">
            <text:p>84.0999999999985</text:p>
          </table:table-cell>
          <table:table-cell office:value-type="float" office:value="60" calcext:value-type="float">
            <text:p>60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/>
          <table:table-cell office:value-type="float" office:value="65466.5" calcext:value-type="float">
            <text:p>65466.5</text:p>
          </table:table-cell>
          <table:table-cell table:formula="of:=[.B40]-[.B$8]" office:value-type="float" office:value="86.9000000000015" calcext:value-type="float">
            <text:p>86.9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/>
          <table:table-cell office:value-type="float" office:value="65469.3" calcext:value-type="float">
            <text:p>65469.3</text:p>
          </table:table-cell>
          <table:table-cell table:formula="of:=[.B41]-[.B$8]" office:value-type="float" office:value="89.7000000000044" calcext:value-type="float">
            <text:p>89.7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/>
          <table:table-cell office:value-type="float" office:value="65472" calcext:value-type="float">
            <text:p>65472</text:p>
          </table:table-cell>
          <table:table-cell table:formula="of:=[.B42]-[.B$8]" office:value-type="float" office:value="92.4000000000015" calcext:value-type="float">
            <text:p>92.4000000000015</text:p>
          </table:table-cell>
          <table:table-cell office:value-type="float" office:value="60" calcext:value-type="float">
            <text:p>60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/>
          <table:table-cell office:value-type="float" office:value="65474.8" calcext:value-type="float">
            <text:p>65474.8</text:p>
          </table:table-cell>
          <table:table-cell table:formula="of:=[.B43]-[.B$8]" office:value-type="float" office:value="95.2000000000044" calcext:value-type="float">
            <text:p>95.2000000000044</text:p>
          </table:table-cell>
          <table:table-cell office:value-type="float" office:value="60" calcext:value-type="float">
            <text:p>6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/>
          <table:table-cell office:value-type="float" office:value="65477.6" calcext:value-type="float">
            <text:p>65477.6</text:p>
          </table:table-cell>
          <table:table-cell table:formula="of:=[.B44]-[.B$8]"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/>
          <table:table-cell office:value-type="float" office:value="65480.4" calcext:value-type="float">
            <text:p>65480.4</text:p>
          </table:table-cell>
          <table:table-cell table:formula="of:=[.B45]-[.B$8]" office:value-type="float" office:value="100.800000000003" calcext:value-type="float">
            <text:p>100.800000000003</text:p>
          </table:table-cell>
          <table:table-cell office:value-type="float" office:value="60" calcext:value-type="float">
            <text:p>6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/>
          <table:table-cell office:value-type="float" office:value="65483.2" calcext:value-type="float">
            <text:p>65483.2</text:p>
          </table:table-cell>
          <table:table-cell table:formula="of:=[.B46]-[.B$8]" office:value-type="float" office:value="103.599999999999" calcext:value-type="float">
            <text:p>103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/>
          <table:table-cell office:value-type="float" office:value="65486" calcext:value-type="float">
            <text:p>65486</text:p>
          </table:table-cell>
          <table:table-cell table:formula="of:=[.B47]-[.B$8]" office:value-type="float" office:value="106.400000000001" calcext:value-type="float">
            <text:p>106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/>
          <table:table-cell office:value-type="float" office:value="65488.8" calcext:value-type="float">
            <text:p>65488.8</text:p>
          </table:table-cell>
          <table:table-cell table:formula="of:=[.B48]-[.B$8]" office:value-type="float" office:value="109.200000000004" calcext:value-type="float">
            <text:p>109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/>
          <table:table-cell office:value-type="float" office:value="65491.6" calcext:value-type="float">
            <text:p>65491.6</text:p>
          </table:table-cell>
          <table:table-cell table:formula="of:=[.B49]-[.B$8]"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/>
          <table:table-cell office:value-type="float" office:value="65494.4" calcext:value-type="float">
            <text:p>65494.4</text:p>
          </table:table-cell>
          <table:table-cell table:formula="of:=[.B50]-[.B$8]" office:value-type="float" office:value="114.800000000003" calcext:value-type="float">
            <text:p>114.800000000003</text:p>
          </table:table-cell>
          <table:table-cell office:value-type="float" office:value="60" calcext:value-type="float">
            <text:p>60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/>
          <table:table-cell office:value-type="float" office:value="65497.2" calcext:value-type="float">
            <text:p>65497.2</text:p>
          </table:table-cell>
          <table:table-cell table:formula="of:=[.B51]-[.B$8]" office:value-type="float" office:value="117.599999999999" calcext:value-type="float">
            <text:p>117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/>
          <table:table-cell office:value-type="float" office:value="65500" calcext:value-type="float">
            <text:p>65500</text:p>
          </table:table-cell>
          <table:table-cell table:formula="of:=[.B52]-[.B$8]" office:value-type="float" office:value="120.400000000001" calcext:value-type="float">
            <text:p>120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/>
          <table:table-cell office:value-type="float" office:value="65502.9" calcext:value-type="float">
            <text:p>65502.9</text:p>
          </table:table-cell>
          <table:table-cell table:formula="of:=[.B53]-[.B$8]" office:value-type="float" office:value="123.300000000003" calcext:value-type="float">
            <text:p>123.300000000003</text:p>
          </table:table-cell>
          <table:table-cell office:value-type="float" office:value="40" calcext:value-type="float">
            <text:p>40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/>
          <table:table-cell office:value-type="float" office:value="65505.8" calcext:value-type="float">
            <text:p>65505.8</text:p>
          </table:table-cell>
          <table:table-cell table:formula="of:=[.B54]-[.B$8]" office:value-type="float" office:value="126.200000000004" calcext:value-type="float">
            <text:p>126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/>
          <table:table-cell office:value-type="float" office:value="65508.7" calcext:value-type="float">
            <text:p>65508.7</text:p>
          </table:table-cell>
          <table:table-cell table:formula="of:=[.B55]-[.B$8]" office:value-type="float" office:value="129.099999999999" calcext:value-type="float">
            <text:p>129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/>
          <table:table-cell office:value-type="float" office:value="65511.6" calcext:value-type="float">
            <text:p>65511.6</text:p>
          </table:table-cell>
          <table:table-cell table:formula="of:=[.B56]-[.B$8]"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/>
          <table:table-cell office:value-type="float" office:value="65514.3" calcext:value-type="float">
            <text:p>65514.3</text:p>
          </table:table-cell>
          <table:table-cell table:formula="of:=[.B57]-[.B$8]" office:value-type="float" office:value="134.700000000004" calcext:value-type="float">
            <text:p>134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/>
          <table:table-cell office:value-type="float" office:value="65517.1" calcext:value-type="float">
            <text:p>65517.1</text:p>
          </table:table-cell>
          <table:table-cell table:formula="of:=[.B58]-[.B$8]" office:value-type="float" office:value="137.5" calcext:value-type="float">
            <text:p>137.5</text:p>
          </table:table-cell>
          <table:table-cell office:value-type="float" office:value="40" calcext:value-type="float">
            <text:p>4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/>
          <table:table-cell office:value-type="float" office:value="65520" calcext:value-type="float">
            <text:p>65520</text:p>
          </table:table-cell>
          <table:table-cell table:formula="of:=[.B59]-[.B$8]" office:value-type="float" office:value="140.400000000001" calcext:value-type="float">
            <text:p>140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/>
          <table:table-cell office:value-type="float" office:value="65522.9" calcext:value-type="float">
            <text:p>65522.9</text:p>
          </table:table-cell>
          <table:table-cell table:formula="of:=[.B60]-[.B$8]" office:value-type="float" office:value="143.300000000003" calcext:value-type="float">
            <text:p>143.300000000003</text:p>
          </table:table-cell>
          <table:table-cell office:value-type="float" office:value="40" calcext:value-type="float">
            <text:p>40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/>
          <table:table-cell office:value-type="float" office:value="65525.8" calcext:value-type="float">
            <text:p>65525.8</text:p>
          </table:table-cell>
          <table:table-cell table:formula="of:=[.B61]-[.B$8]" office:value-type="float" office:value="146.200000000004" calcext:value-type="float">
            <text:p>146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/>
          <table:table-cell office:value-type="float" office:value="65528.7" calcext:value-type="float">
            <text:p>65528.7</text:p>
          </table:table-cell>
          <table:table-cell table:formula="of:=[.B62]-[.B$8]" office:value-type="float" office:value="149.099999999999" calcext:value-type="float">
            <text:p>149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/>
          <table:table-cell office:value-type="float" office:value="65531.5" calcext:value-type="float">
            <text:p>65531.5</text:p>
          </table:table-cell>
          <table:table-cell table:formula="of:=[.B63]-[.B$8]" office:value-type="float" office:value="151.900000000001" calcext:value-type="float">
            <text:p>151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/>
          <table:table-cell office:value-type="float" office:value="65534.3" calcext:value-type="float">
            <text:p>65534.3</text:p>
          </table:table-cell>
          <table:table-cell table:formula="of:=[.B64]-[.B$8]" office:value-type="float" office:value="154.700000000004" calcext:value-type="float">
            <text:p>154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/>
          <table:table-cell office:value-type="float" office:value="65537.1" calcext:value-type="float">
            <text:p>65537.1</text:p>
          </table:table-cell>
          <table:table-cell table:formula="of:=[.B65]-[.B$8]" office:value-type="float" office:value="157.500000000007" calcext:value-type="float">
            <text:p>157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/>
          <table:table-cell office:value-type="float" office:value="65540" calcext:value-type="float">
            <text:p>65540</text:p>
          </table:table-cell>
          <table:table-cell table:formula="of:=[.B66]-[.B$8]" office:value-type="float" office:value="160.400000000001" calcext:value-type="float">
            <text:p>160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65542.8" calcext:value-type="float">
            <text:p>65542.8</text:p>
          </table:table-cell>
          <table:table-cell table:formula="of:=[.B67]-[.B$8]" office:value-type="float" office:value="163.200000000004" calcext:value-type="float">
            <text:p>163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/>
          <table:table-cell office:value-type="float" office:value="65545.6" calcext:value-type="float">
            <text:p>65545.6</text:p>
          </table:table-cell>
          <table:table-cell table:formula="of:=[.B68]-[.B$8]" office:value-type="float" office:value="166.000000000007" calcext:value-type="float">
            <text:p>166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/>
          <table:table-cell office:value-type="float" office:value="65548.5" calcext:value-type="float">
            <text:p>65548.5</text:p>
          </table:table-cell>
          <table:table-cell table:formula="of:=[.B69]-[.B$8]" office:value-type="float" office:value="168.900000000001" calcext:value-type="float">
            <text:p>168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/>
          <table:table-cell office:value-type="float" office:value="65551.4" calcext:value-type="float">
            <text:p>65551.4</text:p>
          </table:table-cell>
          <table:table-cell table:formula="of:=[.B70]-[.B$8]" office:value-type="float" office:value="171.799999999996" calcext:value-type="float">
            <text:p>171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/>
          <table:table-cell office:value-type="float" office:value="65554.2" calcext:value-type="float">
            <text:p>65554.2</text:p>
          </table:table-cell>
          <table:table-cell table:formula="of:=[.B71]-[.B$8]" office:value-type="float" office:value="174.599999999999" calcext:value-type="float">
            <text:p>174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/>
          <table:table-cell office:value-type="float" office:value="65556.9" calcext:value-type="float">
            <text:p>65556.9</text:p>
          </table:table-cell>
          <table:table-cell table:formula="of:=[.B72]-[.B$8]" office:value-type="float" office:value="177.299999999996" calcext:value-type="float">
            <text:p>177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/>
          <table:table-cell office:value-type="float" office:value="65559.8" calcext:value-type="float">
            <text:p>65559.8</text:p>
          </table:table-cell>
          <table:table-cell table:formula="of:=[.B73]-[.B$8]" office:value-type="float" office:value="180.200000000004" calcext:value-type="float">
            <text:p>180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65562.5" calcext:value-type="float">
            <text:p>65562.5</text:p>
          </table:table-cell>
          <table:table-cell table:formula="of:=[.B74]-[.B$8]" office:value-type="float" office:value="182.900000000001" calcext:value-type="float">
            <text:p>182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65565.4" calcext:value-type="float">
            <text:p>65565.4</text:p>
          </table:table-cell>
          <table:table-cell table:formula="of:=[.B75]-[.B$8]" office:value-type="float" office:value="185.799999999996" calcext:value-type="float">
            <text:p>185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65568.2" calcext:value-type="float">
            <text:p>65568.2</text:p>
          </table:table-cell>
          <table:table-cell table:formula="of:=[.B76]-[.B$8]" office:value-type="float" office:value="188.599999999999" calcext:value-type="float">
            <text:p>188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/>
          <table:table-cell office:value-type="float" office:value="65571" calcext:value-type="float">
            <text:p>65571</text:p>
          </table:table-cell>
          <table:table-cell table:formula="of:=[.B77]-[.B$8]" office:value-type="float" office:value="191.400000000001" calcext:value-type="float">
            <text:p>191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/>
          <table:table-cell office:value-type="float" office:value="65573.8" calcext:value-type="float">
            <text:p>65573.8</text:p>
          </table:table-cell>
          <table:table-cell table:formula="of:=[.B78]-[.B$8]" office:value-type="float" office:value="194.200000000004" calcext:value-type="float">
            <text:p>194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office:value-type="float" office:value="65576.6" calcext:value-type="float">
            <text:p>65576.6</text:p>
          </table:table-cell>
          <table:table-cell table:formula="of:=[.B79]-[.B$8]" office:value-type="float" office:value="197.000000000007" calcext:value-type="float">
            <text:p>197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office:value-type="float" office:value="65579.5" calcext:value-type="float">
            <text:p>65579.5</text:p>
          </table:table-cell>
          <table:table-cell table:formula="of:=[.B80]-[.B$8]" office:value-type="float" office:value="199.900000000001" calcext:value-type="float">
            <text:p>199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/>
          <table:table-cell office:value-type="float" office:value="65582.4" calcext:value-type="float">
            <text:p>65582.4</text:p>
          </table:table-cell>
          <table:table-cell table:formula="of:=[.B81]-[.B$8]" office:value-type="float" office:value="202.799999999996" calcext:value-type="float">
            <text:p>202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/>
          <table:table-cell office:value-type="float" office:value="65585.3" calcext:value-type="float">
            <text:p>65585.3</text:p>
          </table:table-cell>
          <table:table-cell table:formula="of:=[.B82]-[.B$8]" office:value-type="float" office:value="205.700000000004" calcext:value-type="float">
            <text:p>205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/>
          <table:table-cell office:value-type="float" office:value="65588.2" calcext:value-type="float">
            <text:p>65588.2</text:p>
          </table:table-cell>
          <table:table-cell table:formula="of:=[.B83]-[.B$8]" office:value-type="float" office:value="208.599999999999" calcext:value-type="float">
            <text:p>208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/>
          <table:table-cell office:value-type="float" office:value="65591.1" calcext:value-type="float">
            <text:p>65591.1</text:p>
          </table:table-cell>
          <table:table-cell table:formula="of:=[.B84]-[.B$8]" office:value-type="float" office:value="211.500000000007" calcext:value-type="float">
            <text:p>211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/>
          <table:table-cell office:value-type="float" office:value="65593.9" calcext:value-type="float">
            <text:p>65593.9</text:p>
          </table:table-cell>
          <table:table-cell table:formula="of:=[.B85]-[.B$8]" office:value-type="float" office:value="214.299999999996" calcext:value-type="float">
            <text:p>214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/>
          <table:table-cell office:value-type="float" office:value="65596.7" calcext:value-type="float">
            <text:p>65596.7</text:p>
          </table:table-cell>
          <table:table-cell table:formula="of:=[.B86]-[.B$8]" office:value-type="float" office:value="217.099999999999" calcext:value-type="float">
            <text:p>217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/>
          <table:table-cell office:value-type="float" office:value="65599.5" calcext:value-type="float">
            <text:p>65599.5</text:p>
          </table:table-cell>
          <table:table-cell table:formula="of:=[.B87]-[.B$8]" office:value-type="float" office:value="219.900000000001" calcext:value-type="float">
            <text:p>219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/>
          <table:table-cell office:value-type="float" office:value="65602.4" calcext:value-type="float">
            <text:p>65602.4</text:p>
          </table:table-cell>
          <table:table-cell table:formula="of:=[.B88]-[.B$8]" office:value-type="float" office:value="222.799999999996" calcext:value-type="float">
            <text:p>222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/>
          <table:table-cell office:value-type="float" office:value="65605.2" calcext:value-type="float">
            <text:p>65605.2</text:p>
          </table:table-cell>
          <table:table-cell table:formula="of:=[.B89]-[.B$8]" office:value-type="float" office:value="225.599999999999" calcext:value-type="float">
            <text:p>225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/>
          <table:table-cell office:value-type="float" office:value="65608" calcext:value-type="float">
            <text:p>65608</text:p>
          </table:table-cell>
          <table:table-cell table:formula="of:=[.B90]-[.B$8]" office:value-type="float" office:value="228.400000000001" calcext:value-type="float">
            <text:p>228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/>
          <table:table-cell office:value-type="float" office:value="65610.9" calcext:value-type="float">
            <text:p>65610.9</text:p>
          </table:table-cell>
          <table:table-cell table:formula="of:=[.B91]-[.B$8]" office:value-type="float" office:value="231.299999999996" calcext:value-type="float">
            <text:p>231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613.8" calcext:value-type="float">
            <text:p>65613.8</text:p>
          </table:table-cell>
          <table:table-cell table:formula="of:=[.B92]-[.B$8]" office:value-type="float" office:value="234.200000000004" calcext:value-type="float">
            <text:p>234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616.5" calcext:value-type="float">
            <text:p>65616.5</text:p>
          </table:table-cell>
          <table:table-cell table:formula="of:=[.B93]-[.B$8]" office:value-type="float" office:value="236.900000000001" calcext:value-type="float">
            <text:p>236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619.3" calcext:value-type="float">
            <text:p>65619.3</text:p>
          </table:table-cell>
          <table:table-cell table:formula="of:=[.B94]-[.B$8]" office:value-type="float" office:value="239.700000000004" calcext:value-type="float">
            <text:p>239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622.2" calcext:value-type="float">
            <text:p>65622.2</text:p>
          </table:table-cell>
          <table:table-cell table:formula="of:=[.B95]-[.B$8]" office:value-type="float" office:value="242.599999999999" calcext:value-type="float">
            <text:p>242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625.1" calcext:value-type="float">
            <text:p>65625.1</text:p>
          </table:table-cell>
          <table:table-cell table:formula="of:=[.B96]-[.B$8]" office:value-type="float" office:value="245.500000000007" calcext:value-type="float">
            <text:p>245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628" calcext:value-type="float">
            <text:p>65628</text:p>
          </table:table-cell>
          <table:table-cell table:formula="of:=[.B97]-[.B$8]" office:value-type="float" office:value="248.400000000001" calcext:value-type="float">
            <text:p>248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630.8" calcext:value-type="float">
            <text:p>65630.8</text:p>
          </table:table-cell>
          <table:table-cell table:formula="of:=[.B98]-[.B$8]" office:value-type="float" office:value="251.200000000004" calcext:value-type="float">
            <text:p>251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65633.5" calcext:value-type="float">
            <text:p>65633.5</text:p>
          </table:table-cell>
          <table:table-cell table:formula="of:=[.B99]-[.B$8]" office:value-type="float" office:value="253.900000000001" calcext:value-type="float">
            <text:p>253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65636.4" calcext:value-type="float">
            <text:p>65636.4</text:p>
          </table:table-cell>
          <table:table-cell table:formula="of:=[.B100]-[.B$8]" office:value-type="float" office:value="256.799999999996" calcext:value-type="float">
            <text:p>256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639.3" calcext:value-type="float">
            <text:p>65639.3</text:p>
          </table:table-cell>
          <table:table-cell table:formula="of:=[.B101]-[.B$8]" office:value-type="float" office:value="259.700000000004" calcext:value-type="float">
            <text:p>259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642.1" calcext:value-type="float">
            <text:p>65642.1</text:p>
          </table:table-cell>
          <table:table-cell table:formula="of:=[.B102]-[.B$8]" office:value-type="float" office:value="262.500000000007" calcext:value-type="float">
            <text:p>262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644.9" calcext:value-type="float">
            <text:p>65644.9</text:p>
          </table:table-cell>
          <table:table-cell table:formula="of:=[.B103]-[.B$8]" office:value-type="float" office:value="265.299999999996" calcext:value-type="float">
            <text:p>265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647.8" calcext:value-type="float">
            <text:p>65647.8</text:p>
          </table:table-cell>
          <table:table-cell table:formula="of:=[.B104]-[.B$8]" office:value-type="float" office:value="268.200000000004" calcext:value-type="float">
            <text:p>268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/>
          <table:table-cell office:value-type="float" office:value="65650.7" calcext:value-type="float">
            <text:p>65650.7</text:p>
          </table:table-cell>
          <table:table-cell table:formula="of:=[.B105]-[.B$8]" office:value-type="float" office:value="271.099999999999" calcext:value-type="float">
            <text:p>271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65653.6" calcext:value-type="float">
            <text:p>65653.6</text:p>
          </table:table-cell>
          <table:table-cell table:formula="of:=[.B106]-[.B$8]" office:value-type="float" office:value="274.000000000007" calcext:value-type="float">
            <text:p>274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65656.4" calcext:value-type="float">
            <text:p>65656.4</text:p>
          </table:table-cell>
          <table:table-cell table:formula="of:=[.B107]-[.B$8]" office:value-type="float" office:value="276.799999999996" calcext:value-type="float">
            <text:p>276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65659.3" calcext:value-type="float">
            <text:p>65659.3</text:p>
          </table:table-cell>
          <table:table-cell table:formula="of:=[.B108]-[.B$8]" office:value-type="float" office:value="279.700000000004" calcext:value-type="float">
            <text:p>279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65662.2" calcext:value-type="float">
            <text:p>65662.2</text:p>
          </table:table-cell>
          <table:table-cell table:formula="of:=[.B109]-[.B$8]" office:value-type="float" office:value="282.599999999999" calcext:value-type="float">
            <text:p>282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/>
          <table:table-cell office:value-type="float" office:value="65665.1" calcext:value-type="float">
            <text:p>65665.1</text:p>
          </table:table-cell>
          <table:table-cell table:formula="of:=[.B110]-[.B$8]" office:value-type="float" office:value="285.500000000007" calcext:value-type="float">
            <text:p>285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/>
          <table:table-cell office:value-type="float" office:value="65668" calcext:value-type="float">
            <text:p>65668</text:p>
          </table:table-cell>
          <table:table-cell table:formula="of:=[.B111]-[.B$8]" office:value-type="float" office:value="288.400000000001" calcext:value-type="float">
            <text:p>288.4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5670.8" calcext:value-type="float">
            <text:p>65670.8</text:p>
          </table:table-cell>
          <table:table-cell table:formula="of:=[.B112]-[.B$8]" office:value-type="float" office:value="291.200000000004" calcext:value-type="float">
            <text:p>291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5673.6" calcext:value-type="float">
            <text:p>65673.6</text:p>
          </table:table-cell>
          <table:table-cell table:formula="of:=[.B113]-[.B$8]" office:value-type="float" office:value="294.000000000007" calcext:value-type="float">
            <text:p>294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5676.3" calcext:value-type="float">
            <text:p>65676.3</text:p>
          </table:table-cell>
          <table:table-cell table:formula="of:=[.B114]-[.B$8]" office:value-type="float" office:value="296.700000000004" calcext:value-type="float">
            <text:p>296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5679.1" calcext:value-type="float">
            <text:p>65679.1</text:p>
          </table:table-cell>
          <table:table-cell table:formula="of:=[.B115]-[.B$8]" office:value-type="float" office:value="299.500000000007" calcext:value-type="float">
            <text:p>299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5681.9" calcext:value-type="float">
            <text:p>65681.9</text:p>
          </table:table-cell>
          <table:table-cell table:formula="of:=[.B116]-[.B$8]" office:value-type="float" office:value="302.299999999996" calcext:value-type="float">
            <text:p>302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5684.7" calcext:value-type="float">
            <text:p>65684.7</text:p>
          </table:table-cell>
          <table:table-cell table:formula="of:=[.B117]-[.B$8]" office:value-type="float" office:value="305.099999999999" calcext:value-type="float">
            <text:p>305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5687.5" calcext:value-type="float">
            <text:p>65687.5</text:p>
          </table:table-cell>
          <table:table-cell table:formula="of:=[.B118]-[.B$8]" office:value-type="float" office:value="307.900000000001" calcext:value-type="float">
            <text:p>307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5690.4" calcext:value-type="float">
            <text:p>65690.4</text:p>
          </table:table-cell>
          <table:table-cell table:formula="of:=[.B119]-[.B$8]" office:value-type="float" office:value="310.799999999996" calcext:value-type="float">
            <text:p>310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5693.1" calcext:value-type="float">
            <text:p>65693.1</text:p>
          </table:table-cell>
          <table:table-cell table:formula="of:=[.B120]-[.B$8]" office:value-type="float" office:value="313.500000000007" calcext:value-type="float">
            <text:p>313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5696" calcext:value-type="float">
            <text:p>65696</text:p>
          </table:table-cell>
          <table:table-cell table:formula="of:=[.B121]-[.B$8]" office:value-type="float" office:value="316.400000000001" calcext:value-type="float">
            <text:p>316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5698.9" calcext:value-type="float">
            <text:p>65698.9</text:p>
          </table:table-cell>
          <table:table-cell table:formula="of:=[.B122]-[.B$8]" office:value-type="float" office:value="319.299999999996" calcext:value-type="float">
            <text:p>319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5701.7" calcext:value-type="float">
            <text:p>65701.7</text:p>
          </table:table-cell>
          <table:table-cell table:formula="of:=[.B123]-[.B$8]" office:value-type="float" office:value="322.099999999999" calcext:value-type="float">
            <text:p>322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5704.6" calcext:value-type="float">
            <text:p>65704.6</text:p>
          </table:table-cell>
          <table:table-cell table:formula="of:=[.B124]-[.B$8]" office:value-type="float" office:value="325.000000000007" calcext:value-type="float">
            <text:p>325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5707.5" calcext:value-type="float">
            <text:p>65707.5</text:p>
          </table:table-cell>
          <table:table-cell table:formula="of:=[.B125]-[.B$8]" office:value-type="float" office:value="327.900000000001" calcext:value-type="float">
            <text:p>327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float" office:value="65710.4" calcext:value-type="float">
            <text:p>65710.4</text:p>
          </table:table-cell>
          <table:table-cell table:formula="of:=[.B126]-[.B$8]" office:value-type="float" office:value="330.799999999996" calcext:value-type="float">
            <text:p>330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float" office:value="65713.3" calcext:value-type="float">
            <text:p>65713.3</text:p>
          </table:table-cell>
          <table:table-cell table:formula="of:=[.B127]-[.B$8]" office:value-type="float" office:value="333.700000000004" calcext:value-type="float">
            <text:p>333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float" office:value="65716.2" calcext:value-type="float">
            <text:p>65716.2</text:p>
          </table:table-cell>
          <table:table-cell table:formula="of:=[.B128]-[.B$8]" office:value-type="float" office:value="336.599999999999" calcext:value-type="float">
            <text:p>336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5719.1" calcext:value-type="float">
            <text:p>65719.1</text:p>
          </table:table-cell>
          <table:table-cell table:formula="of:=[.B129]-[.B$8]" office:value-type="float" office:value="339.500000000007" calcext:value-type="float">
            <text:p>339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5722" calcext:value-type="float">
            <text:p>65722</text:p>
          </table:table-cell>
          <table:table-cell table:formula="of:=[.B130]-[.B$8]" office:value-type="float" office:value="342.400000000001" calcext:value-type="float">
            <text:p>342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5724.8" calcext:value-type="float">
            <text:p>65724.8</text:p>
          </table:table-cell>
          <table:table-cell table:formula="of:=[.B131]-[.B$8]" office:value-type="float" office:value="345.200000000004" calcext:value-type="float">
            <text:p>345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5727.6" calcext:value-type="float">
            <text:p>65727.6</text:p>
          </table:table-cell>
          <table:table-cell table:formula="of:=[.B132]-[.B$8]" office:value-type="float" office:value="348.000000000007" calcext:value-type="float">
            <text:p>348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/>
          <table:table-cell office:value-type="float" office:value="65730.4" calcext:value-type="float">
            <text:p>65730.4</text:p>
          </table:table-cell>
          <table:table-cell table:formula="of:=[.B133]-[.B$8]" office:value-type="float" office:value="350.799999999996" calcext:value-type="float">
            <text:p>350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65733.3" calcext:value-type="float">
            <text:p>65733.3</text:p>
          </table:table-cell>
          <table:table-cell table:formula="of:=[.B134]-[.B$8]" office:value-type="float" office:value="353.700000000004" calcext:value-type="float">
            <text:p>353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/>
          <table:table-cell office:value-type="float" office:value="65736.2" calcext:value-type="float">
            <text:p>65736.2</text:p>
          </table:table-cell>
          <table:table-cell table:formula="of:=[.B135]-[.B$8]" office:value-type="float" office:value="356.599999999999" calcext:value-type="float">
            <text:p>356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739.1" calcext:value-type="float">
            <text:p>65739.1</text:p>
          </table:table-cell>
          <table:table-cell table:formula="of:=[.B136]-[.B$8]" office:value-type="float" office:value="359.500000000007" calcext:value-type="float">
            <text:p>359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65741.9" calcext:value-type="float">
            <text:p>65741.9</text:p>
          </table:table-cell>
          <table:table-cell table:formula="of:=[.B137]-[.B$8]" office:value-type="float" office:value="362.299999999996" calcext:value-type="float">
            <text:p>362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65744.8" calcext:value-type="float">
            <text:p>65744.8</text:p>
          </table:table-cell>
          <table:table-cell table:formula="of:=[.B138]-[.B$8]" office:value-type="float" office:value="365.200000000004" calcext:value-type="float">
            <text:p>365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747.7" calcext:value-type="float">
            <text:p>65747.7</text:p>
          </table:table-cell>
          <table:table-cell table:formula="of:=[.B139]-[.B$8]" office:value-type="float" office:value="368.099999999999" calcext:value-type="float">
            <text:p>368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750.5" calcext:value-type="float">
            <text:p>65750.5</text:p>
          </table:table-cell>
          <table:table-cell table:formula="of:=[.B140]-[.B$8]" office:value-type="float" office:value="370.900000000001" calcext:value-type="float">
            <text:p>370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753.2" calcext:value-type="float">
            <text:p>65753.2</text:p>
          </table:table-cell>
          <table:table-cell table:formula="of:=[.B141]-[.B$8]" office:value-type="float" office:value="373.599999999999" calcext:value-type="float">
            <text:p>373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756.1" calcext:value-type="float">
            <text:p>65756.1</text:p>
          </table:table-cell>
          <table:table-cell table:formula="of:=[.B142]-[.B$8]" office:value-type="float" office:value="376.500000000007" calcext:value-type="float">
            <text:p>376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759" calcext:value-type="float">
            <text:p>65759</text:p>
          </table:table-cell>
          <table:table-cell table:formula="of:=[.B143]-[.B$8]" office:value-type="float" office:value="379.400000000001" calcext:value-type="float">
            <text:p>379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761.8" calcext:value-type="float">
            <text:p>65761.8</text:p>
          </table:table-cell>
          <table:table-cell table:formula="of:=[.B144]-[.B$8]" office:value-type="float" office:value="382.200000000004" calcext:value-type="float">
            <text:p>382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764.6" calcext:value-type="float">
            <text:p>65764.6</text:p>
          </table:table-cell>
          <table:table-cell table:formula="of:=[.B145]-[.B$8]" office:value-type="float" office:value="385.000000000007" calcext:value-type="float">
            <text:p>385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767.4" calcext:value-type="float">
            <text:p>65767.4</text:p>
          </table:table-cell>
          <table:table-cell table:formula="of:=[.B146]-[.B$8]" office:value-type="float" office:value="387.799999999996" calcext:value-type="float">
            <text:p>387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70.3" calcext:value-type="float">
            <text:p>65770.3</text:p>
          </table:table-cell>
          <table:table-cell table:formula="of:=[.B147]-[.B$8]" office:value-type="float" office:value="390.700000000004" calcext:value-type="float">
            <text:p>390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73.2" calcext:value-type="float">
            <text:p>65773.2</text:p>
          </table:table-cell>
          <table:table-cell table:formula="of:=[.B148]-[.B$8]" office:value-type="float" office:value="393.599999999999" calcext:value-type="float">
            <text:p>393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76.1" calcext:value-type="float">
            <text:p>65776.1</text:p>
          </table:table-cell>
          <table:table-cell table:formula="of:=[.B149]-[.B$8]" office:value-type="float" office:value="396.500000000007" calcext:value-type="float">
            <text:p>396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79" calcext:value-type="float">
            <text:p>65779</text:p>
          </table:table-cell>
          <table:table-cell table:formula="of:=[.B150]-[.B$8]" office:value-type="float" office:value="399.400000000001" calcext:value-type="float">
            <text:p>399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81.8" calcext:value-type="float">
            <text:p>65781.8</text:p>
          </table:table-cell>
          <table:table-cell table:formula="of:=[.B151]-[.B$8]" office:value-type="float" office:value="402.200000000004" calcext:value-type="float">
            <text:p>402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84.7" calcext:value-type="float">
            <text:p>65784.7</text:p>
          </table:table-cell>
          <table:table-cell table:formula="of:=[.B152]-[.B$8]" office:value-type="float" office:value="405.099999999999" calcext:value-type="float">
            <text:p>405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87.5" calcext:value-type="float">
            <text:p>65787.5</text:p>
          </table:table-cell>
          <table:table-cell table:formula="of:=[.B153]-[.B$8]" office:value-type="float" office:value="407.900000000001" calcext:value-type="float">
            <text:p>407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90.4" calcext:value-type="float">
            <text:p>65790.4</text:p>
          </table:table-cell>
          <table:table-cell table:formula="of:=[.B154]-[.B$8]" office:value-type="float" office:value="410.799999999996" calcext:value-type="float">
            <text:p>410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93.3" calcext:value-type="float">
            <text:p>65793.3</text:p>
          </table:table-cell>
          <table:table-cell table:formula="of:=[.B155]-[.B$8]" office:value-type="float" office:value="413.700000000004" calcext:value-type="float">
            <text:p>413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96" calcext:value-type="float">
            <text:p>65796</text:p>
          </table:table-cell>
          <table:table-cell table:formula="of:=[.B156]-[.B$8]" office:value-type="float" office:value="416.400000000001" calcext:value-type="float">
            <text:p>416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798.8" calcext:value-type="float">
            <text:p>65798.8</text:p>
          </table:table-cell>
          <table:table-cell table:formula="of:=[.B157]-[.B$8]" office:value-type="float" office:value="419.200000000004" calcext:value-type="float">
            <text:p>419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801.7" calcext:value-type="float">
            <text:p>65801.7</text:p>
          </table:table-cell>
          <table:table-cell table:formula="of:=[.B158]-[.B$8]" office:value-type="float" office:value="422.099999999999" calcext:value-type="float">
            <text:p>422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804.6" calcext:value-type="float">
            <text:p>65804.6</text:p>
          </table:table-cell>
          <table:table-cell table:formula="of:=[.B159]-[.B$8]" office:value-type="float" office:value="425.000000000007" calcext:value-type="float">
            <text:p>425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807.4" calcext:value-type="float">
            <text:p>65807.4</text:p>
          </table:table-cell>
          <table:table-cell table:formula="of:=[.B160]-[.B$8]" office:value-type="float" office:value="427.799999999996" calcext:value-type="float">
            <text:p>427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810.3" calcext:value-type="float">
            <text:p>65810.3</text:p>
          </table:table-cell>
          <table:table-cell table:formula="of:=[.B161]-[.B$8]" office:value-type="float" office:value="430.700000000004" calcext:value-type="float">
            <text:p>430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813.1" calcext:value-type="float">
            <text:p>65813.1</text:p>
          </table:table-cell>
          <table:table-cell table:formula="of:=[.B162]-[.B$8]" office:value-type="float" office:value="433.500000000007" calcext:value-type="float">
            <text:p>433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816" calcext:value-type="float">
            <text:p>65816</text:p>
          </table:table-cell>
          <table:table-cell table:formula="of:=[.B163]-[.B$8]" office:value-type="float" office:value="436.400000000001" calcext:value-type="float">
            <text:p>436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5818.9" calcext:value-type="float">
            <text:p>65818.9</text:p>
          </table:table-cell>
          <table:table-cell table:formula="of:=[.B164]-[.B$8]" office:value-type="float" office:value="439.299999999996" calcext:value-type="float">
            <text:p>439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821.8" calcext:value-type="float">
            <text:p>65821.8</text:p>
          </table:table-cell>
          <table:table-cell table:formula="of:=[.B165]-[.B$8]" office:value-type="float" office:value="442.200000000004" calcext:value-type="float">
            <text:p>442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824.6" calcext:value-type="float">
            <text:p>65824.6</text:p>
          </table:table-cell>
          <table:table-cell table:formula="of:=[.B166]-[.B$8]" office:value-type="float" office:value="445.000000000007" calcext:value-type="float">
            <text:p>445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827.4" calcext:value-type="float">
            <text:p>65827.4</text:p>
          </table:table-cell>
          <table:table-cell table:formula="of:=[.B167]-[.B$8]" office:value-type="float" office:value="447.799999999996" calcext:value-type="float">
            <text:p>447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830.2" calcext:value-type="float">
            <text:p>65830.2</text:p>
          </table:table-cell>
          <table:table-cell table:formula="of:=[.B168]-[.B$8]" office:value-type="float" office:value="450.599999999999" calcext:value-type="float">
            <text:p>450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833.1" calcext:value-type="float">
            <text:p>65833.1</text:p>
          </table:table-cell>
          <table:table-cell table:formula="of:=[.B169]-[.B$8]" office:value-type="float" office:value="453.500000000007" calcext:value-type="float">
            <text:p>453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835.9" calcext:value-type="float">
            <text:p>65835.9</text:p>
          </table:table-cell>
          <table:table-cell table:formula="of:=[.B170]-[.B$8]" office:value-type="float" office:value="456.299999999996" calcext:value-type="float">
            <text:p>456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838.7" calcext:value-type="float">
            <text:p>65838.7</text:p>
          </table:table-cell>
          <table:table-cell table:formula="of:=[.B171]-[.B$8]" office:value-type="float" office:value="459.099999999999" calcext:value-type="float">
            <text:p>459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841.5" calcext:value-type="float">
            <text:p>65841.5</text:p>
          </table:table-cell>
          <table:table-cell table:formula="of:=[.B172]-[.B$8]" office:value-type="float" office:value="461.900000000001" calcext:value-type="float">
            <text:p>461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5844.4" calcext:value-type="float">
            <text:p>65844.4</text:p>
          </table:table-cell>
          <table:table-cell table:formula="of:=[.B173]-[.B$8]" office:value-type="float" office:value="464.799999999996" calcext:value-type="float">
            <text:p>464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847.3" calcext:value-type="float">
            <text:p>65847.3</text:p>
          </table:table-cell>
          <table:table-cell table:formula="of:=[.B174]-[.B$8]" office:value-type="float" office:value="467.700000000004" calcext:value-type="float">
            <text:p>467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850.2" calcext:value-type="float">
            <text:p>65850.2</text:p>
          </table:table-cell>
          <table:table-cell table:formula="of:=[.B175]-[.B$8]" office:value-type="float" office:value="470.599999999999" calcext:value-type="float">
            <text:p>470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853" calcext:value-type="float">
            <text:p>65853</text:p>
          </table:table-cell>
          <table:table-cell table:formula="of:=[.B176]-[.B$8]" office:value-type="float" office:value="473.400000000001" calcext:value-type="float">
            <text:p>473.4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855.8" calcext:value-type="float">
            <text:p>65855.8</text:p>
          </table:table-cell>
          <table:table-cell table:formula="of:=[.B177]-[.B$8]" office:value-type="float" office:value="476.200000000004" calcext:value-type="float">
            <text:p>476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858.7" calcext:value-type="float">
            <text:p>65858.7</text:p>
          </table:table-cell>
          <table:table-cell table:formula="of:=[.B178]-[.B$8]" office:value-type="float" office:value="479.099999999999" calcext:value-type="float">
            <text:p>479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861.5" calcext:value-type="float">
            <text:p>65861.5</text:p>
          </table:table-cell>
          <table:table-cell table:formula="of:=[.B179]-[.B$8]" office:value-type="float" office:value="481.900000000001" calcext:value-type="float">
            <text:p>481.9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864.3" calcext:value-type="float">
            <text:p>65864.3</text:p>
          </table:table-cell>
          <table:table-cell table:formula="of:=[.B180]-[.B$8]" office:value-type="float" office:value="484.700000000004" calcext:value-type="float">
            <text:p>484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867.1" calcext:value-type="float">
            <text:p>65867.1</text:p>
          </table:table-cell>
          <table:table-cell table:formula="of:=[.B181]-[.B$8]" office:value-type="float" office:value="487.500000000007" calcext:value-type="float">
            <text:p>487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5869.8" calcext:value-type="float">
            <text:p>65869.8</text:p>
          </table:table-cell>
          <table:table-cell table:formula="of:=[.B182]-[.B$8]" office:value-type="float" office:value="490.200000000004" calcext:value-type="float">
            <text:p>490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65872.6" calcext:value-type="float">
            <text:p>65872.6</text:p>
          </table:table-cell>
          <table:table-cell table:formula="of:=[.B183]-[.B$8]" office:value-type="float" office:value="493.000000000007" calcext:value-type="float">
            <text:p>493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65875.4" calcext:value-type="float">
            <text:p>65875.4</text:p>
          </table:table-cell>
          <table:table-cell table:formula="of:=[.B184]-[.B$8]" office:value-type="float" office:value="495.799999999996" calcext:value-type="float">
            <text:p>495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65878.2" calcext:value-type="float">
            <text:p>65878.2</text:p>
          </table:table-cell>
          <table:table-cell table:formula="of:=[.B185]-[.B$8]" office:value-type="float" office:value="498.599999999999" calcext:value-type="float">
            <text:p>498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65880.9" calcext:value-type="float">
            <text:p>65880.9</text:p>
          </table:table-cell>
          <table:table-cell table:formula="of:=[.B186]-[.B$8]" office:value-type="float" office:value="501.299999999996" calcext:value-type="float">
            <text:p>501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883.7" calcext:value-type="float">
            <text:p>65883.7</text:p>
          </table:table-cell>
          <table:table-cell table:formula="of:=[.B187]-[.B$8]" office:value-type="float" office:value="504.099999999999" calcext:value-type="float">
            <text:p>504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886.5" calcext:value-type="float">
            <text:p>65886.5</text:p>
          </table:table-cell>
          <table:table-cell table:formula="of:=[.B188]-[.B$8]" office:value-type="float" office:value="506.900000000001" calcext:value-type="float">
            <text:p>506.9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889.3" calcext:value-type="float">
            <text:p>65889.3</text:p>
          </table:table-cell>
          <table:table-cell table:formula="of:=[.B189]-[.B$8]" office:value-type="float" office:value="509.700000000004" calcext:value-type="float">
            <text:p>509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892.1" calcext:value-type="float">
            <text:p>65892.1</text:p>
          </table:table-cell>
          <table:table-cell table:formula="of:=[.B190]-[.B$8]" office:value-type="float" office:value="512.500000000007" calcext:value-type="float">
            <text:p>512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5894.9" calcext:value-type="float">
            <text:p>65894.9</text:p>
          </table:table-cell>
          <table:table-cell table:formula="of:=[.B191]-[.B$8]" office:value-type="float" office:value="515.299999999996" calcext:value-type="float">
            <text:p>515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/>
          <table:table-cell office:value-type="float" office:value="65897.8" calcext:value-type="float">
            <text:p>65897.8</text:p>
          </table:table-cell>
          <table:table-cell table:formula="of:=[.B192]-[.B$8]" office:value-type="float" office:value="518.200000000004" calcext:value-type="float">
            <text:p>518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65900.7" calcext:value-type="float">
            <text:p>65900.7</text:p>
          </table:table-cell>
          <table:table-cell table:formula="of:=[.B193]-[.B$8]" office:value-type="float" office:value="521.099999999999" calcext:value-type="float">
            <text:p>521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5903.6" calcext:value-type="float">
            <text:p>65903.6</text:p>
          </table:table-cell>
          <table:table-cell table:formula="of:=[.B194]-[.B$8]" office:value-type="float" office:value="524.000000000007" calcext:value-type="float">
            <text:p>524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5906.3" calcext:value-type="float">
            <text:p>65906.3</text:p>
          </table:table-cell>
          <table:table-cell table:formula="of:=[.B195]-[.B$8]" office:value-type="float" office:value="526.700000000004" calcext:value-type="float">
            <text:p>526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float" office:value="65909.1" calcext:value-type="float">
            <text:p>65909.1</text:p>
          </table:table-cell>
          <table:table-cell table:formula="of:=[.B196]-[.B$8]" office:value-type="float" office:value="529.500000000007" calcext:value-type="float">
            <text:p>529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65912" calcext:value-type="float">
            <text:p>65912</text:p>
          </table:table-cell>
          <table:table-cell table:formula="of:=[.B197]-[.B$8]" office:value-type="float" office:value="532.400000000002" calcext:value-type="float">
            <text:p>532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65914.9" calcext:value-type="float">
            <text:p>65914.9</text:p>
          </table:table-cell>
          <table:table-cell table:formula="of:=[.B198]-[.B$8]" office:value-type="float" office:value="535.299999999996" calcext:value-type="float">
            <text:p>535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65917.8" calcext:value-type="float">
            <text:p>65917.8</text:p>
          </table:table-cell>
          <table:table-cell table:formula="of:=[.B199]-[.B$8]" office:value-type="float" office:value="538.200000000004" calcext:value-type="float">
            <text:p>538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65920.7" calcext:value-type="float">
            <text:p>65920.7</text:p>
          </table:table-cell>
          <table:table-cell table:formula="of:=[.B200]-[.B$8]" office:value-type="float" office:value="541.099999999999" calcext:value-type="float">
            <text:p>541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65923.5" calcext:value-type="float">
            <text:p>65923.5</text:p>
          </table:table-cell>
          <table:table-cell table:formula="of:=[.B201]-[.B$8]" office:value-type="float" office:value="543.900000000002" calcext:value-type="float">
            <text:p>543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65926.4" calcext:value-type="float">
            <text:p>65926.4</text:p>
          </table:table-cell>
          <table:table-cell table:formula="of:=[.B202]-[.B$8]" office:value-type="float" office:value="546.799999999996" calcext:value-type="float">
            <text:p>546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/>
          <table:table-cell office:value-type="float" office:value="65929.3" calcext:value-type="float">
            <text:p>65929.3</text:p>
          </table:table-cell>
          <table:table-cell table:formula="of:=[.B203]-[.B$8]" office:value-type="float" office:value="549.700000000004" calcext:value-type="float">
            <text:p>549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65932.2" calcext:value-type="float">
            <text:p>65932.2</text:p>
          </table:table-cell>
          <table:table-cell table:formula="of:=[.B204]-[.B$8]" office:value-type="float" office:value="552.599999999999" calcext:value-type="float">
            <text:p>552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65935.1" calcext:value-type="float">
            <text:p>65935.1</text:p>
          </table:table-cell>
          <table:table-cell table:formula="of:=[.B205]-[.B$8]" office:value-type="float" office:value="555.500000000007" calcext:value-type="float">
            <text:p>555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65937.9" calcext:value-type="float">
            <text:p>65937.9</text:p>
          </table:table-cell>
          <table:table-cell table:formula="of:=[.B206]-[.B$8]" office:value-type="float" office:value="558.299999999996" calcext:value-type="float">
            <text:p>558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65940.7" calcext:value-type="float">
            <text:p>65940.7</text:p>
          </table:table-cell>
          <table:table-cell table:formula="of:=[.B207]-[.B$8]" office:value-type="float" office:value="561.099999999999" calcext:value-type="float">
            <text:p>561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65943.5" calcext:value-type="float">
            <text:p>65943.5</text:p>
          </table:table-cell>
          <table:table-cell table:formula="of:=[.B208]-[.B$8]" office:value-type="float" office:value="563.900000000002" calcext:value-type="float">
            <text:p>563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float" office:value="65946.4" calcext:value-type="float">
            <text:p>65946.4</text:p>
          </table:table-cell>
          <table:table-cell table:formula="of:=[.B209]-[.B$8]" office:value-type="float" office:value="566.799999999996" calcext:value-type="float">
            <text:p>566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float" office:value="65949.3" calcext:value-type="float">
            <text:p>65949.3</text:p>
          </table:table-cell>
          <table:table-cell table:formula="of:=[.B210]-[.B$8]" office:value-type="float" office:value="569.700000000004" calcext:value-type="float">
            <text:p>569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/>
          <table:table-cell office:value-type="float" office:value="65952" calcext:value-type="float">
            <text:p>65952</text:p>
          </table:table-cell>
          <table:table-cell table:formula="of:=[.B211]-[.B$8]" office:value-type="float" office:value="572.400000000002" calcext:value-type="float">
            <text:p>572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/>
          <table:table-cell office:value-type="float" office:value="65954.9" calcext:value-type="float">
            <text:p>65954.9</text:p>
          </table:table-cell>
          <table:table-cell table:formula="of:=[.B212]-[.B$8]" office:value-type="float" office:value="575.299999999996" calcext:value-type="float">
            <text:p>575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/>
          <table:table-cell office:value-type="float" office:value="65957.7" calcext:value-type="float">
            <text:p>65957.7</text:p>
          </table:table-cell>
          <table:table-cell table:formula="of:=[.B213]-[.B$8]" office:value-type="float" office:value="578.099999999999" calcext:value-type="float">
            <text:p>578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/>
          <table:table-cell office:value-type="float" office:value="65960.6" calcext:value-type="float">
            <text:p>65960.6</text:p>
          </table:table-cell>
          <table:table-cell table:formula="of:=[.B214]-[.B$8]" office:value-type="float" office:value="581.000000000007" calcext:value-type="float">
            <text:p>581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/>
          <table:table-cell office:value-type="float" office:value="65963.5" calcext:value-type="float">
            <text:p>65963.5</text:p>
          </table:table-cell>
          <table:table-cell table:formula="of:=[.B215]-[.B$8]" office:value-type="float" office:value="583.900000000002" calcext:value-type="float">
            <text:p>583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/>
          <table:table-cell office:value-type="float" office:value="65966.3" calcext:value-type="float">
            <text:p>65966.3</text:p>
          </table:table-cell>
          <table:table-cell table:formula="of:=[.B216]-[.B$8]" office:value-type="float" office:value="586.700000000004" calcext:value-type="float">
            <text:p>586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/>
          <table:table-cell office:value-type="float" office:value="65969.1" calcext:value-type="float">
            <text:p>65969.1</text:p>
          </table:table-cell>
          <table:table-cell table:formula="of:=[.B217]-[.B$8]" office:value-type="float" office:value="589.500000000007" calcext:value-type="float">
            <text:p>589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/>
          <table:table-cell office:value-type="float" office:value="65972" calcext:value-type="float">
            <text:p>65972</text:p>
          </table:table-cell>
          <table:table-cell table:formula="of:=[.B218]-[.B$8]" office:value-type="float" office:value="592.400000000002" calcext:value-type="float">
            <text:p>592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/>
          <table:table-cell office:value-type="float" office:value="65974.9" calcext:value-type="float">
            <text:p>65974.9</text:p>
          </table:table-cell>
          <table:table-cell table:formula="of:=[.B219]-[.B$8]" office:value-type="float" office:value="595.299999999996" calcext:value-type="float">
            <text:p>595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65977.8" calcext:value-type="float">
            <text:p>65977.8</text:p>
          </table:table-cell>
          <table:table-cell table:formula="of:=[.B220]-[.B$8]" office:value-type="float" office:value="598.200000000004" calcext:value-type="float">
            <text:p>598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/>
          <table:table-cell office:value-type="float" office:value="65980.7" calcext:value-type="float">
            <text:p>65980.7</text:p>
          </table:table-cell>
          <table:table-cell table:formula="of:=[.B221]-[.B$8]" office:value-type="float" office:value="601.099999999999" calcext:value-type="float">
            <text:p>601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/>
          <table:table-cell office:value-type="float" office:value="65983.6" calcext:value-type="float">
            <text:p>65983.6</text:p>
          </table:table-cell>
          <table:table-cell table:formula="of:=[.B222]-[.B$8]" office:value-type="float" office:value="604.000000000007" calcext:value-type="float">
            <text:p>604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/>
          <table:table-cell office:value-type="float" office:value="65986.5" calcext:value-type="float">
            <text:p>65986.5</text:p>
          </table:table-cell>
          <table:table-cell table:formula="of:=[.B223]-[.B$8]" office:value-type="float" office:value="606.900000000002" calcext:value-type="float">
            <text:p>606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/>
          <table:table-cell office:value-type="float" office:value="65989.3" calcext:value-type="float">
            <text:p>65989.3</text:p>
          </table:table-cell>
          <table:table-cell table:formula="of:=[.B224]-[.B$8]" office:value-type="float" office:value="609.700000000004" calcext:value-type="float">
            <text:p>609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65992.2" calcext:value-type="float">
            <text:p>65992.2</text:p>
          </table:table-cell>
          <table:table-cell table:formula="of:=[.B225]-[.B$8]" office:value-type="float" office:value="612.599999999999" calcext:value-type="float">
            <text:p>612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65995.1" calcext:value-type="float">
            <text:p>65995.1</text:p>
          </table:table-cell>
          <table:table-cell table:formula="of:=[.B226]-[.B$8]" office:value-type="float" office:value="615.500000000007" calcext:value-type="float">
            <text:p>615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65997.8" calcext:value-type="float">
            <text:p>65997.8</text:p>
          </table:table-cell>
          <table:table-cell table:formula="of:=[.B227]-[.B$8]" office:value-type="float" office:value="618.200000000004" calcext:value-type="float">
            <text:p>618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66000.7" calcext:value-type="float">
            <text:p>66000.7</text:p>
          </table:table-cell>
          <table:table-cell table:formula="of:=[.B228]-[.B$8]" office:value-type="float" office:value="621.099999999999" calcext:value-type="float">
            <text:p>621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66003.6" calcext:value-type="float">
            <text:p>66003.6</text:p>
          </table:table-cell>
          <table:table-cell table:formula="of:=[.B229]-[.B$8]" office:value-type="float" office:value="624.000000000007" calcext:value-type="float">
            <text:p>624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/>
          <table:table-cell office:value-type="float" office:value="66006.4" calcext:value-type="float">
            <text:p>66006.4</text:p>
          </table:table-cell>
          <table:table-cell table:formula="of:=[.B230]-[.B$8]" office:value-type="float" office:value="626.799999999996" calcext:value-type="float">
            <text:p>626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/>
          <table:table-cell office:value-type="float" office:value="66009.1" calcext:value-type="float">
            <text:p>66009.1</text:p>
          </table:table-cell>
          <table:table-cell table:formula="of:=[.B231]-[.B$8]" office:value-type="float" office:value="629.500000000007" calcext:value-type="float">
            <text:p>629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012" calcext:value-type="float">
            <text:p>66012</text:p>
          </table:table-cell>
          <table:table-cell table:formula="of:=[.B232]-[.B$8]" office:value-type="float" office:value="632.400000000002" calcext:value-type="float">
            <text:p>632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014.9" calcext:value-type="float">
            <text:p>66014.9</text:p>
          </table:table-cell>
          <table:table-cell table:formula="of:=[.B233]-[.B$8]" office:value-type="float" office:value="635.299999999996" calcext:value-type="float">
            <text:p>635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017.7" calcext:value-type="float">
            <text:p>66017.7</text:p>
          </table:table-cell>
          <table:table-cell table:formula="of:=[.B234]-[.B$8]" office:value-type="float" office:value="638.099999999999" calcext:value-type="float">
            <text:p>638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020.5" calcext:value-type="float">
            <text:p>66020.5</text:p>
          </table:table-cell>
          <table:table-cell table:formula="of:=[.B235]-[.B$8]" office:value-type="float" office:value="640.900000000002" calcext:value-type="float">
            <text:p>640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/>
          <table:table-cell office:value-type="float" office:value="66023.3" calcext:value-type="float">
            <text:p>66023.3</text:p>
          </table:table-cell>
          <table:table-cell table:formula="of:=[.B236]-[.B$8]" office:value-type="float" office:value="643.700000000004" calcext:value-type="float">
            <text:p>643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/>
          <table:table-cell office:value-type="float" office:value="66026.1" calcext:value-type="float">
            <text:p>66026.1</text:p>
          </table:table-cell>
          <table:table-cell table:formula="of:=[.B237]-[.B$8]" office:value-type="float" office:value="646.500000000007" calcext:value-type="float">
            <text:p>646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/>
          <table:table-cell office:value-type="float" office:value="66029" calcext:value-type="float">
            <text:p>66029</text:p>
          </table:table-cell>
          <table:table-cell table:formula="of:=[.B238]-[.B$8]" office:value-type="float" office:value="649.400000000002" calcext:value-type="float">
            <text:p>649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031.8" calcext:value-type="float">
            <text:p>66031.8</text:p>
          </table:table-cell>
          <table:table-cell table:formula="of:=[.B239]-[.B$8]" office:value-type="float" office:value="652.200000000004" calcext:value-type="float">
            <text:p>652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034.7" calcext:value-type="float">
            <text:p>66034.7</text:p>
          </table:table-cell>
          <table:table-cell table:formula="of:=[.B240]-[.B$8]" office:value-type="float" office:value="655.099999999999" calcext:value-type="float">
            <text:p>655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037.5" calcext:value-type="float">
            <text:p>66037.5</text:p>
          </table:table-cell>
          <table:table-cell table:formula="of:=[.B241]-[.B$8]" office:value-type="float" office:value="657.900000000002" calcext:value-type="float">
            <text:p>657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040.4" calcext:value-type="float">
            <text:p>66040.4</text:p>
          </table:table-cell>
          <table:table-cell table:formula="of:=[.B242]-[.B$8]" office:value-type="float" office:value="660.799999999996" calcext:value-type="float">
            <text:p>660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043.2" calcext:value-type="float">
            <text:p>66043.2</text:p>
          </table:table-cell>
          <table:table-cell table:formula="of:=[.B243]-[.B$8]" office:value-type="float" office:value="663.599999999999" calcext:value-type="float">
            <text:p>663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046" calcext:value-type="float">
            <text:p>66046</text:p>
          </table:table-cell>
          <table:table-cell table:formula="of:=[.B244]-[.B$8]" office:value-type="float" office:value="666.400000000002" calcext:value-type="float">
            <text:p>666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048.8" calcext:value-type="float">
            <text:p>66048.8</text:p>
          </table:table-cell>
          <table:table-cell table:formula="of:=[.B245]-[.B$8]" office:value-type="float" office:value="669.200000000004" calcext:value-type="float">
            <text:p>669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051.5" calcext:value-type="float">
            <text:p>66051.5</text:p>
          </table:table-cell>
          <table:table-cell table:formula="of:=[.B246]-[.B$8]" office:value-type="float" office:value="671.900000000002" calcext:value-type="float">
            <text:p>671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054.4" calcext:value-type="float">
            <text:p>66054.4</text:p>
          </table:table-cell>
          <table:table-cell table:formula="of:=[.B247]-[.B$8]" office:value-type="float" office:value="674.799999999996" calcext:value-type="float">
            <text:p>674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057.3" calcext:value-type="float">
            <text:p>66057.3</text:p>
          </table:table-cell>
          <table:table-cell table:formula="of:=[.B248]-[.B$8]" office:value-type="float" office:value="677.700000000004" calcext:value-type="float">
            <text:p>677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060.1" calcext:value-type="float">
            <text:p>66060.1</text:p>
          </table:table-cell>
          <table:table-cell table:formula="of:=[.B249]-[.B$8]" office:value-type="float" office:value="680.500000000007" calcext:value-type="float">
            <text:p>680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063" calcext:value-type="float">
            <text:p>66063</text:p>
          </table:table-cell>
          <table:table-cell table:formula="of:=[.B250]-[.B$8]" office:value-type="float" office:value="683.400000000002" calcext:value-type="float">
            <text:p>683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065.9" calcext:value-type="float">
            <text:p>66065.9</text:p>
          </table:table-cell>
          <table:table-cell table:formula="of:=[.B251]-[.B$8]" office:value-type="float" office:value="686.299999999996" calcext:value-type="float">
            <text:p>686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068.8" calcext:value-type="float">
            <text:p>66068.8</text:p>
          </table:table-cell>
          <table:table-cell table:formula="of:=[.B252]-[.B$8]" office:value-type="float" office:value="689.200000000004" calcext:value-type="float">
            <text:p>689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071.7" calcext:value-type="float">
            <text:p>66071.7</text:p>
          </table:table-cell>
          <table:table-cell table:formula="of:=[.B253]-[.B$8]" office:value-type="float" office:value="692.099999999999" calcext:value-type="float">
            <text:p>692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074.5" calcext:value-type="float">
            <text:p>66074.5</text:p>
          </table:table-cell>
          <table:table-cell table:formula="of:=[.B254]-[.B$8]" office:value-type="float" office:value="694.900000000002" calcext:value-type="float">
            <text:p>694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077.3" calcext:value-type="float">
            <text:p>66077.3</text:p>
          </table:table-cell>
          <table:table-cell table:formula="of:=[.B255]-[.B$8]" office:value-type="float" office:value="697.700000000004" calcext:value-type="float">
            <text:p>697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080.1" calcext:value-type="float">
            <text:p>66080.1</text:p>
          </table:table-cell>
          <table:table-cell table:formula="of:=[.B256]-[.B$8]" office:value-type="float" office:value="700.500000000007" calcext:value-type="float">
            <text:p>700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083" calcext:value-type="float">
            <text:p>66083</text:p>
          </table:table-cell>
          <table:table-cell table:formula="of:=[.B257]-[.B$8]" office:value-type="float" office:value="703.400000000002" calcext:value-type="float">
            <text:p>703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085.8" calcext:value-type="float">
            <text:p>66085.8</text:p>
          </table:table-cell>
          <table:table-cell table:formula="of:=[.B258]-[.B$8]" office:value-type="float" office:value="706.200000000004" calcext:value-type="float">
            <text:p>706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088.7" calcext:value-type="float">
            <text:p>66088.7</text:p>
          </table:table-cell>
          <table:table-cell table:formula="of:=[.B259]-[.B$8]" office:value-type="float" office:value="709.099999999999" calcext:value-type="float">
            <text:p>709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/>
          <table:table-cell office:value-type="float" office:value="66091.5" calcext:value-type="float">
            <text:p>66091.5</text:p>
          </table:table-cell>
          <table:table-cell table:formula="of:=[.B260]-[.B$8]" office:value-type="float" office:value="711.900000000002" calcext:value-type="float">
            <text:p>711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/>
          <table:table-cell office:value-type="float" office:value="66094.3" calcext:value-type="float">
            <text:p>66094.3</text:p>
          </table:table-cell>
          <table:table-cell table:formula="of:=[.B261]-[.B$8]" office:value-type="float" office:value="714.700000000004" calcext:value-type="float">
            <text:p>714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/>
          <table:table-cell office:value-type="float" office:value="66097.1" calcext:value-type="float">
            <text:p>66097.1</text:p>
          </table:table-cell>
          <table:table-cell table:formula="of:=[.B262]-[.B$8]" office:value-type="float" office:value="717.500000000007" calcext:value-type="float">
            <text:p>717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float" office:value="66099.9" calcext:value-type="float">
            <text:p>66099.9</text:p>
          </table:table-cell>
          <table:table-cell table:formula="of:=[.B263]-[.B$8]" office:value-type="float" office:value="720.299999999996" calcext:value-type="float">
            <text:p>720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66102.7" calcext:value-type="float">
            <text:p>66102.7</text:p>
          </table:table-cell>
          <table:table-cell table:formula="of:=[.B264]-[.B$8]" office:value-type="float" office:value="723.099999999999" calcext:value-type="float">
            <text:p>723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66105.5" calcext:value-type="float">
            <text:p>66105.5</text:p>
          </table:table-cell>
          <table:table-cell table:formula="of:=[.B265]-[.B$8]" office:value-type="float" office:value="725.900000000002" calcext:value-type="float">
            <text:p>725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66108.3" calcext:value-type="float">
            <text:p>66108.3</text:p>
          </table:table-cell>
          <table:table-cell table:formula="of:=[.B266]-[.B$8]" office:value-type="float" office:value="728.700000000004" calcext:value-type="float">
            <text:p>728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66111.2" calcext:value-type="float">
            <text:p>66111.2</text:p>
          </table:table-cell>
          <table:table-cell table:formula="of:=[.B267]-[.B$8]" office:value-type="float" office:value="731.599999999999" calcext:value-type="float">
            <text:p>731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/>
          <table:table-cell office:value-type="float" office:value="66114.1" calcext:value-type="float">
            <text:p>66114.1</text:p>
          </table:table-cell>
          <table:table-cell table:formula="of:=[.B268]-[.B$8]" office:value-type="float" office:value="734.500000000007" calcext:value-type="float">
            <text:p>734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66116.8" calcext:value-type="float">
            <text:p>66116.8</text:p>
          </table:table-cell>
          <table:table-cell table:formula="of:=[.B269]-[.B$8]" office:value-type="float" office:value="737.200000000004" calcext:value-type="float">
            <text:p>737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66119.7" calcext:value-type="float">
            <text:p>66119.7</text:p>
          </table:table-cell>
          <table:table-cell table:formula="of:=[.B270]-[.B$8]" office:value-type="float" office:value="740.099999999999" calcext:value-type="float">
            <text:p>740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66122.6" calcext:value-type="float">
            <text:p>66122.6</text:p>
          </table:table-cell>
          <table:table-cell table:formula="of:=[.B271]-[.B$8]" office:value-type="float" office:value="743.000000000007" calcext:value-type="float">
            <text:p>743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66125.4" calcext:value-type="float">
            <text:p>66125.4</text:p>
          </table:table-cell>
          <table:table-cell table:formula="of:=[.B272]-[.B$8]" office:value-type="float" office:value="745.799999999996" calcext:value-type="float">
            <text:p>745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66128.1" calcext:value-type="float">
            <text:p>66128.1</text:p>
          </table:table-cell>
          <table:table-cell table:formula="of:=[.B273]-[.B$8]" office:value-type="float" office:value="748.500000000007" calcext:value-type="float">
            <text:p>748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66131" calcext:value-type="float">
            <text:p>66131</text:p>
          </table:table-cell>
          <table:table-cell table:formula="of:=[.B274]-[.B$8]" office:value-type="float" office:value="751.400000000002" calcext:value-type="float">
            <text:p>751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66133.9" calcext:value-type="float">
            <text:p>66133.9</text:p>
          </table:table-cell>
          <table:table-cell table:formula="of:=[.B275]-[.B$8]" office:value-type="float" office:value="754.299999999996" calcext:value-type="float">
            <text:p>754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66136.8" calcext:value-type="float">
            <text:p>66136.8</text:p>
          </table:table-cell>
          <table:table-cell table:formula="of:=[.B276]-[.B$8]" office:value-type="float" office:value="757.200000000004" calcext:value-type="float">
            <text:p>757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66139.6" calcext:value-type="float">
            <text:p>66139.6</text:p>
          </table:table-cell>
          <table:table-cell table:formula="of:=[.B277]-[.B$8]" office:value-type="float" office:value="760.000000000007" calcext:value-type="float">
            <text:p>760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66142.4" calcext:value-type="float">
            <text:p>66142.4</text:p>
          </table:table-cell>
          <table:table-cell table:formula="of:=[.B278]-[.B$8]" office:value-type="float" office:value="762.799999999996" calcext:value-type="float">
            <text:p>762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66145.2" calcext:value-type="float">
            <text:p>66145.2</text:p>
          </table:table-cell>
          <table:table-cell table:formula="of:=[.B279]-[.B$8]" office:value-type="float" office:value="765.599999999999" calcext:value-type="float">
            <text:p>765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/>
          <table:table-cell office:value-type="float" office:value="66148.1" calcext:value-type="float">
            <text:p>66148.1</text:p>
          </table:table-cell>
          <table:table-cell table:formula="of:=[.B280]-[.B$8]" office:value-type="float" office:value="768.500000000007" calcext:value-type="float">
            <text:p>768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/>
          <table:table-cell office:value-type="float" office:value="66151" calcext:value-type="float">
            <text:p>66151</text:p>
          </table:table-cell>
          <table:table-cell table:formula="of:=[.B281]-[.B$8]" office:value-type="float" office:value="771.400000000002" calcext:value-type="float">
            <text:p>771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66153.9" calcext:value-type="float">
            <text:p>66153.9</text:p>
          </table:table-cell>
          <table:table-cell table:formula="of:=[.B282]-[.B$8]" office:value-type="float" office:value="774.299999999996" calcext:value-type="float">
            <text:p>774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66156.8" calcext:value-type="float">
            <text:p>66156.8</text:p>
          </table:table-cell>
          <table:table-cell table:formula="of:=[.B283]-[.B$8]" office:value-type="float" office:value="777.200000000004" calcext:value-type="float">
            <text:p>777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float" office:value="66159.7" calcext:value-type="float">
            <text:p>66159.7</text:p>
          </table:table-cell>
          <table:table-cell table:formula="of:=[.B284]-[.B$8]" office:value-type="float" office:value="780.099999999999" calcext:value-type="float">
            <text:p>780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float" office:value="66162.6" calcext:value-type="float">
            <text:p>66162.6</text:p>
          </table:table-cell>
          <table:table-cell table:formula="of:=[.B285]-[.B$8]" office:value-type="float" office:value="783.000000000007" calcext:value-type="float">
            <text:p>783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165.4" calcext:value-type="float">
            <text:p>66165.4</text:p>
          </table:table-cell>
          <table:table-cell table:formula="of:=[.B286]-[.B$8]" office:value-type="float" office:value="785.799999999996" calcext:value-type="float">
            <text:p>785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168.2" calcext:value-type="float">
            <text:p>66168.2</text:p>
          </table:table-cell>
          <table:table-cell table:formula="of:=[.B287]-[.B$8]" office:value-type="float" office:value="788.599999999999" calcext:value-type="float">
            <text:p>788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171" calcext:value-type="float">
            <text:p>66171</text:p>
          </table:table-cell>
          <table:table-cell table:formula="of:=[.B288]-[.B$8]" office:value-type="float" office:value="791.400000000002" calcext:value-type="float">
            <text:p>791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173.9" calcext:value-type="float">
            <text:p>66173.9</text:p>
          </table:table-cell>
          <table:table-cell table:formula="of:=[.B289]-[.B$8]" office:value-type="float" office:value="794.299999999996" calcext:value-type="float">
            <text:p>794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float" office:value="66176.8" calcext:value-type="float">
            <text:p>66176.8</text:p>
          </table:table-cell>
          <table:table-cell table:formula="of:=[.B290]-[.B$8]" office:value-type="float" office:value="797.200000000004" calcext:value-type="float">
            <text:p>797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float" office:value="66179.7" calcext:value-type="float">
            <text:p>66179.7</text:p>
          </table:table-cell>
          <table:table-cell table:formula="of:=[.B291]-[.B$8]" office:value-type="float" office:value="800.099999999999" calcext:value-type="float">
            <text:p>800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float" office:value="66182.5" calcext:value-type="float">
            <text:p>66182.5</text:p>
          </table:table-cell>
          <table:table-cell table:formula="of:=[.B292]-[.B$8]" office:value-type="float" office:value="802.900000000002" calcext:value-type="float">
            <text:p>802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185.4" calcext:value-type="float">
            <text:p>66185.4</text:p>
          </table:table-cell>
          <table:table-cell table:formula="of:=[.B293]-[.B$8]" office:value-type="float" office:value="805.799999999996" calcext:value-type="float">
            <text:p>805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188.2" calcext:value-type="float">
            <text:p>66188.2</text:p>
          </table:table-cell>
          <table:table-cell table:formula="of:=[.B294]-[.B$8]" office:value-type="float" office:value="808.599999999999" calcext:value-type="float">
            <text:p>808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191" calcext:value-type="float">
            <text:p>66191</text:p>
          </table:table-cell>
          <table:table-cell table:formula="of:=[.B295]-[.B$8]" office:value-type="float" office:value="811.400000000002" calcext:value-type="float">
            <text:p>811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193.8" calcext:value-type="float">
            <text:p>66193.8</text:p>
          </table:table-cell>
          <table:table-cell table:formula="of:=[.B296]-[.B$8]" office:value-type="float" office:value="814.200000000004" calcext:value-type="float">
            <text:p>814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196.7" calcext:value-type="float">
            <text:p>66196.7</text:p>
          </table:table-cell>
          <table:table-cell table:formula="of:=[.B297]-[.B$8]" office:value-type="float" office:value="817.099999999999" calcext:value-type="float">
            <text:p>817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199.6" calcext:value-type="float">
            <text:p>66199.6</text:p>
          </table:table-cell>
          <table:table-cell table:formula="of:=[.B298]-[.B$8]" office:value-type="float" office:value="820.000000000007" calcext:value-type="float">
            <text:p>820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202.3" calcext:value-type="float">
            <text:p>66202.3</text:p>
          </table:table-cell>
          <table:table-cell table:formula="of:=[.B299]-[.B$8]" office:value-type="float" office:value="822.700000000004" calcext:value-type="float">
            <text:p>822.7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205.2" calcext:value-type="float">
            <text:p>66205.2</text:p>
          </table:table-cell>
          <table:table-cell table:formula="of:=[.B300]-[.B$8]" office:value-type="float" office:value="825.599999999999" calcext:value-type="float">
            <text:p>825.5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208.1" calcext:value-type="float">
            <text:p>66208.1</text:p>
          </table:table-cell>
          <table:table-cell table:formula="of:=[.B301]-[.B$8]" office:value-type="float" office:value="828.500000000007" calcext:value-type="float">
            <text:p>828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210.9" calcext:value-type="float">
            <text:p>66210.9</text:p>
          </table:table-cell>
          <table:table-cell table:formula="of:=[.B302]-[.B$8]" office:value-type="float" office:value="831.299999999996" calcext:value-type="float">
            <text:p>831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213.8" calcext:value-type="float">
            <text:p>66213.8</text:p>
          </table:table-cell>
          <table:table-cell table:formula="of:=[.B303]-[.B$8]" office:value-type="float" office:value="834.200000000004" calcext:value-type="float">
            <text:p>834.200000000004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216.7" calcext:value-type="float">
            <text:p>66216.7</text:p>
          </table:table-cell>
          <table:table-cell table:formula="of:=[.B304]-[.B$8]" office:value-type="float" office:value="837.099999999999" calcext:value-type="float">
            <text:p>837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19.6" calcext:value-type="float">
            <text:p>66219.6</text:p>
          </table:table-cell>
          <table:table-cell table:formula="of:=[.B305]-[.B$8]" office:value-type="float" office:value="840.000000000007" calcext:value-type="float">
            <text:p>840.0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22.5" calcext:value-type="float">
            <text:p>66222.5</text:p>
          </table:table-cell>
          <table:table-cell table:formula="of:=[.B306]-[.B$8]" office:value-type="float" office:value="842.900000000002" calcext:value-type="float">
            <text:p>842.9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25.4" calcext:value-type="float">
            <text:p>66225.4</text:p>
          </table:table-cell>
          <table:table-cell table:formula="of:=[.B307]-[.B$8]" office:value-type="float" office:value="845.799999999996" calcext:value-type="float">
            <text:p>845.7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28.1" calcext:value-type="float">
            <text:p>66228.1</text:p>
          </table:table-cell>
          <table:table-cell table:formula="of:=[.B308]-[.B$8]" office:value-type="float" office:value="848.500000000007" calcext:value-type="float">
            <text:p>848.50000000000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31" calcext:value-type="float">
            <text:p>66231</text:p>
          </table:table-cell>
          <table:table-cell table:formula="of:=[.B309]-[.B$8]" office:value-type="float" office:value="851.400000000002" calcext:value-type="float">
            <text:p>851.400000000002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33.9" calcext:value-type="float">
            <text:p>66233.9</text:p>
          </table:table-cell>
          <table:table-cell table:formula="of:=[.B310]-[.B$8]" office:value-type="float" office:value="854.299999999996" calcext:value-type="float">
            <text:p>854.299999999996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36.7" calcext:value-type="float">
            <text:p>66236.7</text:p>
          </table:table-cell>
          <table:table-cell table:formula="of:=[.B311]-[.B$8]" office:value-type="float" office:value="857.099999999999" calcext:value-type="float">
            <text:p>857.0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39.5" calcext:value-type="float">
            <text:p>66239.5</text:p>
          </table:table-cell>
          <table:table-cell table:formula="of:=[.B312]-[.B$8]" office:value-type="float" office:value="859.900000000002" calcext:value-type="float">
            <text:p>859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42.4" calcext:value-type="float">
            <text:p>66242.4</text:p>
          </table:table-cell>
          <table:table-cell table:formula="of:=[.B313]-[.B$8]" office:value-type="float" office:value="862.799999999996" calcext:value-type="float">
            <text:p>862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45.3" calcext:value-type="float">
            <text:p>66245.3</text:p>
          </table:table-cell>
          <table:table-cell table:formula="of:=[.B314]-[.B$8]" office:value-type="float" office:value="865.700000000004" calcext:value-type="float">
            <text:p>865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48.2" calcext:value-type="float">
            <text:p>66248.2</text:p>
          </table:table-cell>
          <table:table-cell table:formula="of:=[.B315]-[.B$8]" office:value-type="float" office:value="868.599999999999" calcext:value-type="float">
            <text:p>868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51" calcext:value-type="float">
            <text:p>66251</text:p>
          </table:table-cell>
          <table:table-cell table:formula="of:=[.B316]-[.B$8]" office:value-type="float" office:value="871.400000000002" calcext:value-type="float">
            <text:p>871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253.9" calcext:value-type="float">
            <text:p>66253.9</text:p>
          </table:table-cell>
          <table:table-cell table:formula="of:=[.B317]-[.B$8]" office:value-type="float" office:value="874.299999999996" calcext:value-type="float">
            <text:p>874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256.8" calcext:value-type="float">
            <text:p>66256.8</text:p>
          </table:table-cell>
          <table:table-cell table:formula="of:=[.B318]-[.B$8]" office:value-type="float" office:value="877.200000000004" calcext:value-type="float">
            <text:p>877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259.7" calcext:value-type="float">
            <text:p>66259.7</text:p>
          </table:table-cell>
          <table:table-cell table:formula="of:=[.B319]-[.B$8]" office:value-type="float" office:value="880.099999999999" calcext:value-type="float">
            <text:p>880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262.6" calcext:value-type="float">
            <text:p>66262.6</text:p>
          </table:table-cell>
          <table:table-cell table:formula="of:=[.B320]-[.B$8]" office:value-type="float" office:value="883.000000000007" calcext:value-type="float">
            <text:p>883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265.4" calcext:value-type="float">
            <text:p>66265.4</text:p>
          </table:table-cell>
          <table:table-cell table:formula="of:=[.B321]-[.B$8]" office:value-type="float" office:value="885.799999999996" calcext:value-type="float">
            <text:p>885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268.2" calcext:value-type="float">
            <text:p>66268.2</text:p>
          </table:table-cell>
          <table:table-cell table:formula="of:=[.B322]-[.B$8]" office:value-type="float" office:value="888.599999999999" calcext:value-type="float">
            <text:p>888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271.1" calcext:value-type="float">
            <text:p>66271.1</text:p>
          </table:table-cell>
          <table:table-cell table:formula="of:=[.B323]-[.B$8]" office:value-type="float" office:value="891.500000000007" calcext:value-type="float">
            <text:p>891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274" calcext:value-type="float">
            <text:p>66274</text:p>
          </table:table-cell>
          <table:table-cell table:formula="of:=[.B324]-[.B$8]" office:value-type="float" office:value="894.400000000002" calcext:value-type="float">
            <text:p>894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66276.8" calcext:value-type="float">
            <text:p>66276.8</text:p>
          </table:table-cell>
          <table:table-cell table:formula="of:=[.B325]-[.B$8]" office:value-type="float" office:value="897.200000000004" calcext:value-type="float">
            <text:p>897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66279.7" calcext:value-type="float">
            <text:p>66279.7</text:p>
          </table:table-cell>
          <table:table-cell table:formula="of:=[.B326]-[.B$8]" office:value-type="float" office:value="900.099999999999" calcext:value-type="float">
            <text:p>900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66282.5" calcext:value-type="float">
            <text:p>66282.5</text:p>
          </table:table-cell>
          <table:table-cell table:formula="of:=[.B327]-[.B$8]" office:value-type="float" office:value="902.900000000002" calcext:value-type="float">
            <text:p>902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66285.3" calcext:value-type="float">
            <text:p>66285.3</text:p>
          </table:table-cell>
          <table:table-cell table:formula="of:=[.B328]-[.B$8]" office:value-type="float" office:value="905.700000000004" calcext:value-type="float">
            <text:p>905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66288.2" calcext:value-type="float">
            <text:p>66288.2</text:p>
          </table:table-cell>
          <table:table-cell table:formula="of:=[.B329]-[.B$8]" office:value-type="float" office:value="908.599999999999" calcext:value-type="float">
            <text:p>908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66291.1" calcext:value-type="float">
            <text:p>66291.1</text:p>
          </table:table-cell>
          <table:table-cell table:formula="of:=[.B330]-[.B$8]" office:value-type="float" office:value="911.500000000007" calcext:value-type="float">
            <text:p>911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66294" calcext:value-type="float">
            <text:p>66294</text:p>
          </table:table-cell>
          <table:table-cell table:formula="of:=[.B331]-[.B$8]" office:value-type="float" office:value="914.400000000002" calcext:value-type="float">
            <text:p>914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66296.9" calcext:value-type="float">
            <text:p>66296.9</text:p>
          </table:table-cell>
          <table:table-cell table:formula="of:=[.B332]-[.B$8]" office:value-type="float" office:value="917.299999999996" calcext:value-type="float">
            <text:p>917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float" office:value="66299.8" calcext:value-type="float">
            <text:p>66299.8</text:p>
          </table:table-cell>
          <table:table-cell table:formula="of:=[.B333]-[.B$8]" office:value-type="float" office:value="920.200000000004" calcext:value-type="float">
            <text:p>920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/>
          <table:table-cell office:value-type="float" office:value="66302.7" calcext:value-type="float">
            <text:p>66302.7</text:p>
          </table:table-cell>
          <table:table-cell table:formula="of:=[.B334]-[.B$8]" office:value-type="float" office:value="923.099999999999" calcext:value-type="float">
            <text:p>923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/>
          <table:table-cell office:value-type="float" office:value="66305.5" calcext:value-type="float">
            <text:p>66305.5</text:p>
          </table:table-cell>
          <table:table-cell table:formula="of:=[.B335]-[.B$8]" office:value-type="float" office:value="925.900000000002" calcext:value-type="float">
            <text:p>925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/>
          <table:table-cell office:value-type="float" office:value="66308.4" calcext:value-type="float">
            <text:p>66308.4</text:p>
          </table:table-cell>
          <table:table-cell table:formula="of:=[.B336]-[.B$8]" office:value-type="float" office:value="928.799999999996" calcext:value-type="float">
            <text:p>928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/>
          <table:table-cell office:value-type="float" office:value="66311.3" calcext:value-type="float">
            <text:p>66311.3</text:p>
          </table:table-cell>
          <table:table-cell table:formula="of:=[.B337]-[.B$8]" office:value-type="float" office:value="931.700000000004" calcext:value-type="float">
            <text:p>931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/>
          <table:table-cell office:value-type="float" office:value="66314.2" calcext:value-type="float">
            <text:p>66314.2</text:p>
          </table:table-cell>
          <table:table-cell table:formula="of:=[.B338]-[.B$8]" office:value-type="float" office:value="934.599999999999" calcext:value-type="float">
            <text:p>934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66317.1" calcext:value-type="float">
            <text:p>66317.1</text:p>
          </table:table-cell>
          <table:table-cell table:formula="of:=[.B339]-[.B$8]" office:value-type="float" office:value="937.500000000007" calcext:value-type="float">
            <text:p>937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/>
          <table:table-cell office:value-type="float" office:value="66319.9" calcext:value-type="float">
            <text:p>66319.9</text:p>
          </table:table-cell>
          <table:table-cell table:formula="of:=[.B340]-[.B$8]" office:value-type="float" office:value="940.299999999996" calcext:value-type="float">
            <text:p>940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66322.8" calcext:value-type="float">
            <text:p>66322.8</text:p>
          </table:table-cell>
          <table:table-cell table:formula="of:=[.B341]-[.B$8]" office:value-type="float" office:value="943.200000000004" calcext:value-type="float">
            <text:p>943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66325.6" calcext:value-type="float">
            <text:p>66325.6</text:p>
          </table:table-cell>
          <table:table-cell table:formula="of:=[.B342]-[.B$8]" office:value-type="float" office:value="946.000000000007" calcext:value-type="float">
            <text:p>946.0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/>
          <table:table-cell office:value-type="float" office:value="66328.4" calcext:value-type="float">
            <text:p>66328.4</text:p>
          </table:table-cell>
          <table:table-cell table:formula="of:=[.B343]-[.B$8]" office:value-type="float" office:value="948.799999999996" calcext:value-type="float">
            <text:p>948.7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331.3" calcext:value-type="float">
            <text:p>66331.3</text:p>
          </table:table-cell>
          <table:table-cell table:formula="of:=[.B344]-[.B$8]" office:value-type="float" office:value="951.700000000004" calcext:value-type="float">
            <text:p>951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334.1" calcext:value-type="float">
            <text:p>66334.1</text:p>
          </table:table-cell>
          <table:table-cell table:formula="of:=[.B345]-[.B$8]" office:value-type="float" office:value="954.500000000007" calcext:value-type="float">
            <text:p>954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/>
          <table:table-cell office:value-type="float" office:value="66337" calcext:value-type="float">
            <text:p>66337</text:p>
          </table:table-cell>
          <table:table-cell table:formula="of:=[.B346]-[.B$8]" office:value-type="float" office:value="957.400000000002" calcext:value-type="float">
            <text:p>957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339.9" calcext:value-type="float">
            <text:p>66339.9</text:p>
          </table:table-cell>
          <table:table-cell table:formula="of:=[.B347]-[.B$8]" office:value-type="float" office:value="960.299999999996" calcext:value-type="float">
            <text:p>960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342.8" calcext:value-type="float">
            <text:p>66342.8</text:p>
          </table:table-cell>
          <table:table-cell table:formula="of:=[.B348]-[.B$8]" office:value-type="float" office:value="963.200000000004" calcext:value-type="float">
            <text:p>963.2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345.7" calcext:value-type="float">
            <text:p>66345.7</text:p>
          </table:table-cell>
          <table:table-cell table:formula="of:=[.B349]-[.B$8]" office:value-type="float" office:value="966.099999999999" calcext:value-type="float">
            <text:p>966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348.5" calcext:value-type="float">
            <text:p>66348.5</text:p>
          </table:table-cell>
          <table:table-cell table:formula="of:=[.B350]-[.B$8]" office:value-type="float" office:value="968.900000000002" calcext:value-type="float">
            <text:p>968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351.5" calcext:value-type="float">
            <text:p>66351.5</text:p>
          </table:table-cell>
          <table:table-cell table:formula="of:=[.B351]-[.B$8]" office:value-type="float" office:value="971.900000000002" calcext:value-type="float">
            <text:p>971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354.3" calcext:value-type="float">
            <text:p>66354.3</text:p>
          </table:table-cell>
          <table:table-cell table:formula="of:=[.B352]-[.B$8]" office:value-type="float" office:value="974.700000000004" calcext:value-type="float">
            <text:p>974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357.2" calcext:value-type="float">
            <text:p>66357.2</text:p>
          </table:table-cell>
          <table:table-cell table:formula="of:=[.B353]-[.B$8]" office:value-type="float" office:value="977.599999999999" calcext:value-type="float">
            <text:p>977.5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360.1" calcext:value-type="float">
            <text:p>66360.1</text:p>
          </table:table-cell>
          <table:table-cell table:formula="of:=[.B354]-[.B$8]" office:value-type="float" office:value="980.500000000007" calcext:value-type="float">
            <text:p>980.500000000007</text:p>
          </table:table-cell>
          <table:table-cell office:value-type="float" office:value="40" calcext:value-type="float">
            <text:p>4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float" office:value="66363" calcext:value-type="float">
            <text:p>66363</text:p>
          </table:table-cell>
          <table:table-cell table:formula="of:=[.B355]-[.B$8]" office:value-type="float" office:value="983.400000000002" calcext:value-type="float">
            <text:p>983.4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float" office:value="66365.9" calcext:value-type="float">
            <text:p>66365.9</text:p>
          </table:table-cell>
          <table:table-cell table:formula="of:=[.B356]-[.B$8]" office:value-type="float" office:value="986.299999999996" calcext:value-type="float">
            <text:p>986.299999999996</text:p>
          </table:table-cell>
          <table:table-cell office:value-type="float" office:value="40" calcext:value-type="float">
            <text:p>4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float" office:value="66368.8" calcext:value-type="float">
            <text:p>66368.8</text:p>
          </table:table-cell>
          <table:table-cell table:formula="of:=[.B357]-[.B$8]" office:value-type="float" office:value="989.200000000004" calcext:value-type="float">
            <text:p>989.20000000000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6371.7" calcext:value-type="float">
            <text:p>66371.7</text:p>
          </table:table-cell>
          <table:table-cell table:formula="of:=[.B358]-[.B$8]" office:value-type="float" office:value="992.099999999999" calcext:value-type="float">
            <text:p>992.099999999999</text:p>
          </table:table-cell>
          <table:table-cell office:value-type="float" office:value="40" calcext:value-type="float">
            <text:p>40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66374.5" calcext:value-type="float">
            <text:p>66374.5</text:p>
          </table:table-cell>
          <table:table-cell table:formula="of:=[.B359]-[.B$8]" office:value-type="float" office:value="994.900000000002" calcext:value-type="float">
            <text:p>994.900000000002</text:p>
          </table:table-cell>
          <table:table-cell office:value-type="float" office:value="40" calcext:value-type="float">
            <text:p>40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66377.3" calcext:value-type="float">
            <text:p>66377.3</text:p>
          </table:table-cell>
          <table:table-cell table:formula="of:=[.B360]-[.B$8]" office:value-type="float" office:value="997.700000000004" calcext:value-type="float">
            <text:p>997.700000000004</text:p>
          </table:table-cell>
          <table:table-cell office:value-type="float" office:value="40" calcext:value-type="float">
            <text:p>40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66380.1" calcext:value-type="float">
            <text:p>66380.1</text:p>
          </table:table-cell>
          <table:table-cell table:formula="of:=[.B361]-[.B$8]" office:value-type="float" office:value="1000.50000000001" calcext:value-type="float">
            <text:p>1000.5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66382.9" calcext:value-type="float">
            <text:p>66382.9</text:p>
          </table:table-cell>
          <table:table-cell table:formula="of:=[.B362]-[.B$8]" office:value-type="float" office:value="1003.3" calcext:value-type="float">
            <text:p>1003.3</text:p>
          </table:table-cell>
          <table:table-cell office:value-type="float" office:value="40" calcext:value-type="float">
            <text:p>40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66385.7" calcext:value-type="float">
            <text:p>66385.7</text:p>
          </table:table-cell>
          <table:table-cell table:formula="of:=[.B363]-[.B$8]" office:value-type="float" office:value="1006.1" calcext:value-type="float">
            <text:p>1006.1</text:p>
          </table:table-cell>
          <table:table-cell office:value-type="float" office:value="40" calcext:value-type="float">
            <text:p>40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/>
          <table:table-cell office:value-type="float" office:value="66388.6" calcext:value-type="float">
            <text:p>66388.6</text:p>
          </table:table-cell>
          <table:table-cell table:formula="of:=[.B364]-[.B$8]" office:value-type="float" office:value="1009.00000000001" calcext:value-type="float">
            <text:p>1009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/>
          <table:table-cell office:value-type="float" office:value="66391.4" calcext:value-type="float">
            <text:p>66391.4</text:p>
          </table:table-cell>
          <table:table-cell table:formula="of:=[.B365]-[.B$8]" office:value-type="float" office:value="1011.8" calcext:value-type="float">
            <text:p>1011.8</text:p>
          </table:table-cell>
          <table:table-cell office:value-type="float" office:value="40" calcext:value-type="float">
            <text:p>4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/>
          <table:table-cell office:value-type="float" office:value="66394.2" calcext:value-type="float">
            <text:p>66394.2</text:p>
          </table:table-cell>
          <table:table-cell table:formula="of:=[.B366]-[.B$8]" office:value-type="float" office:value="1014.6" calcext:value-type="float">
            <text:p>1014.6</text:p>
          </table:table-cell>
          <table:table-cell office:value-type="float" office:value="40" calcext:value-type="float">
            <text:p>4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/>
          <table:table-cell office:value-type="float" office:value="66397" calcext:value-type="float">
            <text:p>66397</text:p>
          </table:table-cell>
          <table:table-cell table:formula="of:=[.B367]-[.B$8]" office:value-type="float" office:value="1017.4" calcext:value-type="float">
            <text:p>1017.4</text:p>
          </table:table-cell>
          <table:table-cell office:value-type="float" office:value="40" calcext:value-type="float">
            <text:p>4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/>
          <table:table-cell office:value-type="float" office:value="66399.7" calcext:value-type="float">
            <text:p>66399.7</text:p>
          </table:table-cell>
          <table:table-cell table:formula="of:=[.B368]-[.B$8]" office:value-type="float" office:value="1020.1" calcext:value-type="float">
            <text:p>1020.1</text:p>
          </table:table-cell>
          <table:table-cell office:value-type="float" office:value="40" calcext:value-type="float">
            <text:p>4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/>
          <table:table-cell office:value-type="float" office:value="66402.6" calcext:value-type="float">
            <text:p>66402.6</text:p>
          </table:table-cell>
          <table:table-cell table:formula="of:=[.B369]-[.B$8]" office:value-type="float" office:value="1023.00000000001" calcext:value-type="float">
            <text:p>1023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/>
          <table:table-cell office:value-type="float" office:value="66405.5" calcext:value-type="float">
            <text:p>66405.5</text:p>
          </table:table-cell>
          <table:table-cell table:formula="of:=[.B370]-[.B$8]" office:value-type="float" office:value="1025.9" calcext:value-type="float">
            <text:p>1025.9</text:p>
          </table:table-cell>
          <table:table-cell office:value-type="float" office:value="40" calcext:value-type="float">
            <text:p>40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/>
          <table:table-cell office:value-type="float" office:value="66408.4" calcext:value-type="float">
            <text:p>66408.4</text:p>
          </table:table-cell>
          <table:table-cell table:formula="of:=[.B371]-[.B$8]" office:value-type="float" office:value="1028.8" calcext:value-type="float">
            <text:p>1028.8</text:p>
          </table:table-cell>
          <table:table-cell office:value-type="float" office:value="40" calcext:value-type="float">
            <text:p>40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/>
          <table:table-cell office:value-type="float" office:value="66411.2" calcext:value-type="float">
            <text:p>66411.2</text:p>
          </table:table-cell>
          <table:table-cell table:formula="of:=[.B372]-[.B$8]" office:value-type="float" office:value="1031.6" calcext:value-type="float">
            <text:p>1031.6</text:p>
          </table:table-cell>
          <table:table-cell office:value-type="float" office:value="40" calcext:value-type="float">
            <text:p>4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66414" calcext:value-type="float">
            <text:p>66414</text:p>
          </table:table-cell>
          <table:table-cell table:formula="of:=[.B373]-[.B$8]" office:value-type="float" office:value="1034.4" calcext:value-type="float">
            <text:p>1034.4</text:p>
          </table:table-cell>
          <table:table-cell office:value-type="float" office:value="40" calcext:value-type="float">
            <text:p>4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66416.8" calcext:value-type="float">
            <text:p>66416.8</text:p>
          </table:table-cell>
          <table:table-cell table:formula="of:=[.B374]-[.B$8]" office:value-type="float" office:value="1037.2" calcext:value-type="float">
            <text:p>1037.2</text:p>
          </table:table-cell>
          <table:table-cell office:value-type="float" office:value="40" calcext:value-type="float">
            <text:p>4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66419.7" calcext:value-type="float">
            <text:p>66419.7</text:p>
          </table:table-cell>
          <table:table-cell table:formula="of:=[.B375]-[.B$8]" office:value-type="float" office:value="1040.1" calcext:value-type="float">
            <text:p>1040.1</text:p>
          </table:table-cell>
          <table:table-cell office:value-type="float" office:value="40" calcext:value-type="float">
            <text:p>4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66422.6" calcext:value-type="float">
            <text:p>66422.6</text:p>
          </table:table-cell>
          <table:table-cell table:formula="of:=[.B376]-[.B$8]" office:value-type="float" office:value="1043.00000000001" calcext:value-type="float">
            <text:p>1043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66425.5" calcext:value-type="float">
            <text:p>66425.5</text:p>
          </table:table-cell>
          <table:table-cell table:formula="of:=[.B377]-[.B$8]" office:value-type="float" office:value="1045.9" calcext:value-type="float">
            <text:p>1045.9</text:p>
          </table:table-cell>
          <table:table-cell office:value-type="float" office:value="60" calcext:value-type="float">
            <text:p>6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66428.4" calcext:value-type="float">
            <text:p>66428.4</text:p>
          </table:table-cell>
          <table:table-cell table:formula="of:=[.B378]-[.B$8]" office:value-type="float" office:value="1048.8" calcext:value-type="float">
            <text:p>1048.8</text:p>
          </table:table-cell>
          <table:table-cell office:value-type="float" office:value="60" calcext:value-type="float">
            <text:p>6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66431.2" calcext:value-type="float">
            <text:p>66431.2</text:p>
          </table:table-cell>
          <table:table-cell table:formula="of:=[.B379]-[.B$8]" office:value-type="float" office:value="1051.6" calcext:value-type="float">
            <text:p>1051.6</text:p>
          </table:table-cell>
          <table:table-cell office:value-type="float" office:value="60" calcext:value-type="float">
            <text:p>6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66433.9" calcext:value-type="float">
            <text:p>66433.9</text:p>
          </table:table-cell>
          <table:table-cell table:formula="of:=[.B380]-[.B$8]" office:value-type="float" office:value="1054.3" calcext:value-type="float">
            <text:p>1054.3</text:p>
          </table:table-cell>
          <table:table-cell office:value-type="float" office:value="60" calcext:value-type="float">
            <text:p>6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/>
          <table:table-cell office:value-type="float" office:value="66436.9" calcext:value-type="float">
            <text:p>66436.9</text:p>
          </table:table-cell>
          <table:table-cell table:formula="of:=[.B381]-[.B$8]" office:value-type="float" office:value="1057.3" calcext:value-type="float">
            <text:p>1057.3</text:p>
          </table:table-cell>
          <table:table-cell office:value-type="float" office:value="60" calcext:value-type="float">
            <text:p>6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/>
          <table:table-cell office:value-type="float" office:value="66439.7" calcext:value-type="float">
            <text:p>66439.7</text:p>
          </table:table-cell>
          <table:table-cell table:formula="of:=[.B382]-[.B$8]" office:value-type="float" office:value="1060.1" calcext:value-type="float">
            <text:p>1060.1</text:p>
          </table:table-cell>
          <table:table-cell office:value-type="float" office:value="60" calcext:value-type="float">
            <text:p>6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/>
          <table:table-cell office:value-type="float" office:value="66442.6" calcext:value-type="float">
            <text:p>66442.6</text:p>
          </table:table-cell>
          <table:table-cell table:formula="of:=[.B383]-[.B$8]" office:value-type="float" office:value="1063.00000000001" calcext:value-type="float">
            <text:p>1063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/>
          <table:table-cell office:value-type="float" office:value="66445.4" calcext:value-type="float">
            <text:p>66445.4</text:p>
          </table:table-cell>
          <table:table-cell table:formula="of:=[.B384]-[.B$8]" office:value-type="float" office:value="1065.8" calcext:value-type="float">
            <text:p>1065.8</text:p>
          </table:table-cell>
          <table:table-cell office:value-type="float" office:value="60" calcext:value-type="float">
            <text:p>6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/>
          <table:table-cell office:value-type="float" office:value="66448.1" calcext:value-type="float">
            <text:p>66448.1</text:p>
          </table:table-cell>
          <table:table-cell table:formula="of:=[.B385]-[.B$8]" office:value-type="float" office:value="1068.50000000001" calcext:value-type="float">
            <text:p>1068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/>
          <table:table-cell office:value-type="float" office:value="66451" calcext:value-type="float">
            <text:p>66451</text:p>
          </table:table-cell>
          <table:table-cell table:formula="of:=[.B386]-[.B$8]" office:value-type="float" office:value="1071.4" calcext:value-type="float">
            <text:p>1071.4</text:p>
          </table:table-cell>
          <table:table-cell office:value-type="float" office:value="60" calcext:value-type="float">
            <text:p>6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/>
          <table:table-cell office:value-type="float" office:value="66453.9" calcext:value-type="float">
            <text:p>66453.9</text:p>
          </table:table-cell>
          <table:table-cell table:formula="of:=[.B387]-[.B$8]" office:value-type="float" office:value="1074.3" calcext:value-type="float">
            <text:p>1074.3</text:p>
          </table:table-cell>
          <table:table-cell office:value-type="float" office:value="60" calcext:value-type="float">
            <text:p>6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/>
          <table:table-cell office:value-type="float" office:value="66456.7" calcext:value-type="float">
            <text:p>66456.7</text:p>
          </table:table-cell>
          <table:table-cell table:formula="of:=[.B388]-[.B$8]" office:value-type="float" office:value="1077.1" calcext:value-type="float">
            <text:p>1077.1</text:p>
          </table:table-cell>
          <table:table-cell office:value-type="float" office:value="60" calcext:value-type="float">
            <text:p>6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459.6" calcext:value-type="float">
            <text:p>66459.6</text:p>
          </table:table-cell>
          <table:table-cell table:formula="of:=[.B389]-[.B$8]" office:value-type="float" office:value="1080.00000000001" calcext:value-type="float">
            <text:p>1080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462.3" calcext:value-type="float">
            <text:p>66462.3</text:p>
          </table:table-cell>
          <table:table-cell table:formula="of:=[.B390]-[.B$8]" office:value-type="float" office:value="1082.7" calcext:value-type="float">
            <text:p>1082.7</text:p>
          </table:table-cell>
          <table:table-cell office:value-type="float" office:value="60" calcext:value-type="float">
            <text:p>6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/>
          <table:table-cell office:value-type="float" office:value="66465.2" calcext:value-type="float">
            <text:p>66465.2</text:p>
          </table:table-cell>
          <table:table-cell table:formula="of:=[.B391]-[.B$8]" office:value-type="float" office:value="1085.6" calcext:value-type="float">
            <text:p>1085.6</text:p>
          </table:table-cell>
          <table:table-cell office:value-type="float" office:value="60" calcext:value-type="float">
            <text:p>6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/>
          <table:table-cell office:value-type="float" office:value="66468" calcext:value-type="float">
            <text:p>66468</text:p>
          </table:table-cell>
          <table:table-cell table:formula="of:=[.B392]-[.B$8]" office:value-type="float" office:value="1088.4" calcext:value-type="float">
            <text:p>1088.4</text:p>
          </table:table-cell>
          <table:table-cell office:value-type="float" office:value="60" calcext:value-type="float">
            <text:p>60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/>
          <table:table-cell office:value-type="float" office:value="66470.8" calcext:value-type="float">
            <text:p>66470.8</text:p>
          </table:table-cell>
          <table:table-cell table:formula="of:=[.B393]-[.B$8]" office:value-type="float" office:value="1091.2" calcext:value-type="float">
            <text:p>1091.2</text:p>
          </table:table-cell>
          <table:table-cell office:value-type="float" office:value="60" calcext:value-type="float">
            <text:p>60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/>
          <table:table-cell office:value-type="float" office:value="66473.6" calcext:value-type="float">
            <text:p>66473.6</text:p>
          </table:table-cell>
          <table:table-cell table:formula="of:=[.B394]-[.B$8]" office:value-type="float" office:value="1094.00000000001" calcext:value-type="float">
            <text:p>1094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66476.5" calcext:value-type="float">
            <text:p>66476.5</text:p>
          </table:table-cell>
          <table:table-cell table:formula="of:=[.B395]-[.B$8]" office:value-type="float" office:value="1096.9" calcext:value-type="float">
            <text:p>1096.9</text:p>
          </table:table-cell>
          <table:table-cell office:value-type="float" office:value="60" calcext:value-type="float">
            <text:p>6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66479.3" calcext:value-type="float">
            <text:p>66479.3</text:p>
          </table:table-cell>
          <table:table-cell table:formula="of:=[.B396]-[.B$8]" office:value-type="float" office:value="1099.7" calcext:value-type="float">
            <text:p>1099.7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66482.1" calcext:value-type="float">
            <text:p>66482.1</text:p>
          </table:table-cell>
          <table:table-cell table:formula="of:=[.B397]-[.B$8]" office:value-type="float" office:value="1102.50000000001" calcext:value-type="float">
            <text:p>1102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66484.9" calcext:value-type="float">
            <text:p>66484.9</text:p>
          </table:table-cell>
          <table:table-cell table:formula="of:=[.B398]-[.B$8]" office:value-type="float" office:value="1105.3" calcext:value-type="float">
            <text:p>1105.3</text:p>
          </table:table-cell>
          <table:table-cell office:value-type="float" office:value="60" calcext:value-type="float">
            <text:p>6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66487.7" calcext:value-type="float">
            <text:p>66487.7</text:p>
          </table:table-cell>
          <table:table-cell table:formula="of:=[.B399]-[.B$8]" office:value-type="float" office:value="1108.1" calcext:value-type="float">
            <text:p>1108.1</text:p>
          </table:table-cell>
          <table:table-cell office:value-type="float" office:value="60" calcext:value-type="float">
            <text:p>60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/>
          <table:table-cell office:value-type="float" office:value="66490.5" calcext:value-type="float">
            <text:p>66490.5</text:p>
          </table:table-cell>
          <table:table-cell table:formula="of:=[.B400]-[.B$8]" office:value-type="float" office:value="1110.9" calcext:value-type="float">
            <text:p>1110.9</text:p>
          </table:table-cell>
          <table:table-cell office:value-type="float" office:value="60" calcext:value-type="float">
            <text:p>6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66493.4" calcext:value-type="float">
            <text:p>66493.4</text:p>
          </table:table-cell>
          <table:table-cell table:formula="of:=[.B401]-[.B$8]" office:value-type="float" office:value="1113.8" calcext:value-type="float">
            <text:p>1113.8</text:p>
          </table:table-cell>
          <table:table-cell office:value-type="float" office:value="60" calcext:value-type="float">
            <text:p>6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/>
          <table:table-cell office:value-type="float" office:value="66496.1" calcext:value-type="float">
            <text:p>66496.1</text:p>
          </table:table-cell>
          <table:table-cell table:formula="of:=[.B402]-[.B$8]" office:value-type="float" office:value="1116.50000000001" calcext:value-type="float">
            <text:p>1116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66498.9" calcext:value-type="float">
            <text:p>66498.9</text:p>
          </table:table-cell>
          <table:table-cell table:formula="of:=[.B403]-[.B$8]" office:value-type="float" office:value="1119.3" calcext:value-type="float">
            <text:p>1119.3</text:p>
          </table:table-cell>
          <table:table-cell office:value-type="float" office:value="60" calcext:value-type="float">
            <text:p>6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66501.8" calcext:value-type="float">
            <text:p>66501.8</text:p>
          </table:table-cell>
          <table:table-cell table:formula="of:=[.B404]-[.B$8]" office:value-type="float" office:value="1122.2" calcext:value-type="float">
            <text:p>1122.2</text:p>
          </table:table-cell>
          <table:table-cell office:value-type="float" office:value="60" calcext:value-type="float">
            <text:p>6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66504.7" calcext:value-type="float">
            <text:p>66504.7</text:p>
          </table:table-cell>
          <table:table-cell table:formula="of:=[.B405]-[.B$8]" office:value-type="float" office:value="1125.1" calcext:value-type="float">
            <text:p>1125.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66507.5" calcext:value-type="float">
            <text:p>66507.5</text:p>
          </table:table-cell>
          <table:table-cell table:formula="of:=[.B406]-[.B$8]" office:value-type="float" office:value="1127.9" calcext:value-type="float">
            <text:p>1127.9</text:p>
          </table:table-cell>
          <table:table-cell office:value-type="float" office:value="60" calcext:value-type="float">
            <text:p>6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66510.4" calcext:value-type="float">
            <text:p>66510.4</text:p>
          </table:table-cell>
          <table:table-cell table:formula="of:=[.B407]-[.B$8]" office:value-type="float" office:value="1130.8" calcext:value-type="float">
            <text:p>1130.8</text:p>
          </table:table-cell>
          <table:table-cell office:value-type="float" office:value="60" calcext:value-type="float">
            <text:p>6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66513.1" calcext:value-type="float">
            <text:p>66513.1</text:p>
          </table:table-cell>
          <table:table-cell table:formula="of:=[.B408]-[.B$8]" office:value-type="float" office:value="1133.50000000001" calcext:value-type="float">
            <text:p>1133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66516" calcext:value-type="float">
            <text:p>66516</text:p>
          </table:table-cell>
          <table:table-cell table:formula="of:=[.B409]-[.B$8]" office:value-type="float" office:value="1136.4" calcext:value-type="float">
            <text:p>1136.4</text:p>
          </table:table-cell>
          <table:table-cell office:value-type="float" office:value="60" calcext:value-type="float">
            <text:p>6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66518.9" calcext:value-type="float">
            <text:p>66518.9</text:p>
          </table:table-cell>
          <table:table-cell table:formula="of:=[.B410]-[.B$8]" office:value-type="float" office:value="1139.3" calcext:value-type="float">
            <text:p>1139.3</text:p>
          </table:table-cell>
          <table:table-cell office:value-type="float" office:value="60" calcext:value-type="float">
            <text:p>60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/>
          <table:table-cell office:value-type="float" office:value="66521.8" calcext:value-type="float">
            <text:p>66521.8</text:p>
          </table:table-cell>
          <table:table-cell table:formula="of:=[.B411]-[.B$8]" office:value-type="float" office:value="1142.2" calcext:value-type="float">
            <text:p>1142.2</text:p>
          </table:table-cell>
          <table:table-cell office:value-type="float" office:value="60" calcext:value-type="float">
            <text:p>6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66524.7" calcext:value-type="float">
            <text:p>66524.7</text:p>
          </table:table-cell>
          <table:table-cell table:formula="of:=[.B412]-[.B$8]" office:value-type="float" office:value="1145.1" calcext:value-type="float">
            <text:p>1145.1</text:p>
          </table:table-cell>
          <table:table-cell office:value-type="float" office:value="60" calcext:value-type="float">
            <text:p>6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66527.5" calcext:value-type="float">
            <text:p>66527.5</text:p>
          </table:table-cell>
          <table:table-cell table:formula="of:=[.B413]-[.B$8]" office:value-type="float" office:value="1147.9" calcext:value-type="float">
            <text:p>1147.9</text:p>
          </table:table-cell>
          <table:table-cell office:value-type="float" office:value="60" calcext:value-type="float">
            <text:p>6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float" office:value="66530.4" calcext:value-type="float">
            <text:p>66530.4</text:p>
          </table:table-cell>
          <table:table-cell table:formula="of:=[.B414]-[.B$8]" office:value-type="float" office:value="1150.8" calcext:value-type="float">
            <text:p>1150.8</text:p>
          </table:table-cell>
          <table:table-cell office:value-type="float" office:value="60" calcext:value-type="float">
            <text:p>6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/>
          <table:table-cell office:value-type="float" office:value="66533.2" calcext:value-type="float">
            <text:p>66533.2</text:p>
          </table:table-cell>
          <table:table-cell table:formula="of:=[.B415]-[.B$8]" office:value-type="float" office:value="1153.6" calcext:value-type="float">
            <text:p>1153.6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536" calcext:value-type="float">
            <text:p>66536</text:p>
          </table:table-cell>
          <table:table-cell table:formula="of:=[.B416]-[.B$8]" office:value-type="float" office:value="1156.4" calcext:value-type="float">
            <text:p>1156.4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538.9" calcext:value-type="float">
            <text:p>66538.9</text:p>
          </table:table-cell>
          <table:table-cell table:formula="of:=[.B417]-[.B$8]" office:value-type="float" office:value="1159.3" calcext:value-type="float">
            <text:p>1159.3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541.7" calcext:value-type="float">
            <text:p>66541.7</text:p>
          </table:table-cell>
          <table:table-cell table:formula="of:=[.B418]-[.B$8]" office:value-type="float" office:value="1162.1" calcext:value-type="float">
            <text:p>1162.1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544.5" calcext:value-type="float">
            <text:p>66544.5</text:p>
          </table:table-cell>
          <table:table-cell table:formula="of:=[.B419]-[.B$8]" office:value-type="float" office:value="1164.9" calcext:value-type="float">
            <text:p>1164.9</text:p>
          </table:table-cell>
          <table:table-cell office:value-type="float" office:value="60" calcext:value-type="float">
            <text:p>6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float" office:value="66547.3" calcext:value-type="float">
            <text:p>66547.3</text:p>
          </table:table-cell>
          <table:table-cell table:formula="of:=[.B420]-[.B$8]" office:value-type="float" office:value="1167.7" calcext:value-type="float">
            <text:p>1167.7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550.2" calcext:value-type="float">
            <text:p>66550.2</text:p>
          </table:table-cell>
          <table:table-cell table:formula="of:=[.B421]-[.B$8]" office:value-type="float" office:value="1170.6" calcext:value-type="float">
            <text:p>1170.6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553.1" calcext:value-type="float">
            <text:p>66553.1</text:p>
          </table:table-cell>
          <table:table-cell table:formula="of:=[.B422]-[.B$8]" office:value-type="float" office:value="1173.50000000001" calcext:value-type="float">
            <text:p>1173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556" calcext:value-type="float">
            <text:p>66556</text:p>
          </table:table-cell>
          <table:table-cell table:formula="of:=[.B423]-[.B$8]" office:value-type="float" office:value="1176.4" calcext:value-type="float">
            <text:p>1176.4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558.9" calcext:value-type="float">
            <text:p>66558.9</text:p>
          </table:table-cell>
          <table:table-cell table:formula="of:=[.B424]-[.B$8]" office:value-type="float" office:value="1179.3" calcext:value-type="float">
            <text:p>1179.3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561.8" calcext:value-type="float">
            <text:p>66561.8</text:p>
          </table:table-cell>
          <table:table-cell table:formula="of:=[.B425]-[.B$8]" office:value-type="float" office:value="1182.2" calcext:value-type="float">
            <text:p>1182.2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564.6" calcext:value-type="float">
            <text:p>66564.6</text:p>
          </table:table-cell>
          <table:table-cell table:formula="of:=[.B426]-[.B$8]" office:value-type="float" office:value="1185.00000000001" calcext:value-type="float">
            <text:p>1185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567.4" calcext:value-type="float">
            <text:p>66567.4</text:p>
          </table:table-cell>
          <table:table-cell table:formula="of:=[.B427]-[.B$8]" office:value-type="float" office:value="1187.8" calcext:value-type="float">
            <text:p>1187.8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570.2" calcext:value-type="float">
            <text:p>66570.2</text:p>
          </table:table-cell>
          <table:table-cell table:formula="of:=[.B428]-[.B$8]" office:value-type="float" office:value="1190.6" calcext:value-type="float">
            <text:p>1190.6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573.1" calcext:value-type="float">
            <text:p>66573.1</text:p>
          </table:table-cell>
          <table:table-cell table:formula="of:=[.B429]-[.B$8]" office:value-type="float" office:value="1193.50000000001" calcext:value-type="float">
            <text:p>1193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575.9" calcext:value-type="float">
            <text:p>66575.9</text:p>
          </table:table-cell>
          <table:table-cell table:formula="of:=[.B430]-[.B$8]" office:value-type="float" office:value="1196.3" calcext:value-type="float">
            <text:p>1196.3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578.7" calcext:value-type="float">
            <text:p>66578.7</text:p>
          </table:table-cell>
          <table:table-cell table:formula="of:=[.B431]-[.B$8]" office:value-type="float" office:value="1199.1" calcext:value-type="float">
            <text:p>1199.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581.5" calcext:value-type="float">
            <text:p>66581.5</text:p>
          </table:table-cell>
          <table:table-cell table:formula="of:=[.B432]-[.B$8]" office:value-type="float" office:value="1201.9" calcext:value-type="float">
            <text:p>1201.9</text:p>
          </table:table-cell>
          <table:table-cell office:value-type="float" office:value="60" calcext:value-type="float">
            <text:p>6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584.4" calcext:value-type="float">
            <text:p>66584.4</text:p>
          </table:table-cell>
          <table:table-cell table:formula="of:=[.B433]-[.B$8]" office:value-type="float" office:value="1204.8" calcext:value-type="float">
            <text:p>1204.8</text:p>
          </table:table-cell>
          <table:table-cell office:value-type="float" office:value="60" calcext:value-type="float">
            <text:p>6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587.3" calcext:value-type="float">
            <text:p>66587.3</text:p>
          </table:table-cell>
          <table:table-cell table:formula="of:=[.B434]-[.B$8]" office:value-type="float" office:value="1207.7" calcext:value-type="float">
            <text:p>1207.7</text:p>
          </table:table-cell>
          <table:table-cell office:value-type="float" office:value="60" calcext:value-type="float">
            <text:p>6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590.2" calcext:value-type="float">
            <text:p>66590.2</text:p>
          </table:table-cell>
          <table:table-cell table:formula="of:=[.B435]-[.B$8]" office:value-type="float" office:value="1210.6" calcext:value-type="float">
            <text:p>1210.6</text:p>
          </table:table-cell>
          <table:table-cell office:value-type="float" office:value="60" calcext:value-type="float">
            <text:p>6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593" calcext:value-type="float">
            <text:p>66593</text:p>
          </table:table-cell>
          <table:table-cell table:formula="of:=[.B436]-[.B$8]" office:value-type="float" office:value="1213.4" calcext:value-type="float">
            <text:p>1213.4</text:p>
          </table:table-cell>
          <table:table-cell office:value-type="float" office:value="60" calcext:value-type="float">
            <text:p>6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595.9" calcext:value-type="float">
            <text:p>66595.9</text:p>
          </table:table-cell>
          <table:table-cell table:formula="of:=[.B437]-[.B$8]" office:value-type="float" office:value="1216.3" calcext:value-type="float">
            <text:p>1216.3</text:p>
          </table:table-cell>
          <table:table-cell office:value-type="float" office:value="60" calcext:value-type="float">
            <text:p>6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598.8" calcext:value-type="float">
            <text:p>66598.8</text:p>
          </table:table-cell>
          <table:table-cell table:formula="of:=[.B438]-[.B$8]" office:value-type="float" office:value="1219.2" calcext:value-type="float">
            <text:p>1219.2</text:p>
          </table:table-cell>
          <table:table-cell office:value-type="float" office:value="60" calcext:value-type="float">
            <text:p>6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01.6" calcext:value-type="float">
            <text:p>66601.6</text:p>
          </table:table-cell>
          <table:table-cell table:formula="of:=[.B439]-[.B$8]" office:value-type="float" office:value="1222.00000000001" calcext:value-type="float">
            <text:p>1222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04.4" calcext:value-type="float">
            <text:p>66604.4</text:p>
          </table:table-cell>
          <table:table-cell table:formula="of:=[.B440]-[.B$8]" office:value-type="float" office:value="1224.8" calcext:value-type="float">
            <text:p>1224.8</text:p>
          </table:table-cell>
          <table:table-cell office:value-type="float" office:value="60" calcext:value-type="float">
            <text:p>6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07.3" calcext:value-type="float">
            <text:p>66607.3</text:p>
          </table:table-cell>
          <table:table-cell table:formula="of:=[.B441]-[.B$8]" office:value-type="float" office:value="1227.7" calcext:value-type="float">
            <text:p>1227.7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10.1" calcext:value-type="float">
            <text:p>66610.1</text:p>
          </table:table-cell>
          <table:table-cell table:formula="of:=[.B442]-[.B$8]" office:value-type="float" office:value="1230.50000000001" calcext:value-type="float">
            <text:p>1230.5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12.8" calcext:value-type="float">
            <text:p>66612.8</text:p>
          </table:table-cell>
          <table:table-cell table:formula="of:=[.B443]-[.B$8]" office:value-type="float" office:value="1233.2" calcext:value-type="float">
            <text:p>1233.2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15.7" calcext:value-type="float">
            <text:p>66615.7</text:p>
          </table:table-cell>
          <table:table-cell table:formula="of:=[.B444]-[.B$8]" office:value-type="float" office:value="1236.1" calcext:value-type="float">
            <text:p>1236.1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18.6" calcext:value-type="float">
            <text:p>66618.6</text:p>
          </table:table-cell>
          <table:table-cell table:formula="of:=[.B445]-[.B$8]" office:value-type="float" office:value="1239.00000000001" calcext:value-type="float">
            <text:p>1239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21.3" calcext:value-type="float">
            <text:p>66621.3</text:p>
          </table:table-cell>
          <table:table-cell table:formula="of:=[.B446]-[.B$8]" office:value-type="float" office:value="1241.7" calcext:value-type="float">
            <text:p>1241.7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24.1" calcext:value-type="float">
            <text:p>66624.1</text:p>
          </table:table-cell>
          <table:table-cell table:formula="of:=[.B447]-[.B$8]" office:value-type="float" office:value="1244.50000000001" calcext:value-type="float">
            <text:p>1244.5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27" calcext:value-type="float">
            <text:p>66627</text:p>
          </table:table-cell>
          <table:table-cell table:formula="of:=[.B448]-[.B$8]" office:value-type="float" office:value="1247.4" calcext:value-type="float">
            <text:p>1247.4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29.9" calcext:value-type="float">
            <text:p>66629.9</text:p>
          </table:table-cell>
          <table:table-cell table:formula="of:=[.B449]-[.B$8]" office:value-type="float" office:value="1250.3" calcext:value-type="float">
            <text:p>1250.3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32.8" calcext:value-type="float">
            <text:p>66632.8</text:p>
          </table:table-cell>
          <table:table-cell table:formula="of:=[.B450]-[.B$8]" office:value-type="float" office:value="1253.2" calcext:value-type="float">
            <text:p>1253.2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635.7" calcext:value-type="float">
            <text:p>66635.7</text:p>
          </table:table-cell>
          <table:table-cell table:formula="of:=[.B451]-[.B$8]" office:value-type="float" office:value="1256.1" calcext:value-type="float">
            <text:p>1256.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66638.6" calcext:value-type="float">
            <text:p>66638.6</text:p>
          </table:table-cell>
          <table:table-cell table:formula="of:=[.B452]-[.B$8]" office:value-type="float" office:value="1259.00000000001" calcext:value-type="float">
            <text:p>1259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641.3" calcext:value-type="float">
            <text:p>66641.3</text:p>
          </table:table-cell>
          <table:table-cell table:formula="of:=[.B453]-[.B$8]" office:value-type="float" office:value="1261.7" calcext:value-type="float">
            <text:p>1261.7</text:p>
          </table:table-cell>
          <table:table-cell office:value-type="float" office:value="40" calcext:value-type="float">
            <text:p>4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66644.1" calcext:value-type="float">
            <text:p>66644.1</text:p>
          </table:table-cell>
          <table:table-cell table:formula="of:=[.B454]-[.B$8]" office:value-type="float" office:value="1264.50000000001" calcext:value-type="float">
            <text:p>1264.5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66647" calcext:value-type="float">
            <text:p>66647</text:p>
          </table:table-cell>
          <table:table-cell table:formula="of:=[.B455]-[.B$8]" office:value-type="float" office:value="1267.4" calcext:value-type="float">
            <text:p>1267.4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66649.9" calcext:value-type="float">
            <text:p>66649.9</text:p>
          </table:table-cell>
          <table:table-cell table:formula="of:=[.B456]-[.B$8]" office:value-type="float" office:value="1270.3" calcext:value-type="float">
            <text:p>1270.3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/>
          <table:table-cell office:value-type="float" office:value="66652.8" calcext:value-type="float">
            <text:p>66652.8</text:p>
          </table:table-cell>
          <table:table-cell table:formula="of:=[.B457]-[.B$8]" office:value-type="float" office:value="1273.2" calcext:value-type="float">
            <text:p>1273.2</text:p>
          </table:table-cell>
          <table:table-cell office:value-type="float" office:value="40" calcext:value-type="float">
            <text:p>4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/>
          <table:table-cell office:value-type="float" office:value="66655.6" calcext:value-type="float">
            <text:p>66655.6</text:p>
          </table:table-cell>
          <table:table-cell table:formula="of:=[.B458]-[.B$8]" office:value-type="float" office:value="1276.00000000001" calcext:value-type="float">
            <text:p>1276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/>
          <table:table-cell office:value-type="float" office:value="66658.5" calcext:value-type="float">
            <text:p>66658.5</text:p>
          </table:table-cell>
          <table:table-cell table:formula="of:=[.B459]-[.B$8]" office:value-type="float" office:value="1278.9" calcext:value-type="float">
            <text:p>1278.9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/>
          <table:table-cell office:value-type="float" office:value="66661.4" calcext:value-type="float">
            <text:p>66661.4</text:p>
          </table:table-cell>
          <table:table-cell table:formula="of:=[.B460]-[.B$8]" office:value-type="float" office:value="1281.8" calcext:value-type="float">
            <text:p>1281.8</text:p>
          </table:table-cell>
          <table:table-cell office:value-type="float" office:value="40" calcext:value-type="float">
            <text:p>40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float" office:value="66664.3" calcext:value-type="float">
            <text:p>66664.3</text:p>
          </table:table-cell>
          <table:table-cell table:formula="of:=[.B461]-[.B$8]" office:value-type="float" office:value="1284.7" calcext:value-type="float">
            <text:p>1284.7</text:p>
          </table:table-cell>
          <table:table-cell office:value-type="float" office:value="40" calcext:value-type="float">
            <text:p>40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float" office:value="66667.1" calcext:value-type="float">
            <text:p>66667.1</text:p>
          </table:table-cell>
          <table:table-cell table:formula="of:=[.B462]-[.B$8]" office:value-type="float" office:value="1287.50000000001" calcext:value-type="float">
            <text:p>1287.5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/>
          <table:table-cell office:value-type="float" office:value="66669.9" calcext:value-type="float">
            <text:p>66669.9</text:p>
          </table:table-cell>
          <table:table-cell table:formula="of:=[.B463]-[.B$8]" office:value-type="float" office:value="1290.3" calcext:value-type="float">
            <text:p>1290.3</text:p>
          </table:table-cell>
          <table:table-cell office:value-type="float" office:value="40" calcext:value-type="float">
            <text:p>40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/>
          <table:table-cell office:value-type="float" office:value="66672.8" calcext:value-type="float">
            <text:p>66672.8</text:p>
          </table:table-cell>
          <table:table-cell table:formula="of:=[.B464]-[.B$8]" office:value-type="float" office:value="1293.2" calcext:value-type="float">
            <text:p>1293.2</text:p>
          </table:table-cell>
          <table:table-cell office:value-type="float" office:value="40" calcext:value-type="float">
            <text:p>4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/>
          <table:table-cell office:value-type="float" office:value="66675.7" calcext:value-type="float">
            <text:p>66675.7</text:p>
          </table:table-cell>
          <table:table-cell table:formula="of:=[.B465]-[.B$8]" office:value-type="float" office:value="1296.1" calcext:value-type="float">
            <text:p>1296.1</text:p>
          </table:table-cell>
          <table:table-cell office:value-type="float" office:value="40" calcext:value-type="float">
            <text:p>4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/>
          <table:table-cell office:value-type="float" office:value="66678.5" calcext:value-type="float">
            <text:p>66678.5</text:p>
          </table:table-cell>
          <table:table-cell table:formula="of:=[.B466]-[.B$8]" office:value-type="float" office:value="1298.9" calcext:value-type="float">
            <text:p>1298.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66681.4" calcext:value-type="float">
            <text:p>66681.4</text:p>
          </table:table-cell>
          <table:table-cell table:formula="of:=[.B467]-[.B$8]" office:value-type="float" office:value="1301.8" calcext:value-type="float">
            <text:p>1301.8</text:p>
          </table:table-cell>
          <table:table-cell office:value-type="float" office:value="40" calcext:value-type="float">
            <text:p>4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/>
          <table:table-cell office:value-type="float" office:value="66684.3" calcext:value-type="float">
            <text:p>66684.3</text:p>
          </table:table-cell>
          <table:table-cell table:formula="of:=[.B468]-[.B$8]" office:value-type="float" office:value="1304.7" calcext:value-type="float">
            <text:p>1304.7</text:p>
          </table:table-cell>
          <table:table-cell office:value-type="float" office:value="40" calcext:value-type="float">
            <text:p>4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/>
          <table:table-cell office:value-type="float" office:value="66687.2" calcext:value-type="float">
            <text:p>66687.2</text:p>
          </table:table-cell>
          <table:table-cell table:formula="of:=[.B469]-[.B$8]" office:value-type="float" office:value="1307.6" calcext:value-type="float">
            <text:p>1307.6</text:p>
          </table:table-cell>
          <table:table-cell office:value-type="float" office:value="40" calcext:value-type="float">
            <text:p>4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66690" calcext:value-type="float">
            <text:p>66690</text:p>
          </table:table-cell>
          <table:table-cell table:formula="of:=[.B470]-[.B$8]" office:value-type="float" office:value="1310.4" calcext:value-type="float">
            <text:p>1310.4</text:p>
          </table:table-cell>
          <table:table-cell office:value-type="float" office:value="40" calcext:value-type="float">
            <text:p>40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/>
          <table:table-cell office:value-type="float" office:value="66692.8" calcext:value-type="float">
            <text:p>66692.8</text:p>
          </table:table-cell>
          <table:table-cell table:formula="of:=[.B471]-[.B$8]" office:value-type="float" office:value="1313.2" calcext:value-type="float">
            <text:p>1313.2</text:p>
          </table:table-cell>
          <table:table-cell office:value-type="float" office:value="40" calcext:value-type="float">
            <text:p>40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/>
          <table:table-cell office:value-type="float" office:value="66695.6" calcext:value-type="float">
            <text:p>66695.6</text:p>
          </table:table-cell>
          <table:table-cell table:formula="of:=[.B472]-[.B$8]" office:value-type="float" office:value="1316.00000000001" calcext:value-type="float">
            <text:p>1316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698.5" calcext:value-type="float">
            <text:p>66698.5</text:p>
          </table:table-cell>
          <table:table-cell table:formula="of:=[.B473]-[.B$8]" office:value-type="float" office:value="1318.9" calcext:value-type="float">
            <text:p>1318.9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701.3" calcext:value-type="float">
            <text:p>66701.3</text:p>
          </table:table-cell>
          <table:table-cell table:formula="of:=[.B474]-[.B$8]" office:value-type="float" office:value="1321.7" calcext:value-type="float">
            <text:p>1321.7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704" calcext:value-type="float">
            <text:p>66704</text:p>
          </table:table-cell>
          <table:table-cell table:formula="of:=[.B475]-[.B$8]" office:value-type="float" office:value="1324.4" calcext:value-type="float">
            <text:p>1324.4</text:p>
          </table:table-cell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/>
          <table:table-cell office:value-type="float" office:value="66707" calcext:value-type="float">
            <text:p>66707</text:p>
          </table:table-cell>
          <table:table-cell table:formula="of:=[.B476]-[.B$8]" office:value-type="float" office:value="1327.4" calcext:value-type="float">
            <text:p>1327.4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709.8" calcext:value-type="float">
            <text:p>66709.8</text:p>
          </table:table-cell>
          <table:table-cell table:formula="of:=[.B477]-[.B$8]" office:value-type="float" office:value="1330.2" calcext:value-type="float">
            <text:p>1330.2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712.6" calcext:value-type="float">
            <text:p>66712.6</text:p>
          </table:table-cell>
          <table:table-cell table:formula="of:=[.B478]-[.B$8]" office:value-type="float" office:value="1333.00000000001" calcext:value-type="float">
            <text:p>1333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715.4" calcext:value-type="float">
            <text:p>66715.4</text:p>
          </table:table-cell>
          <table:table-cell table:formula="of:=[.B479]-[.B$8]" office:value-type="float" office:value="1335.8" calcext:value-type="float">
            <text:p>1335.8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718.3" calcext:value-type="float">
            <text:p>66718.3</text:p>
          </table:table-cell>
          <table:table-cell table:formula="of:=[.B480]-[.B$8]" office:value-type="float" office:value="1338.7" calcext:value-type="float">
            <text:p>1338.7</text:p>
          </table:table-cell>
          <table:table-cell office:value-type="float" office:value="40" calcext:value-type="float">
            <text:p>4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721.2" calcext:value-type="float">
            <text:p>66721.2</text:p>
          </table:table-cell>
          <table:table-cell table:formula="of:=[.B481]-[.B$8]" office:value-type="float" office:value="1341.6" calcext:value-type="float">
            <text:p>1341.6</text:p>
          </table:table-cell>
          <table:table-cell office:value-type="float" office:value="40" calcext:value-type="float">
            <text:p>4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724.1" calcext:value-type="float">
            <text:p>66724.1</text:p>
          </table:table-cell>
          <table:table-cell table:formula="of:=[.B482]-[.B$8]" office:value-type="float" office:value="1344.50000000001" calcext:value-type="float">
            <text:p>1344.5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726.9" calcext:value-type="float">
            <text:p>66726.9</text:p>
          </table:table-cell>
          <table:table-cell table:formula="of:=[.B483]-[.B$8]" office:value-type="float" office:value="1347.3" calcext:value-type="float">
            <text:p>1347.3</text:p>
          </table:table-cell>
          <table:table-cell office:value-type="float" office:value="40" calcext:value-type="float">
            <text:p>4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729.7" calcext:value-type="float">
            <text:p>66729.7</text:p>
          </table:table-cell>
          <table:table-cell table:formula="of:=[.B484]-[.B$8]" office:value-type="float" office:value="1350.1" calcext:value-type="float">
            <text:p>1350.1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32.6" calcext:value-type="float">
            <text:p>66732.6</text:p>
          </table:table-cell>
          <table:table-cell table:formula="of:=[.B485]-[.B$8]" office:value-type="float" office:value="1353.00000000001" calcext:value-type="float">
            <text:p>1353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35.4" calcext:value-type="float">
            <text:p>66735.4</text:p>
          </table:table-cell>
          <table:table-cell table:formula="of:=[.B486]-[.B$8]" office:value-type="float" office:value="1355.8" calcext:value-type="float">
            <text:p>1355.8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38.2" calcext:value-type="float">
            <text:p>66738.2</text:p>
          </table:table-cell>
          <table:table-cell table:formula="of:=[.B487]-[.B$8]" office:value-type="float" office:value="1358.6" calcext:value-type="float">
            <text:p>1358.6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41" calcext:value-type="float">
            <text:p>66741</text:p>
          </table:table-cell>
          <table:table-cell table:formula="of:=[.B488]-[.B$8]" office:value-type="float" office:value="1361.4" calcext:value-type="float">
            <text:p>1361.4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43.9" calcext:value-type="float">
            <text:p>66743.9</text:p>
          </table:table-cell>
          <table:table-cell table:formula="of:=[.B489]-[.B$8]" office:value-type="float" office:value="1364.3" calcext:value-type="float">
            <text:p>1364.3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46.8" calcext:value-type="float">
            <text:p>66746.8</text:p>
          </table:table-cell>
          <table:table-cell table:formula="of:=[.B490]-[.B$8]" office:value-type="float" office:value="1367.2" calcext:value-type="float">
            <text:p>1367.2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49.7" calcext:value-type="float">
            <text:p>66749.7</text:p>
          </table:table-cell>
          <table:table-cell table:formula="of:=[.B491]-[.B$8]" office:value-type="float" office:value="1370.1" calcext:value-type="float">
            <text:p>1370.1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52.5" calcext:value-type="float">
            <text:p>66752.5</text:p>
          </table:table-cell>
          <table:table-cell table:formula="of:=[.B492]-[.B$8]" office:value-type="float" office:value="1372.9" calcext:value-type="float">
            <text:p>1372.9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55.4" calcext:value-type="float">
            <text:p>66755.4</text:p>
          </table:table-cell>
          <table:table-cell table:formula="of:=[.B493]-[.B$8]" office:value-type="float" office:value="1375.8" calcext:value-type="float">
            <text:p>1375.8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58.3" calcext:value-type="float">
            <text:p>66758.3</text:p>
          </table:table-cell>
          <table:table-cell table:formula="of:=[.B494]-[.B$8]" office:value-type="float" office:value="1378.7" calcext:value-type="float">
            <text:p>1378.7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61.1" calcext:value-type="float">
            <text:p>66761.1</text:p>
          </table:table-cell>
          <table:table-cell table:formula="of:=[.B495]-[.B$8]" office:value-type="float" office:value="1381.50000000001" calcext:value-type="float">
            <text:p>1381.5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63.8" calcext:value-type="float">
            <text:p>66763.8</text:p>
          </table:table-cell>
          <table:table-cell table:formula="of:=[.B496]-[.B$8]" office:value-type="float" office:value="1384.2" calcext:value-type="float">
            <text:p>1384.2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66.7" calcext:value-type="float">
            <text:p>66766.7</text:p>
          </table:table-cell>
          <table:table-cell table:formula="of:=[.B497]-[.B$8]" office:value-type="float" office:value="1387.1" calcext:value-type="float">
            <text:p>1387.1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69.6" calcext:value-type="float">
            <text:p>66769.6</text:p>
          </table:table-cell>
          <table:table-cell table:formula="of:=[.B498]-[.B$8]" office:value-type="float" office:value="1390.00000000001" calcext:value-type="float">
            <text:p>1390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72.4" calcext:value-type="float">
            <text:p>66772.4</text:p>
          </table:table-cell>
          <table:table-cell table:formula="of:=[.B499]-[.B$8]" office:value-type="float" office:value="1392.8" calcext:value-type="float">
            <text:p>1392.8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75.2" calcext:value-type="float">
            <text:p>66775.2</text:p>
          </table:table-cell>
          <table:table-cell table:formula="of:=[.B500]-[.B$8]" office:value-type="float" office:value="1395.6" calcext:value-type="float">
            <text:p>1395.6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78.1" calcext:value-type="float">
            <text:p>66778.1</text:p>
          </table:table-cell>
          <table:table-cell table:formula="of:=[.B501]-[.B$8]" office:value-type="float" office:value="1398.50000000001" calcext:value-type="float">
            <text:p>1398.5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80.9" calcext:value-type="float">
            <text:p>66780.9</text:p>
          </table:table-cell>
          <table:table-cell table:formula="of:=[.B502]-[.B$8]" office:value-type="float" office:value="1401.3" calcext:value-type="float">
            <text:p>1401.3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83.8" calcext:value-type="float">
            <text:p>66783.8</text:p>
          </table:table-cell>
          <table:table-cell table:formula="of:=[.B503]-[.B$8]" office:value-type="float" office:value="1404.2" calcext:value-type="float">
            <text:p>1404.2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86.7" calcext:value-type="float">
            <text:p>66786.7</text:p>
          </table:table-cell>
          <table:table-cell table:formula="of:=[.B504]-[.B$8]" office:value-type="float" office:value="1407.1" calcext:value-type="float">
            <text:p>1407.1</text:p>
          </table:table-cell>
          <table:table-cell office:value-type="float" office:value="40" calcext:value-type="float">
            <text:p>4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/>
          <table:table-cell office:value-type="float" office:value="66789.6" calcext:value-type="float">
            <text:p>66789.6</text:p>
          </table:table-cell>
          <table:table-cell table:formula="of:=[.B505]-[.B$8]" office:value-type="float" office:value="1410.00000000001" calcext:value-type="float">
            <text:p>1410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792.5" calcext:value-type="float">
            <text:p>66792.5</text:p>
          </table:table-cell>
          <table:table-cell table:formula="of:=[.B506]-[.B$8]" office:value-type="float" office:value="1412.9" calcext:value-type="float">
            <text:p>1412.9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795.3" calcext:value-type="float">
            <text:p>66795.3</text:p>
          </table:table-cell>
          <table:table-cell table:formula="of:=[.B507]-[.B$8]" office:value-type="float" office:value="1415.7" calcext:value-type="float">
            <text:p>1415.7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798.1" calcext:value-type="float">
            <text:p>66798.1</text:p>
          </table:table-cell>
          <table:table-cell table:formula="of:=[.B508]-[.B$8]" office:value-type="float" office:value="1418.50000000001" calcext:value-type="float">
            <text:p>1418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800.9" calcext:value-type="float">
            <text:p>66800.9</text:p>
          </table:table-cell>
          <table:table-cell table:formula="of:=[.B509]-[.B$8]" office:value-type="float" office:value="1421.3" calcext:value-type="float">
            <text:p>1421.3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803.8" calcext:value-type="float">
            <text:p>66803.8</text:p>
          </table:table-cell>
          <table:table-cell table:formula="of:=[.B510]-[.B$8]" office:value-type="float" office:value="1424.2" calcext:value-type="float">
            <text:p>1424.2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806.6" calcext:value-type="float">
            <text:p>66806.6</text:p>
          </table:table-cell>
          <table:table-cell table:formula="of:=[.B511]-[.B$8]" office:value-type="float" office:value="1427.00000000001" calcext:value-type="float">
            <text:p>1427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809.4" calcext:value-type="float">
            <text:p>66809.4</text:p>
          </table:table-cell>
          <table:table-cell table:formula="of:=[.B512]-[.B$8]" office:value-type="float" office:value="1429.8" calcext:value-type="float">
            <text:p>1429.8</text:p>
          </table:table-cell>
          <table:table-cell office:value-type="float" office:value="60" calcext:value-type="float">
            <text:p>6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/>
          <table:table-cell office:value-type="float" office:value="66812.3" calcext:value-type="float">
            <text:p>66812.3</text:p>
          </table:table-cell>
          <table:table-cell table:formula="of:=[.B513]-[.B$8]" office:value-type="float" office:value="1432.7" calcext:value-type="float">
            <text:p>1432.7</text:p>
          </table:table-cell>
          <table:table-cell office:value-type="float" office:value="60" calcext:value-type="float">
            <text:p>6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815.2" calcext:value-type="float">
            <text:p>66815.2</text:p>
          </table:table-cell>
          <table:table-cell table:formula="of:=[.B514]-[.B$8]" office:value-type="float" office:value="1435.6" calcext:value-type="float">
            <text:p>1435.6</text:p>
          </table:table-cell>
          <table:table-cell office:value-type="float" office:value="60" calcext:value-type="float">
            <text:p>6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/>
          <table:table-cell office:value-type="float" office:value="66818.8" calcext:value-type="float">
            <text:p>66818.8</text:p>
          </table:table-cell>
          <table:table-cell table:formula="of:=[.B515]-[.B$8]" office:value-type="float" office:value="1439.2" calcext:value-type="float">
            <text:p>1439.2</text:p>
          </table:table-cell>
          <table:table-cell office:value-type="float" office:value="60" calcext:value-type="float">
            <text:p>60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/>
          <table:table-cell office:value-type="float" office:value="66822.1" calcext:value-type="float">
            <text:p>66822.1</text:p>
          </table:table-cell>
          <table:table-cell table:formula="of:=[.B516]-[.B$8]" office:value-type="float" office:value="1442.50000000001" calcext:value-type="float">
            <text:p>1442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/>
          <table:table-cell office:value-type="float" office:value="66825.2" calcext:value-type="float">
            <text:p>66825.2</text:p>
          </table:table-cell>
          <table:table-cell table:formula="of:=[.B517]-[.B$8]" office:value-type="float" office:value="1445.6" calcext:value-type="float">
            <text:p>1445.6</text:p>
          </table:table-cell>
          <table:table-cell office:value-type="float" office:value="60" calcext:value-type="float">
            <text:p>60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/>
          <table:table-cell office:value-type="float" office:value="66829.2" calcext:value-type="float">
            <text:p>66829.2</text:p>
          </table:table-cell>
          <table:table-cell table:formula="of:=[.B518]-[.B$8]" office:value-type="float" office:value="1449.6" calcext:value-type="float">
            <text:p>1449.6</text:p>
          </table:table-cell>
          <table:table-cell office:value-type="float" office:value="60" calcext:value-type="float">
            <text:p>60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/>
          <table:table-cell office:value-type="float" office:value="66832" calcext:value-type="float">
            <text:p>66832</text:p>
          </table:table-cell>
          <table:table-cell table:formula="of:=[.B519]-[.B$8]" office:value-type="float" office:value="1452.4" calcext:value-type="float">
            <text:p>1452.4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66834.8" calcext:value-type="float">
            <text:p>66834.8</text:p>
          </table:table-cell>
          <table:table-cell table:formula="of:=[.B520]-[.B$8]" office:value-type="float" office:value="1455.2" calcext:value-type="float">
            <text:p>1455.2</text:p>
          </table:table-cell>
          <table:table-cell office:value-type="float" office:value="60" calcext:value-type="float">
            <text:p>6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/>
          <table:table-cell office:value-type="float" office:value="66837.7" calcext:value-type="float">
            <text:p>66837.7</text:p>
          </table:table-cell>
          <table:table-cell table:formula="of:=[.B521]-[.B$8]" office:value-type="float" office:value="1458.1" calcext:value-type="float">
            <text:p>1458.1</text:p>
          </table:table-cell>
          <table:table-cell office:value-type="float" office:value="60" calcext:value-type="float">
            <text:p>60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float" office:value="66840.5" calcext:value-type="float">
            <text:p>66840.5</text:p>
          </table:table-cell>
          <table:table-cell table:formula="of:=[.B522]-[.B$8]" office:value-type="float" office:value="1460.9" calcext:value-type="float">
            <text:p>1460.9</text:p>
          </table:table-cell>
          <table:table-cell office:value-type="float" office:value="60" calcext:value-type="float">
            <text:p>6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/>
          <table:table-cell office:value-type="float" office:value="66843.3" calcext:value-type="float">
            <text:p>66843.3</text:p>
          </table:table-cell>
          <table:table-cell table:formula="of:=[.B523]-[.B$8]" office:value-type="float" office:value="1463.7" calcext:value-type="float">
            <text:p>1463.7</text:p>
          </table:table-cell>
          <table:table-cell office:value-type="float" office:value="60" calcext:value-type="float">
            <text:p>60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/>
          <table:table-cell office:value-type="float" office:value="66846.2" calcext:value-type="float">
            <text:p>66846.2</text:p>
          </table:table-cell>
          <table:table-cell table:formula="of:=[.B524]-[.B$8]" office:value-type="float" office:value="1466.6" calcext:value-type="float">
            <text:p>1466.6</text:p>
          </table:table-cell>
          <table:table-cell office:value-type="float" office:value="60" calcext:value-type="float">
            <text:p>6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/>
          <table:table-cell office:value-type="float" office:value="66849.1" calcext:value-type="float">
            <text:p>66849.1</text:p>
          </table:table-cell>
          <table:table-cell table:formula="of:=[.B525]-[.B$8]" office:value-type="float" office:value="1469.50000000001" calcext:value-type="float">
            <text:p>1469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/>
          <table:table-cell office:value-type="float" office:value="66852" calcext:value-type="float">
            <text:p>66852</text:p>
          </table:table-cell>
          <table:table-cell table:formula="of:=[.B526]-[.B$8]" office:value-type="float" office:value="1472.4" calcext:value-type="float">
            <text:p>1472.4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854.8" calcext:value-type="float">
            <text:p>66854.8</text:p>
          </table:table-cell>
          <table:table-cell table:formula="of:=[.B527]-[.B$8]" office:value-type="float" office:value="1475.2" calcext:value-type="float">
            <text:p>1475.2</text:p>
          </table:table-cell>
          <table:table-cell office:value-type="float" office:value="60" calcext:value-type="float">
            <text:p>6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/>
          <table:table-cell office:value-type="float" office:value="66857.6" calcext:value-type="float">
            <text:p>66857.6</text:p>
          </table:table-cell>
          <table:table-cell table:formula="of:=[.B528]-[.B$8]" office:value-type="float" office:value="1478.00000000001" calcext:value-type="float">
            <text:p>1478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/>
          <table:table-cell office:value-type="float" office:value="66860.4" calcext:value-type="float">
            <text:p>66860.4</text:p>
          </table:table-cell>
          <table:table-cell table:formula="of:=[.B529]-[.B$8]" office:value-type="float" office:value="1480.8" calcext:value-type="float">
            <text:p>1480.8</text:p>
          </table:table-cell>
          <table:table-cell office:value-type="float" office:value="60" calcext:value-type="float">
            <text:p>6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/>
          <table:table-cell office:value-type="float" office:value="66863.3" calcext:value-type="float">
            <text:p>66863.3</text:p>
          </table:table-cell>
          <table:table-cell table:formula="of:=[.B530]-[.B$8]" office:value-type="float" office:value="1483.7" calcext:value-type="float">
            <text:p>1483.7</text:p>
          </table:table-cell>
          <table:table-cell office:value-type="float" office:value="60" calcext:value-type="float">
            <text:p>60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/>
          <table:table-cell office:value-type="float" office:value="66866.1" calcext:value-type="float">
            <text:p>66866.1</text:p>
          </table:table-cell>
          <table:table-cell table:formula="of:=[.B531]-[.B$8]" office:value-type="float" office:value="1486.50000000001" calcext:value-type="float">
            <text:p>1486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/>
          <table:table-cell office:value-type="float" office:value="66868.8" calcext:value-type="float">
            <text:p>66868.8</text:p>
          </table:table-cell>
          <table:table-cell table:formula="of:=[.B532]-[.B$8]" office:value-type="float" office:value="1489.2" calcext:value-type="float">
            <text:p>1489.2</text:p>
          </table:table-cell>
          <table:table-cell office:value-type="float" office:value="60" calcext:value-type="float">
            <text:p>6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/>
          <table:table-cell office:value-type="float" office:value="66871.7" calcext:value-type="float">
            <text:p>66871.7</text:p>
          </table:table-cell>
          <table:table-cell table:formula="of:=[.B533]-[.B$8]" office:value-type="float" office:value="1492.1" calcext:value-type="float">
            <text:p>1492.1</text:p>
          </table:table-cell>
          <table:table-cell office:value-type="float" office:value="60" calcext:value-type="float">
            <text:p>6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/>
          <table:table-cell office:value-type="float" office:value="66874.6" calcext:value-type="float">
            <text:p>66874.6</text:p>
          </table:table-cell>
          <table:table-cell table:formula="of:=[.B534]-[.B$8]" office:value-type="float" office:value="1495.00000000001" calcext:value-type="float">
            <text:p>1495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/>
          <table:table-cell office:value-type="float" office:value="66877.3" calcext:value-type="float">
            <text:p>66877.3</text:p>
          </table:table-cell>
          <table:table-cell table:formula="of:=[.B535]-[.B$8]" office:value-type="float" office:value="1497.7" calcext:value-type="float">
            <text:p>1497.7</text:p>
          </table:table-cell>
          <table:table-cell office:value-type="float" office:value="60" calcext:value-type="float">
            <text:p>6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6880.2" calcext:value-type="float">
            <text:p>66880.2</text:p>
          </table:table-cell>
          <table:table-cell table:formula="of:=[.B536]-[.B$8]" office:value-type="float" office:value="1500.6" calcext:value-type="float">
            <text:p>1500.6</text:p>
          </table:table-cell>
          <table:table-cell office:value-type="float" office:value="60" calcext:value-type="float">
            <text:p>6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/>
          <table:table-cell office:value-type="float" office:value="66883.1" calcext:value-type="float">
            <text:p>66883.1</text:p>
          </table:table-cell>
          <table:table-cell table:formula="of:=[.B537]-[.B$8]" office:value-type="float" office:value="1503.50000000001" calcext:value-type="float">
            <text:p>1503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6885.9" calcext:value-type="float">
            <text:p>66885.9</text:p>
          </table:table-cell>
          <table:table-cell table:formula="of:=[.B538]-[.B$8]" office:value-type="float" office:value="1506.3" calcext:value-type="float">
            <text:p>1506.3</text:p>
          </table:table-cell>
          <table:table-cell office:value-type="float" office:value="60" calcext:value-type="float">
            <text:p>6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6888.6" calcext:value-type="float">
            <text:p>66888.6</text:p>
          </table:table-cell>
          <table:table-cell table:formula="of:=[.B539]-[.B$8]" office:value-type="float" office:value="1509.00000000001" calcext:value-type="float">
            <text:p>1509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6891.5" calcext:value-type="float">
            <text:p>66891.5</text:p>
          </table:table-cell>
          <table:table-cell table:formula="of:=[.B540]-[.B$8]" office:value-type="float" office:value="1511.9" calcext:value-type="float">
            <text:p>1511.9</text:p>
          </table:table-cell>
          <table:table-cell office:value-type="float" office:value="60" calcext:value-type="float">
            <text:p>6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/>
          <table:table-cell office:value-type="float" office:value="66894.4" calcext:value-type="float">
            <text:p>66894.4</text:p>
          </table:table-cell>
          <table:table-cell table:formula="of:=[.B541]-[.B$8]" office:value-type="float" office:value="1514.8" calcext:value-type="float">
            <text:p>1514.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6897.3" calcext:value-type="float">
            <text:p>66897.3</text:p>
          </table:table-cell>
          <table:table-cell table:formula="of:=[.B542]-[.B$8]" office:value-type="float" office:value="1517.7" calcext:value-type="float">
            <text:p>1517.7</text:p>
          </table:table-cell>
          <table:table-cell office:value-type="float" office:value="60" calcext:value-type="float">
            <text:p>60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/>
          <table:table-cell office:value-type="float" office:value="66900.1" calcext:value-type="float">
            <text:p>66900.1</text:p>
          </table:table-cell>
          <table:table-cell table:formula="of:=[.B543]-[.B$8]" office:value-type="float" office:value="1520.50000000001" calcext:value-type="float">
            <text:p>1520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/>
          <table:table-cell office:value-type="float" office:value="66902.8" calcext:value-type="float">
            <text:p>66902.8</text:p>
          </table:table-cell>
          <table:table-cell table:formula="of:=[.B544]-[.B$8]" office:value-type="float" office:value="1523.2" calcext:value-type="float">
            <text:p>1523.2</text:p>
          </table:table-cell>
          <table:table-cell office:value-type="float" office:value="60" calcext:value-type="float">
            <text:p>6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/>
          <table:table-cell office:value-type="float" office:value="66905.7" calcext:value-type="float">
            <text:p>66905.7</text:p>
          </table:table-cell>
          <table:table-cell table:formula="of:=[.B545]-[.B$8]" office:value-type="float" office:value="1526.1" calcext:value-type="float">
            <text:p>1526.1</text:p>
          </table:table-cell>
          <table:table-cell office:value-type="float" office:value="60" calcext:value-type="float">
            <text:p>6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/>
          <table:table-cell office:value-type="float" office:value="66908.6" calcext:value-type="float">
            <text:p>66908.6</text:p>
          </table:table-cell>
          <table:table-cell table:formula="of:=[.B546]-[.B$8]" office:value-type="float" office:value="1529.00000000001" calcext:value-type="float">
            <text:p>1529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/>
          <table:table-cell office:value-type="float" office:value="66911.4" calcext:value-type="float">
            <text:p>66911.4</text:p>
          </table:table-cell>
          <table:table-cell table:formula="of:=[.B547]-[.B$8]" office:value-type="float" office:value="1531.8" calcext:value-type="float">
            <text:p>1531.8</text:p>
          </table:table-cell>
          <table:table-cell office:value-type="float" office:value="60" calcext:value-type="float">
            <text:p>6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/>
          <table:table-cell office:value-type="float" office:value="66914.2" calcext:value-type="float">
            <text:p>66914.2</text:p>
          </table:table-cell>
          <table:table-cell table:formula="of:=[.B548]-[.B$8]" office:value-type="float" office:value="1534.6" calcext:value-type="float">
            <text:p>1534.6</text:p>
          </table:table-cell>
          <table:table-cell office:value-type="float" office:value="60" calcext:value-type="float">
            <text:p>6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/>
          <table:table-cell office:value-type="float" office:value="66917.1" calcext:value-type="float">
            <text:p>66917.1</text:p>
          </table:table-cell>
          <table:table-cell table:formula="of:=[.B549]-[.B$8]" office:value-type="float" office:value="1537.50000000001" calcext:value-type="float">
            <text:p>1537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/>
          <table:table-cell office:value-type="float" office:value="66920" calcext:value-type="float">
            <text:p>66920</text:p>
          </table:table-cell>
          <table:table-cell table:formula="of:=[.B550]-[.B$8]" office:value-type="float" office:value="1540.4" calcext:value-type="float">
            <text:p>1540.4</text:p>
          </table:table-cell>
          <table:table-cell office:value-type="float" office:value="60" calcext:value-type="float">
            <text:p>60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/>
          <table:table-cell office:value-type="float" office:value="66922.9" calcext:value-type="float">
            <text:p>66922.9</text:p>
          </table:table-cell>
          <table:table-cell table:formula="of:=[.B551]-[.B$8]" office:value-type="float" office:value="1543.3" calcext:value-type="float">
            <text:p>1543.3</text:p>
          </table:table-cell>
          <table:table-cell office:value-type="float" office:value="60" calcext:value-type="float">
            <text:p>60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/>
          <table:table-cell office:value-type="float" office:value="66925.7" calcext:value-type="float">
            <text:p>66925.7</text:p>
          </table:table-cell>
          <table:table-cell table:formula="of:=[.B552]-[.B$8]" office:value-type="float" office:value="1546.1" calcext:value-type="float">
            <text:p>1546.1</text:p>
          </table:table-cell>
          <table:table-cell office:value-type="float" office:value="60" calcext:value-type="float">
            <text:p>60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/>
          <table:table-cell office:value-type="float" office:value="66928.6" calcext:value-type="float">
            <text:p>66928.6</text:p>
          </table:table-cell>
          <table:table-cell table:formula="of:=[.B553]-[.B$8]" office:value-type="float" office:value="1549.00000000001" calcext:value-type="float">
            <text:p>1549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/>
          <table:table-cell office:value-type="float" office:value="66931.5" calcext:value-type="float">
            <text:p>66931.5</text:p>
          </table:table-cell>
          <table:table-cell table:formula="of:=[.B554]-[.B$8]" office:value-type="float" office:value="1551.9" calcext:value-type="float">
            <text:p>1551.9</text:p>
          </table:table-cell>
          <table:table-cell office:value-type="float" office:value="60" calcext:value-type="float">
            <text:p>60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/>
          <table:table-cell office:value-type="float" office:value="66934.3" calcext:value-type="float">
            <text:p>66934.3</text:p>
          </table:table-cell>
          <table:table-cell table:formula="of:=[.B555]-[.B$8]" office:value-type="float" office:value="1554.7" calcext:value-type="float">
            <text:p>1554.7</text:p>
          </table:table-cell>
          <table:table-cell office:value-type="float" office:value="60" calcext:value-type="float">
            <text:p>60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/>
          <table:table-cell office:value-type="float" office:value="66937.1" calcext:value-type="float">
            <text:p>66937.1</text:p>
          </table:table-cell>
          <table:table-cell table:formula="of:=[.B556]-[.B$8]" office:value-type="float" office:value="1557.50000000001" calcext:value-type="float">
            <text:p>1557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office:value-type="float" office:value="66939.9" calcext:value-type="float">
            <text:p>66939.9</text:p>
          </table:table-cell>
          <table:table-cell table:formula="of:=[.B557]-[.B$8]" office:value-type="float" office:value="1560.3" calcext:value-type="float">
            <text:p>1560.3</text:p>
          </table:table-cell>
          <table:table-cell office:value-type="float" office:value="60" calcext:value-type="float">
            <text:p>60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office:value-type="float" office:value="66942.8" calcext:value-type="float">
            <text:p>66942.8</text:p>
          </table:table-cell>
          <table:table-cell table:formula="of:=[.B558]-[.B$8]" office:value-type="float" office:value="1563.2" calcext:value-type="float">
            <text:p>1563.2</text:p>
          </table:table-cell>
          <table:table-cell office:value-type="float" office:value="60" calcext:value-type="float">
            <text:p>60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office:value-type="float" office:value="66945.7" calcext:value-type="float">
            <text:p>66945.7</text:p>
          </table:table-cell>
          <table:table-cell table:formula="of:=[.B559]-[.B$8]" office:value-type="float" office:value="1566.1" calcext:value-type="float">
            <text:p>1566.1</text:p>
          </table:table-cell>
          <table:table-cell office:value-type="float" office:value="60" calcext:value-type="float">
            <text:p>60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office:value-type="float" office:value="66948.6" calcext:value-type="float">
            <text:p>66948.6</text:p>
          </table:table-cell>
          <table:table-cell table:formula="of:=[.B560]-[.B$8]" office:value-type="float" office:value="1569.00000000001" calcext:value-type="float">
            <text:p>1569.0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/>
          <table:table-cell office:value-type="float" office:value="66951.5" calcext:value-type="float">
            <text:p>66951.5</text:p>
          </table:table-cell>
          <table:table-cell table:formula="of:=[.B561]-[.B$8]" office:value-type="float" office:value="1571.9" calcext:value-type="float">
            <text:p>1571.9</text:p>
          </table:table-cell>
          <table:table-cell office:value-type="float" office:value="60" calcext:value-type="float">
            <text:p>60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/>
          <table:table-cell office:value-type="float" office:value="66954.3" calcext:value-type="float">
            <text:p>66954.3</text:p>
          </table:table-cell>
          <table:table-cell table:formula="of:=[.B562]-[.B$8]" office:value-type="float" office:value="1574.7" calcext:value-type="float">
            <text:p>1574.7</text:p>
          </table:table-cell>
          <table:table-cell office:value-type="float" office:value="60" calcext:value-type="float">
            <text:p>60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/>
          <table:table-cell office:value-type="float" office:value="66957.2" calcext:value-type="float">
            <text:p>66957.2</text:p>
          </table:table-cell>
          <table:table-cell table:formula="of:=[.B563]-[.B$8]" office:value-type="float" office:value="1577.6" calcext:value-type="float">
            <text:p>1577.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66960.1" calcext:value-type="float">
            <text:p>66960.1</text:p>
          </table:table-cell>
          <table:table-cell table:formula="of:=[.B564]-[.B$8]" office:value-type="float" office:value="1580.50000000001" calcext:value-type="float">
            <text:p>1580.5000000000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66963" calcext:value-type="float">
            <text:p>66963</text:p>
          </table:table-cell>
          <table:table-cell table:formula="of:=[.B565]-[.B$8]" office:value-type="float" office:value="1583.4" calcext:value-type="float">
            <text:p>1583.4</text:p>
          </table:table-cell>
          <table:table-cell office:value-type="float" office:value="60" calcext:value-type="float">
            <text:p>60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66965.8" calcext:value-type="float">
            <text:p>66965.8</text:p>
          </table:table-cell>
          <table:table-cell table:formula="of:=[.B566]-[.B$8]" office:value-type="float" office:value="1586.2" calcext:value-type="float">
            <text:p>1586.2</text:p>
          </table:table-cell>
          <table:table-cell office:value-type="float" office:value="60" calcext:value-type="float">
            <text:p>60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66968.7" calcext:value-type="float">
            <text:p>66968.7</text:p>
          </table:table-cell>
          <table:table-cell table:formula="of:=[.B567]-[.B$8]" office:value-type="float" office:value="1589.1" calcext:value-type="float">
            <text:p>1589.1</text:p>
          </table:table-cell>
          <table:table-cell office:value-type="float" office:value="60" calcext:value-type="float">
            <text:p>60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66971.5" calcext:value-type="float">
            <text:p>66971.5</text:p>
          </table:table-cell>
          <table:table-cell table:formula="of:=[.B568]-[.B$8]" office:value-type="float" office:value="1591.9" calcext:value-type="float">
            <text:p>1591.9</text:p>
          </table:table-cell>
          <table:table-cell office:value-type="float" office:value="60" calcext:value-type="float">
            <text:p>60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66974.3" calcext:value-type="float">
            <text:p>66974.3</text:p>
          </table:table-cell>
          <table:table-cell table:formula="of:=[.B569]-[.B$8]" office:value-type="float" office:value="1594.7" calcext:value-type="float">
            <text:p>1594.7</text:p>
          </table:table-cell>
          <table:table-cell office:value-type="float" office:value="40" calcext:value-type="float">
            <text:p>40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66977.2" calcext:value-type="float">
            <text:p>66977.2</text:p>
          </table:table-cell>
          <table:table-cell table:formula="of:=[.B570]-[.B$8]" office:value-type="float" office:value="1597.6" calcext:value-type="float">
            <text:p>1597.6</text:p>
          </table:table-cell>
          <table:table-cell office:value-type="float" office:value="40" calcext:value-type="float">
            <text:p>4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66980" calcext:value-type="float">
            <text:p>66980</text:p>
          </table:table-cell>
          <table:table-cell table:formula="of:=[.B571]-[.B$8]" office:value-type="float" office:value="1600.4" calcext:value-type="float">
            <text:p>1600.4</text:p>
          </table:table-cell>
          <table:table-cell office:value-type="float" office:value="40" calcext:value-type="float">
            <text:p>4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66982.9" calcext:value-type="float">
            <text:p>66982.9</text:p>
          </table:table-cell>
          <table:table-cell table:formula="of:=[.B572]-[.B$8]" office:value-type="float" office:value="1603.3" calcext:value-type="float">
            <text:p>1603.3</text:p>
          </table:table-cell>
          <table:table-cell office:value-type="float" office:value="40" calcext:value-type="float">
            <text:p>4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66985.8" calcext:value-type="float">
            <text:p>66985.8</text:p>
          </table:table-cell>
          <table:table-cell table:formula="of:=[.B573]-[.B$8]" office:value-type="float" office:value="1606.2" calcext:value-type="float">
            <text:p>1606.2</text:p>
          </table:table-cell>
          <table:table-cell office:value-type="float" office:value="40" calcext:value-type="float">
            <text:p>4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66988.7" calcext:value-type="float">
            <text:p>66988.7</text:p>
          </table:table-cell>
          <table:table-cell table:formula="of:=[.B574]-[.B$8]" office:value-type="float" office:value="1609.1" calcext:value-type="float">
            <text:p>1609.1</text:p>
          </table:table-cell>
          <table:table-cell office:value-type="float" office:value="40" calcext:value-type="float">
            <text:p>4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/>
          <table:table-cell office:value-type="float" office:value="66991.5" calcext:value-type="float">
            <text:p>66991.5</text:p>
          </table:table-cell>
          <table:table-cell table:formula="of:=[.B575]-[.B$8]" office:value-type="float" office:value="1611.9" calcext:value-type="float">
            <text:p>1611.9</text:p>
          </table:table-cell>
          <table:table-cell office:value-type="float" office:value="40" calcext:value-type="float">
            <text:p>40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66994.3" calcext:value-type="float">
            <text:p>66994.3</text:p>
          </table:table-cell>
          <table:table-cell table:formula="of:=[.B576]-[.B$8]" office:value-type="float" office:value="1614.7" calcext:value-type="float">
            <text:p>1614.7</text:p>
          </table:table-cell>
          <table:table-cell office:value-type="float" office:value="40" calcext:value-type="float">
            <text:p>40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66997.2" calcext:value-type="float">
            <text:p>66997.2</text:p>
          </table:table-cell>
          <table:table-cell table:formula="of:=[.B577]-[.B$8]" office:value-type="float" office:value="1617.6" calcext:value-type="float">
            <text:p>1617.6</text:p>
          </table:table-cell>
          <table:table-cell office:value-type="float" office:value="40" calcext:value-type="float">
            <text:p>40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67000" calcext:value-type="float">
            <text:p>67000</text:p>
          </table:table-cell>
          <table:table-cell table:formula="of:=[.B578]-[.B$8]" office:value-type="float" office:value="1620.4" calcext:value-type="float">
            <text:p>1620.4</text:p>
          </table:table-cell>
          <table:table-cell office:value-type="float" office:value="40" calcext:value-type="float">
            <text:p>40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/>
          <table:table-cell office:value-type="float" office:value="67002.7" calcext:value-type="float">
            <text:p>67002.7</text:p>
          </table:table-cell>
          <table:table-cell table:formula="of:=[.B579]-[.B$8]" office:value-type="float" office:value="1623.1" calcext:value-type="float">
            <text:p>1623.1</text:p>
          </table:table-cell>
          <table:table-cell office:value-type="float" office:value="40" calcext:value-type="float">
            <text:p>40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67005.6" calcext:value-type="float">
            <text:p>67005.6</text:p>
          </table:table-cell>
          <table:table-cell table:formula="of:=[.B580]-[.B$8]" office:value-type="float" office:value="1626.00000000001" calcext:value-type="float">
            <text:p>1626.0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/>
          <table:table-cell office:value-type="float" office:value="67008.3" calcext:value-type="float">
            <text:p>67008.3</text:p>
          </table:table-cell>
          <table:table-cell table:formula="of:=[.B581]-[.B$8]" office:value-type="float" office:value="1628.7" calcext:value-type="float">
            <text:p>1628.7</text:p>
          </table:table-cell>
          <table:table-cell office:value-type="float" office:value="40" calcext:value-type="float">
            <text:p>40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/>
          <table:table-cell office:value-type="float" office:value="67011.1" calcext:value-type="float">
            <text:p>67011.1</text:p>
          </table:table-cell>
          <table:table-cell table:formula="of:=[.B582]-[.B$8]" office:value-type="float" office:value="1631.50000000001" calcext:value-type="float">
            <text:p>1631.50000000001</text:p>
          </table:table-cell>
          <table:table-cell office:value-type="float" office:value="40" calcext:value-type="float">
            <text:p>40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/>
          <table:table-cell office:value-type="float" office:value="67013.9" calcext:value-type="float">
            <text:p>67013.9</text:p>
          </table:table-cell>
          <table:table-cell table:formula="of:=[.B583]-[.B$8]" office:value-type="float" office:value="1634.3" calcext:value-type="float">
            <text:p>1634.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7016.7" calcext:value-type="float">
            <text:p>67016.7</text:p>
          </table:table-cell>
          <table:table-cell table:formula="of:=[.B584]-[.B$8]" office:value-type="float" office:value="1637.1" calcext:value-type="float">
            <text:p>1637.1</text:p>
          </table:table-cell>
          <table:table-cell office:value-type="float" office:value="40" calcext:value-type="float">
            <text:p>4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/>
          <table:table-cell office:value-type="float" office:value="67019.5" calcext:value-type="float">
            <text:p>67019.5</text:p>
          </table:table-cell>
          <table:table-cell table:formula="of:=[.B585]-[.B$8]" office:value-type="float" office:value="1639.9" calcext:value-type="float">
            <text:p>1639.9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float" office:value="67022.2" calcext:value-type="float">
            <text:p>67022.2</text:p>
          </table:table-cell>
          <table:table-cell table:formula="of:=[.B586]-[.B$8]" office:value-type="float" office:value="1642.6" calcext:value-type="float">
            <text:p>1642.6</text:p>
          </table:table-cell>
          <table:table-cell office:value-type="float" office:value="40" calcext:value-type="float">
            <text:p>40</text:p>
          </table:table-cell>
          <table:table-cell office:value-type="float" office:value="44.3" calcext:value-type="float">
            <text:p>44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.00.0000</text:date>, <text:time style:data-style-name="N2" text:time-value="23:42:34.6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4T22:16:48.265000000</meta:creation-date>
    <dc:date>2024-09-15T23:43:08.886000000</dc:date>
    <meta:editing-duration>PT18M5S</meta:editing-duration>
    <meta:editing-cycles>5</meta:editing-cycles>
    <meta:generator>LibreOffice/24.2.5.2$Windows_X86_64 LibreOffice_project/bffef4ea93e59bebbeaf7f431bb02b1a39ee8a59</meta:generator>
    <meta:document-statistic meta:table-count="3" meta:cell-count="3695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35" chart:maximum="6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68cm" svg:height="15.139cm" xlink:href=".." xlink:type="simple" chart:class="chart:scatter" chart:style-name="ch1">
        <chart:plot-area chart:style-name="ch2" table:cell-range-address="'Tfv Tauchhuelse'.C9:'Tfv Tauchhuelse'.E351" svg:x="0.631cm" svg:y="0.302cm" svg:width="30.306cm" svg:height="14.535cm">
          <chart:coordinate-region svg:x="1.263cm" svg:y="0.504cm" svg:width="29.281cm" svg:height="13.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Tfv Tauchhuelse'.D9:'Tfv Tauchhuelse'.D351" chart:class="chart:scatter">
            <chart:domain table:cell-range-address="'Tfv Tauchhuelse'.C9:'Tfv Tauchhuelse'.C351"/>
            <chart:data-point chart:repeated="343"/>
          </chart:series>
          <chart:series chart:style-name="ch7" chart:values-cell-range-address="'Tfv Tauchhuelse'.E9:'Tfv Tauchhuelse'.E351" chart:class="chart:scatter">
            <chart:data-point chart:repeated="3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fv Tauchhuelse'.C9:'Tfv Tauchhuelse'.C351</svg:desc>
                </draw:g>
              </table:table-cell>
              <table:table-cell office:value-type="float" office:value="60">
                <text:p>60</text:p>
                <draw:g>
                  <svg:desc>'Tfv Tauchhuelse'.D9:'Tfv Tauchhuelse'.D351</svg:desc>
                </draw:g>
              </table:table-cell>
              <table:table-cell office:value-type="float" office:value="43.1">
                <text:p>43.1</text:p>
                <draw:g>
                  <svg:desc>'Tfv Tauchhuelse'.E9:'Tfv Tauchhuelse'.E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0000000000109">
                <text:p>2.80000000000109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0000000000036">
                <text:p>5.60000000000036</text:p>
              </table:table-cell>
              <table:table-cell office:value-type="float" office:value="60">
                <text:p>6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0000000000146">
                <text:p>8.40000000000146</text:p>
              </table:table-cell>
              <table:table-cell office:value-type="float" office:value="60">
                <text:p>60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2000000000007">
                <text:p>11.2000000000007</text:p>
              </table:table-cell>
              <table:table-cell office:value-type="float" office:value="60">
                <text:p>6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000000000007">
                <text:p>16.7000000000007</text:p>
              </table:table-cell>
              <table:table-cell office:value-type="float" office:value="60">
                <text:p>6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5">
                <text:p>19.5</text:p>
              </table:table-cell>
              <table:table-cell office:value-type="float" office:value="60">
                <text:p>6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3000000000011">
                <text:p>22.3000000000011</text:p>
              </table:table-cell>
              <table:table-cell office:value-type="float" office:value="60">
                <text:p>6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000000000004">
                <text:p>25.1000000000004</text:p>
              </table:table-cell>
              <table:table-cell office:value-type="float" office:value="60">
                <text:p>6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9000000000015">
                <text:p>27.9000000000015</text:p>
              </table:table-cell>
              <table:table-cell office:value-type="float" office:value="60">
                <text:p>6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6000000000004">
                <text:p>30.6000000000004</text:p>
              </table:table-cell>
              <table:table-cell office:value-type="float" office:value="60">
                <text:p>6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4000000000015">
                <text:p>33.4000000000015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000000000007">
                <text:p>36.2000000000007</text:p>
              </table:table-cell>
              <table:table-cell office:value-type="float" office:value="60">
                <text:p>6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9000000000015">
                <text:p>38.9000000000015</text:p>
              </table:table-cell>
              <table:table-cell office:value-type="float" office:value="60">
                <text:p>6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7000000000007">
                <text:p>41.7000000000007</text:p>
              </table:table-cell>
              <table:table-cell office:value-type="float" office:value="60">
                <text:p>6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5">
                <text:p>44.5</text:p>
              </table:table-cell>
              <table:table-cell office:value-type="float" office:value="60">
                <text:p>6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3000000000011">
                <text:p>47.3000000000011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1000000000004">
                <text:p>50.1000000000004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8000000000011">
                <text:p>52.8000000000011</text:p>
              </table:table-cell>
              <table:table-cell office:value-type="float" office:value="60">
                <text:p>6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6000000000004">
                <text:p>55.6000000000004</text:p>
              </table:table-cell>
              <table:table-cell office:value-type="float" office:value="60">
                <text:p>6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4000000000015">
                <text:p>58.4000000000015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2000000000007">
                <text:p>61.2000000000007</text:p>
              </table:table-cell>
              <table:table-cell office:value-type="float" office:value="60">
                <text:p>6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9000000000015">
                <text:p>63.9000000000015</text:p>
              </table:table-cell>
              <table:table-cell office:value-type="float" office:value="60">
                <text:p>6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7000000000007">
                <text:p>66.7000000000007</text:p>
              </table:table-cell>
              <table:table-cell office:value-type="float" office:value="60">
                <text:p>6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.5">
                <text:p>69.5</text:p>
              </table:table-cell>
              <table:table-cell office:value-type="float" office:value="60">
                <text:p>6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.3000000000011">
                <text:p>72.3000000000011</text:p>
              </table:table-cell>
              <table:table-cell office:value-type="float" office:value="60">
                <text:p>6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1000000000004">
                <text:p>75.1000000000004</text:p>
              </table:table-cell>
              <table:table-cell office:value-type="float" office:value="60">
                <text:p>6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8000000000011">
                <text:p>77.8000000000011</text:p>
              </table:table-cell>
              <table:table-cell office:value-type="float" office:value="60">
                <text:p>6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.6000000000004">
                <text:p>80.6000000000004</text:p>
              </table:table-cell>
              <table:table-cell office:value-type="float" office:value="60">
                <text:p>6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.4000000000015">
                <text:p>83.4000000000015</text:p>
              </table:table-cell>
              <table:table-cell office:value-type="float" office:value="60">
                <text:p>6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.2000000000007">
                <text:p>86.2000000000007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.9000000000015">
                <text:p>88.9000000000015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.7000000000007">
                <text:p>91.7000000000007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.5">
                <text:p>94.5</text:p>
              </table:table-cell>
              <table:table-cell office:value-type="float" office:value="60">
                <text:p>60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3000000000011">
                <text:p>97.3000000000011</text:p>
              </table:table-cell>
              <table:table-cell office:value-type="float" office:value="60">
                <text:p>60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.800000000001">
                <text:p>102.800000000001</text:p>
              </table:table-cell>
              <table:table-cell office:value-type="float" office:value="60">
                <text:p>6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.6">
                <text:p>105.6</text:p>
              </table:table-cell>
              <table:table-cell office:value-type="float" office:value="60">
                <text:p>6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400000000001">
                <text:p>108.400000000001</text:p>
              </table:table-cell>
              <table:table-cell office:value-type="float" office:value="60">
                <text:p>6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200000000001">
                <text:p>111.200000000001</text:p>
              </table:table-cell>
              <table:table-cell office:value-type="float" office:value="60">
                <text:p>6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.900000000001">
                <text:p>113.900000000001</text:p>
              </table:table-cell>
              <table:table-cell office:value-type="float" office:value="60">
                <text:p>6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.700000000001">
                <text:p>116.700000000001</text:p>
              </table:table-cell>
              <table:table-cell office:value-type="float" office:value="60">
                <text:p>6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.5">
                <text:p>119.5</text:p>
              </table:table-cell>
              <table:table-cell office:value-type="float" office:value="60">
                <text:p>6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.300000000001">
                <text:p>122.300000000001</text:p>
              </table:table-cell>
              <table:table-cell office:value-type="float" office:value="60">
                <text:p>6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.800000000001">
                <text:p>127.800000000001</text:p>
              </table:table-cell>
              <table:table-cell office:value-type="float" office:value="60">
                <text:p>6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.6">
                <text:p>130.6</text:p>
              </table:table-cell>
              <table:table-cell office:value-type="float" office:value="60">
                <text:p>6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.300000000001">
                <text:p>133.300000000001</text:p>
              </table:table-cell>
              <table:table-cell office:value-type="float" office:value="60">
                <text:p>6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.1">
                <text:p>136.1</text:p>
              </table:table-cell>
              <table:table-cell office:value-type="float" office:value="60">
                <text:p>6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8.900000000001">
                <text:p>138.900000000001</text:p>
              </table:table-cell>
              <table:table-cell office:value-type="float" office:value="60">
                <text:p>6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1.700000000001">
                <text:p>141.7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.5">
                <text:p>144.5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.200000000001">
                <text:p>147.2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">
                <text:p>150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2.800000000001">
                <text:p>152.8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.5">
                <text:p>155.5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.300000000001">
                <text:p>158.3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1.1">
                <text:p>161.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.900000000001">
                <text:p>163.9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6.700000000001">
                <text:p>166.7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.5">
                <text:p>169.5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2.200000000001">
                <text:p>172.2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">
                <text:p>175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.800000000001">
                <text:p>177.8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.6">
                <text:p>180.6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3.400000000001">
                <text:p>183.4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.1">
                <text:p>186.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8.900000000001">
                <text:p>188.9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1.700000000001">
                <text:p>191.7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4.5">
                <text:p>194.5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.300000000001">
                <text:p>197.3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.1">
                <text:p>200.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2.900000000001">
                <text:p>202.9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5.6">
                <text:p>205.6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.400000000001">
                <text:p>208.4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.200000000001">
                <text:p>211.2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4">
                <text:p>214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6.800000000001">
                <text:p>216.8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9.5">
                <text:p>219.5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2.300000000001">
                <text:p>222.30000000000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5.1">
                <text:p>225.1</text:p>
              </table:table-cell>
              <table:table-cell office:value-type="float" office:value="60">
                <text:p>6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7.800000000001">
                <text:p>227.800000000001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.6">
                <text:p>230.6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3.400000000001">
                <text:p>233.400000000001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6.200000000001">
                <text:p>236.200000000001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9">
                <text:p>239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1.800000000001">
                <text:p>241.800000000001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.6">
                <text:p>244.6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7.400000000001">
                <text:p>247.400000000001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0.200000000001">
                <text:p>250.200000000001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.900000000001">
                <text:p>252.900000000001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.700000000001">
                <text:p>255.700000000001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8.6">
                <text:p>258.6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1.300000000001">
                <text:p>261.300000000001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4.1">
                <text:p>264.1</text:p>
              </table:table-cell>
              <table:table-cell office:value-type="float" office:value="40">
                <text:p>4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6.900000000001">
                <text:p>266.900000000001</text:p>
              </table:table-cell>
              <table:table-cell office:value-type="float" office:value="40">
                <text:p>4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9.700000000001">
                <text:p>269.700000000001</text:p>
              </table:table-cell>
              <table:table-cell office:value-type="float" office:value="40">
                <text:p>4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2.400000000001">
                <text:p>272.400000000001</text:p>
              </table:table-cell>
              <table:table-cell office:value-type="float" office:value="40">
                <text:p>4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.200000000001">
                <text:p>275.200000000001</text:p>
              </table:table-cell>
              <table:table-cell office:value-type="float" office:value="40">
                <text:p>4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8">
                <text:p>278</text:p>
              </table:table-cell>
              <table:table-cell office:value-type="float" office:value="40">
                <text:p>4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0.800000000001">
                <text:p>280.800000000001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3.6">
                <text:p>283.6</text:p>
              </table:table-cell>
              <table:table-cell office:value-type="float" office:value="40">
                <text:p>4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6.400000000001">
                <text:p>286.400000000001</text:p>
              </table:table-cell>
              <table:table-cell office:value-type="float" office:value="40">
                <text:p>4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9.1">
                <text:p>289.1</text:p>
              </table:table-cell>
              <table:table-cell office:value-type="float" office:value="40">
                <text:p>4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1.900000000001">
                <text:p>291.900000000001</text:p>
              </table:table-cell>
              <table:table-cell office:value-type="float" office:value="40">
                <text:p>4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4.700000000001">
                <text:p>294.700000000001</text:p>
              </table:table-cell>
              <table:table-cell office:value-type="float" office:value="40">
                <text:p>4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7.5">
                <text:p>297.5</text:p>
              </table:table-cell>
              <table:table-cell office:value-type="float" office:value="40">
                <text:p>4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.299999999999">
                <text:p>300.299999999999</text:p>
              </table:table-cell>
              <table:table-cell office:value-type="float" office:value="40">
                <text:p>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3">
                <text:p>303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5.799999999999">
                <text:p>305.799999999999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.600000000002">
                <text:p>308.600000000002</text:p>
              </table:table-cell>
              <table:table-cell office:value-type="float" office:value="40">
                <text:p>4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1.299999999999">
                <text:p>311.299999999999</text:p>
              </table:table-cell>
              <table:table-cell office:value-type="float" office:value="40">
                <text:p>4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4.100000000002">
                <text:p>314.100000000002</text:p>
              </table:table-cell>
              <table:table-cell office:value-type="float" office:value="40">
                <text:p>4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6.900000000001">
                <text:p>316.900000000001</text:p>
              </table:table-cell>
              <table:table-cell office:value-type="float" office:value="40">
                <text:p>4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9.700000000001">
                <text:p>319.700000000001</text:p>
              </table:table-cell>
              <table:table-cell office:value-type="float" office:value="40">
                <text:p>4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.5">
                <text:p>322.5</text:p>
              </table:table-cell>
              <table:table-cell office:value-type="float" office:value="40">
                <text:p>4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5.299999999999">
                <text:p>325.299999999999</text:p>
              </table:table-cell>
              <table:table-cell office:value-type="float" office:value="40">
                <text:p>4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8.100000000002">
                <text:p>328.100000000002</text:p>
              </table:table-cell>
              <table:table-cell office:value-type="float" office:value="40">
                <text:p>4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0.900000000001">
                <text:p>330.900000000001</text:p>
              </table:table-cell>
              <table:table-cell office:value-type="float" office:value="40">
                <text:p>4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3.700000000001">
                <text:p>333.700000000001</text:p>
              </table:table-cell>
              <table:table-cell office:value-type="float" office:value="40">
                <text:p>4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6.5">
                <text:p>336.5</text:p>
              </table:table-cell>
              <table:table-cell office:value-type="float" office:value="40">
                <text:p>4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9.299999999999">
                <text:p>339.299999999999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2.100000000002">
                <text:p>342.100000000002</text:p>
              </table:table-cell>
              <table:table-cell office:value-type="float" office:value="40">
                <text:p>4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4.799999999999">
                <text:p>344.799999999999</text:p>
              </table:table-cell>
              <table:table-cell office:value-type="float" office:value="40">
                <text:p>4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7.600000000002">
                <text:p>347.600000000002</text:p>
              </table:table-cell>
              <table:table-cell office:value-type="float" office:value="40">
                <text:p>4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0.400000000001">
                <text:p>350.400000000001</text:p>
              </table:table-cell>
              <table:table-cell office:value-type="float" office:value="40">
                <text:p>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3.200000000001">
                <text:p>353.200000000001</text:p>
              </table:table-cell>
              <table:table-cell office:value-type="float" office:value="40">
                <text:p>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5.900000000001">
                <text:p>355.900000000001</text:p>
              </table:table-cell>
              <table:table-cell office:value-type="float" office:value="40">
                <text:p>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.700000000001">
                <text:p>358.700000000001</text:p>
              </table:table-cell>
              <table:table-cell office:value-type="float" office:value="40">
                <text:p>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1.5">
                <text:p>361.5</text:p>
              </table:table-cell>
              <table:table-cell office:value-type="float" office:value="40">
                <text:p>4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4.299999999999">
                <text:p>364.299999999999</text:p>
              </table:table-cell>
              <table:table-cell office:value-type="float" office:value="40">
                <text:p>4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7.100000000002">
                <text:p>367.100000000002</text:p>
              </table:table-cell>
              <table:table-cell office:value-type="float" office:value="40">
                <text:p>4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9.799999999999">
                <text:p>369.799999999999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2.600000000002">
                <text:p>372.600000000002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5.400000000001">
                <text:p>375.400000000001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8.200000000001">
                <text:p>378.200000000001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1">
                <text:p>381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3.700000000001">
                <text:p>383.700000000001</text:p>
              </table:table-cell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6.5">
                <text:p>386.5</text:p>
              </table:table-cell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9.299999999999">
                <text:p>389.299999999999</text:p>
              </table:table-cell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2.100000000002">
                <text:p>392.1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4.799999999999">
                <text:p>394.7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7.600000000002">
                <text:p>397.6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0.400000000001">
                <text:p>400.4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3.200000000001">
                <text:p>403.2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5.900000000001">
                <text:p>405.9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8.700000000001">
                <text:p>408.7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1.5">
                <text:p>411.5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4.299999999999">
                <text:p>414.299999999999</text:p>
              </table:table-cell>
              <table:table-cell office:value-type="float" office:value="40">
                <text:p>4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7.100000000002">
                <text:p>417.100000000002</text:p>
              </table:table-cell>
              <table:table-cell office:value-type="float" office:value="40">
                <text:p>4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9.799999999999">
                <text:p>419.799999999999</text:p>
              </table:table-cell>
              <table:table-cell office:value-type="float" office:value="40">
                <text:p>4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2.600000000002">
                <text:p>422.600000000002</text:p>
              </table:table-cell>
              <table:table-cell office:value-type="float" office:value="40">
                <text:p>4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5.400000000001">
                <text:p>425.400000000001</text:p>
              </table:table-cell>
              <table:table-cell office:value-type="float" office:value="40">
                <text:p>4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8.200000000001">
                <text:p>428.200000000001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1">
                <text:p>431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3.700000000001">
                <text:p>433.700000000001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6.5">
                <text:p>436.5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9.299999999999">
                <text:p>439.299999999999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2.100000000002">
                <text:p>442.100000000002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4.900000000001">
                <text:p>444.900000000001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7.700000000001">
                <text:p>447.700000000001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0.400000000001">
                <text:p>450.400000000001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3.200000000001">
                <text:p>453.200000000001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6">
                <text:p>456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8.700000000001">
                <text:p>458.700000000001</text:p>
              </table:table-cell>
              <table:table-cell office:value-type="float" office:value="40">
                <text:p>4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1.5">
                <text:p>461.5</text:p>
              </table:table-cell>
              <table:table-cell office:value-type="float" office:value="40">
                <text:p>4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4.299999999999">
                <text:p>464.299999999999</text:p>
              </table:table-cell>
              <table:table-cell office:value-type="float" office:value="40">
                <text:p>4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7.100000000002">
                <text:p>467.100000000002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9.799999999999">
                <text:p>469.799999999999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2.600000000002">
                <text:p>472.600000000002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5.400000000001">
                <text:p>475.400000000001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8.200000000001">
                <text:p>478.200000000001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1">
                <text:p>481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3.799999999999">
                <text:p>483.799999999999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6.600000000002">
                <text:p>486.600000000002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9.299999999999">
                <text:p>489.299999999999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2.100000000002">
                <text:p>492.100000000002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4.900000000001">
                <text:p>494.900000000001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7.600000000002">
                <text:p>497.600000000002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0.400000000001">
                <text:p>500.400000000001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3.200000000001">
                <text:p>503.200000000001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6">
                <text:p>506</text:p>
              </table:table-cell>
              <table:table-cell office:value-type="float" office:value="60">
                <text:p>6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8.799999999999">
                <text:p>508.799999999999</text:p>
              </table:table-cell>
              <table:table-cell office:value-type="float" office:value="60">
                <text:p>6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1.5">
                <text:p>511.5</text:p>
              </table:table-cell>
              <table:table-cell office:value-type="float" office:value="60">
                <text:p>6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4.299999999999">
                <text:p>514.299999999999</text:p>
              </table:table-cell>
              <table:table-cell office:value-type="float" office:value="60">
                <text:p>6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7.100000000002">
                <text:p>517.100000000002</text:p>
              </table:table-cell>
              <table:table-cell office:value-type="float" office:value="60">
                <text:p>6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9.900000000002">
                <text:p>519.900000000002</text:p>
              </table:table-cell>
              <table:table-cell office:value-type="float" office:value="60">
                <text:p>6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2.600000000002">
                <text:p>522.600000000002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5.400000000002">
                <text:p>525.400000000002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8.200000000001">
                <text:p>528.200000000001</text:p>
              </table:table-cell>
              <table:table-cell office:value-type="float" office:value="60">
                <text:p>6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1">
                <text:p>531</text:p>
              </table:table-cell>
              <table:table-cell office:value-type="float" office:value="60">
                <text:p>6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3.700000000001">
                <text:p>533.700000000001</text:p>
              </table:table-cell>
              <table:table-cell office:value-type="float" office:value="60">
                <text:p>6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6.600000000002">
                <text:p>536.600000000002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9.299999999999">
                <text:p>539.299999999999</text:p>
              </table:table-cell>
              <table:table-cell office:value-type="float" office:value="60">
                <text:p>6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2.100000000002">
                <text:p>542.100000000002</text:p>
              </table:table-cell>
              <table:table-cell office:value-type="float" office:value="60">
                <text:p>6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4.900000000002">
                <text:p>544.900000000002</text:p>
              </table:table-cell>
              <table:table-cell office:value-type="float" office:value="60">
                <text:p>6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7.700000000001">
                <text:p>547.700000000001</text:p>
              </table:table-cell>
              <table:table-cell office:value-type="float" office:value="60">
                <text:p>6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0.400000000002">
                <text:p>550.400000000002</text:p>
              </table:table-cell>
              <table:table-cell office:value-type="float" office:value="60">
                <text:p>6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3.200000000001">
                <text:p>553.200000000001</text:p>
              </table:table-cell>
              <table:table-cell office:value-type="float" office:value="60">
                <text:p>6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6">
                <text:p>556</text:p>
              </table:table-cell>
              <table:table-cell office:value-type="float" office:value="60">
                <text:p>6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8.700000000001">
                <text:p>558.700000000001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1.5">
                <text:p>561.5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4.299999999999">
                <text:p>564.299999999999</text:p>
              </table:table-cell>
              <table:table-cell office:value-type="float" office:value="60">
                <text:p>6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7.100000000002">
                <text:p>567.100000000002</text:p>
              </table:table-cell>
              <table:table-cell office:value-type="float" office:value="60">
                <text:p>6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9.900000000002">
                <text:p>569.900000000002</text:p>
              </table:table-cell>
              <table:table-cell office:value-type="float" office:value="60">
                <text:p>6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2.700000000001">
                <text:p>572.700000000001</text:p>
              </table:table-cell>
              <table:table-cell office:value-type="float" office:value="60">
                <text:p>6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5.400000000002">
                <text:p>575.400000000002</text:p>
              </table:table-cell>
              <table:table-cell office:value-type="float" office:value="60">
                <text:p>6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8.200000000001">
                <text:p>578.200000000001</text:p>
              </table:table-cell>
              <table:table-cell office:value-type="float" office:value="60">
                <text:p>6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1">
                <text:p>581</text:p>
              </table:table-cell>
              <table:table-cell office:value-type="float" office:value="60">
                <text:p>6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83.700000000001">
                <text:p>583.700000000001</text:p>
              </table:table-cell>
              <table:table-cell office:value-type="float" office:value="60">
                <text:p>6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86.5">
                <text:p>586.5</text:p>
              </table:table-cell>
              <table:table-cell office:value-type="float" office:value="60">
                <text:p>60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89.299999999999">
                <text:p>589.299999999999</text:p>
              </table:table-cell>
              <table:table-cell office:value-type="float" office:value="60">
                <text:p>6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2.100000000002">
                <text:p>592.100000000002</text:p>
              </table:table-cell>
              <table:table-cell office:value-type="float" office:value="60">
                <text:p>6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4.900000000002">
                <text:p>594.900000000002</text:p>
              </table:table-cell>
              <table:table-cell office:value-type="float" office:value="60">
                <text:p>6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7.600000000002">
                <text:p>597.600000000002</text:p>
              </table:table-cell>
              <table:table-cell office:value-type="float" office:value="60">
                <text:p>6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0.400000000002">
                <text:p>600.400000000002</text:p>
              </table:table-cell>
              <table:table-cell office:value-type="float" office:value="60">
                <text:p>6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3.200000000001">
                <text:p>603.200000000001</text:p>
              </table:table-cell>
              <table:table-cell office:value-type="float" office:value="60">
                <text:p>6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5.900000000002">
                <text:p>605.900000000002</text:p>
              </table:table-cell>
              <table:table-cell office:value-type="float" office:value="60">
                <text:p>6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8.700000000001">
                <text:p>608.700000000001</text:p>
              </table:table-cell>
              <table:table-cell office:value-type="float" office:value="60">
                <text:p>6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1.5">
                <text:p>611.5</text:p>
              </table:table-cell>
              <table:table-cell office:value-type="float" office:value="60">
                <text:p>6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4.299999999999">
                <text:p>614.299999999999</text:p>
              </table:table-cell>
              <table:table-cell office:value-type="float" office:value="60">
                <text:p>6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7.100000000002">
                <text:p>617.100000000002</text:p>
              </table:table-cell>
              <table:table-cell office:value-type="float" office:value="60">
                <text:p>6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9.799999999999">
                <text:p>619.799999999999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2.600000000002">
                <text:p>622.600000000002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5.400000000002">
                <text:p>625.400000000002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8.200000000001">
                <text:p>628.200000000001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1">
                <text:p>631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3.799999999999">
                <text:p>633.799999999999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36.600000000002">
                <text:p>636.600000000002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39.299999999999">
                <text:p>639.299999999999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2.100000000002">
                <text:p>642.100000000002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4.900000000002">
                <text:p>644.900000000002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7.700000000001">
                <text:p>647.700000000001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0.5">
                <text:p>650.5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3.200000000001">
                <text:p>653.200000000001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56">
                <text:p>656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8.799999999999">
                <text:p>658.799999999999</text:p>
              </table:table-cell>
              <table:table-cell office:value-type="float" office:value="60">
                <text:p>6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61.5">
                <text:p>661.5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.299999999999">
                <text:p>664.299999999999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67.100000000002">
                <text:p>667.100000000002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69.799999999999">
                <text:p>669.799999999999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72.600000000002">
                <text:p>672.600000000002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75.400000000002">
                <text:p>675.400000000002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78.200000000001">
                <text:p>678.200000000001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1">
                <text:p>681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3.900000000002">
                <text:p>683.900000000002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86.700000000001">
                <text:p>686.700000000001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9.5">
                <text:p>689.5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2.299999999999">
                <text:p>692.299999999999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5.100000000002">
                <text:p>695.100000000002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7.900000000002">
                <text:p>697.900000000002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0.700000000001">
                <text:p>700.700000000001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3.5">
                <text:p>703.5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06.200000000001">
                <text:p>706.200000000001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9">
                <text:p>709</text:p>
              </table:table-cell>
              <table:table-cell office:value-type="float" office:value="60">
                <text:p>6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1.799999999999">
                <text:p>711.799999999999</text:p>
              </table:table-cell>
              <table:table-cell office:value-type="float" office:value="40">
                <text:p>4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14.600000000002">
                <text:p>714.600000000002</text:p>
              </table:table-cell>
              <table:table-cell office:value-type="float" office:value="40">
                <text:p>4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17.400000000002">
                <text:p>717.400000000002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0.100000000002">
                <text:p>720.100000000002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22.900000000002">
                <text:p>722.900000000002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5.700000000001">
                <text:p>725.700000000001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28.5">
                <text:p>728.5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1.200000000001">
                <text:p>731.200000000001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4">
                <text:p>734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6.799999999999">
                <text:p>736.799999999999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9.5">
                <text:p>739.5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2.299999999999">
                <text:p>742.299999999999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5.100000000002">
                <text:p>745.100000000002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7.900000000002">
                <text:p>747.900000000002</text:p>
              </table:table-cell>
              <table:table-cell office:value-type="float" office:value="40">
                <text:p>4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0.700000000001">
                <text:p>750.700000000001</text:p>
              </table:table-cell>
              <table:table-cell office:value-type="float" office:value="40">
                <text:p>4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3.5">
                <text:p>753.5</text:p>
              </table:table-cell>
              <table:table-cell office:value-type="float" office:value="40">
                <text:p>4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6.299999999999">
                <text:p>756.299999999999</text:p>
              </table:table-cell>
              <table:table-cell office:value-type="float" office:value="40">
                <text:p>4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9.100000000002">
                <text:p>759.100000000002</text:p>
              </table:table-cell>
              <table:table-cell office:value-type="float" office:value="40">
                <text:p>4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1.900000000002">
                <text:p>761.900000000002</text:p>
              </table:table-cell>
              <table:table-cell office:value-type="float" office:value="40">
                <text:p>4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64.700000000001">
                <text:p>764.700000000001</text:p>
              </table:table-cell>
              <table:table-cell office:value-type="float" office:value="40">
                <text:p>4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67.600000000002">
                <text:p>767.600000000002</text:p>
              </table:table-cell>
              <table:table-cell office:value-type="float" office:value="40">
                <text:p>4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0.299999999999">
                <text:p>770.29999999999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3.100000000002">
                <text:p>773.100000000002</text:p>
              </table:table-cell>
              <table:table-cell office:value-type="float" office:value="40">
                <text:p>4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5.900000000002">
                <text:p>775.900000000002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8.700000000001">
                <text:p>778.700000000001</text:p>
              </table:table-cell>
              <table:table-cell office:value-type="float" office:value="40">
                <text:p>4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1.5">
                <text:p>781.5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4.299999999999">
                <text:p>784.299999999999</text:p>
              </table:table-cell>
              <table:table-cell office:value-type="float" office:value="40">
                <text:p>4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7">
                <text:p>787</text:p>
              </table:table-cell>
              <table:table-cell office:value-type="float" office:value="40">
                <text:p>4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89.799999999999">
                <text:p>789.799999999999</text:p>
              </table:table-cell>
              <table:table-cell office:value-type="float" office:value="40">
                <text:p>4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2.600000000002">
                <text:p>792.600000000002</text:p>
              </table:table-cell>
              <table:table-cell office:value-type="float" office:value="40">
                <text:p>4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95.400000000002">
                <text:p>795.400000000002</text:p>
              </table:table-cell>
              <table:table-cell office:value-type="float" office:value="40">
                <text:p>4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98.100000000002">
                <text:p>798.100000000002</text:p>
              </table:table-cell>
              <table:table-cell office:value-type="float" office:value="40">
                <text:p>4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0.900000000002">
                <text:p>800.900000000002</text:p>
              </table:table-cell>
              <table:table-cell office:value-type="float" office:value="40">
                <text:p>4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03.700000000001">
                <text:p>803.700000000001</text:p>
              </table:table-cell>
              <table:table-cell office:value-type="float" office:value="40">
                <text:p>4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06.5">
                <text:p>806.5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09.299999999999">
                <text:p>809.299999999999</text:p>
              </table:table-cell>
              <table:table-cell office:value-type="float" office:value="40">
                <text:p>4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2.100000000002">
                <text:p>812.100000000002</text:p>
              </table:table-cell>
              <table:table-cell office:value-type="float" office:value="40">
                <text:p>4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14.799999999999">
                <text:p>814.799999999999</text:p>
              </table:table-cell>
              <table:table-cell office:value-type="float" office:value="40">
                <text:p>4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17.600000000002">
                <text:p>817.600000000002</text:p>
              </table:table-cell>
              <table:table-cell office:value-type="float" office:value="40">
                <text:p>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20.400000000002">
                <text:p>820.400000000002</text:p>
              </table:table-cell>
              <table:table-cell office:value-type="float" office:value="40">
                <text:p>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23.200000000001">
                <text:p>823.200000000001</text:p>
              </table:table-cell>
              <table:table-cell office:value-type="float" office:value="40">
                <text:p>4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6">
                <text:p>826</text:p>
              </table:table-cell>
              <table:table-cell office:value-type="float" office:value="40">
                <text:p>4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8.700000000001">
                <text:p>828.700000000001</text:p>
              </table:table-cell>
              <table:table-cell office:value-type="float" office:value="40">
                <text:p>4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1.5">
                <text:p>831.5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34.299999999999">
                <text:p>834.299999999999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7.100000000002">
                <text:p>837.100000000002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39.900000000002">
                <text:p>839.900000000002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2.600000000002">
                <text:p>842.600000000002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5.400000000002">
                <text:p>845.400000000002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8.200000000001">
                <text:p>848.200000000001</text:p>
              </table:table-cell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1">
                <text:p>851</text:p>
              </table:table-cell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3.799999999999">
                <text:p>853.799999999999</text:p>
              </table:table-cell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6.600000000002">
                <text:p>856.600000000002</text:p>
              </table:table-cell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9.299999999999">
                <text:p>859.2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2.100000000002">
                <text:p>862.1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4.900000000002">
                <text:p>864.9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67.700000000001">
                <text:p>867.7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0.5">
                <text:p>870.5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3.299999999999">
                <text:p>873.2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76.200000000001">
                <text:p>876.2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79">
                <text:p>87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81.900000000002">
                <text:p>881.9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84.799999999999">
                <text:p>884.7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87.600000000002">
                <text:p>887.6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0.400000000002">
                <text:p>890.4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93.299999999999">
                <text:p>893.2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6.100000000002">
                <text:p>896.1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98.799999999999">
                <text:p>898.7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1.799999999999">
                <text:p>901.7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4.600000000002">
                <text:p>904.6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07.400000000002">
                <text:p>907.4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10.200000000001">
                <text:p>910.2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13">
                <text:p>913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15.900000000002">
                <text:p>915.9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18.799999999999">
                <text:p>918.7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1.600000000002">
                <text:p>921.6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24.400000000002">
                <text:p>924.4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27.200000000001">
                <text:p>927.2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30">
                <text:p>930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32.799999999999">
                <text:p>932.7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5.700000000001">
                <text:p>935.7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38.5">
                <text:p>938.5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41.299999999999">
                <text:p>941.299999999999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4.200000000001">
                <text:p>944.2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6.900000000002">
                <text:p>946.9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49.700000000001">
                <text:p>949.700000000001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2.600000000002">
                <text:p>952.6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500" chart:maximum="1200" chart:origin="0" chart:interval-major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35" chart:maximum="6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68cm" svg:height="15.139cm" xlink:href=".." xlink:type="simple" chart:class="chart:scatter" chart:style-name="ch1">
        <chart:plot-area chart:style-name="ch2" table:cell-range-address="'Tfv vor Pumpe geklebt'.C9:'Tfv vor Pumpe geklebt'.E1351" svg:x="0.631cm" svg:y="0.302cm" svg:width="30.306cm" svg:height="14.535cm">
          <chart:coordinate-region svg:x="1.263cm" svg:y="0.504cm" svg:width="29.281cm" svg:height="13.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Tfv vor Pumpe geklebt'.D9:'Tfv vor Pumpe geklebt'.D1351" chart:class="chart:scatter">
            <chart:domain table:cell-range-address="'Tfv vor Pumpe geklebt'.C9:'Tfv vor Pumpe geklebt'.C1351"/>
            <chart:data-point chart:repeated="1343"/>
          </chart:series>
          <chart:series chart:style-name="ch7" chart:values-cell-range-address="'Tfv vor Pumpe geklebt'.E9:'Tfv vor Pumpe geklebt'.E1351" chart:class="chart:scatter">
            <chart:data-point chart:repeated="13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fv vor Pumpe geklebt'.C9:'Tfv vor Pumpe geklebt'.C1351</svg:desc>
                </draw:g>
              </table:table-cell>
              <table:table-cell office:value-type="float" office:value="60">
                <text:p>60</text:p>
                <draw:g>
                  <svg:desc>'Tfv vor Pumpe geklebt'.D9:'Tfv vor Pumpe geklebt'.D1351</svg:desc>
                </draw:g>
              </table:table-cell>
              <table:table-cell office:value-type="float" office:value="51.6">
                <text:p>51.6</text:p>
                <draw:g>
                  <svg:desc>'Tfv vor Pumpe geklebt'.E9:'Tfv vor Pumpe geklebt'.E1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0000000000291">
                <text:p>2.80000000000291</text:p>
              </table:table-cell>
              <table:table-cell office:value-type="float" office:value="60">
                <text:p>6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9999999999855">
                <text:p>5.59999999999855</text:p>
              </table:table-cell>
              <table:table-cell office:value-type="float" office:value="60">
                <text:p>6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0000000000146">
                <text:p>8.40000000000146</text:p>
              </table:table-cell>
              <table:table-cell office:value-type="float" office:value="60">
                <text:p>6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2000000000044">
                <text:p>11.2000000000044</text:p>
              </table:table-cell>
              <table:table-cell office:value-type="float" office:value="60">
                <text:p>60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000000000029">
                <text:p>16.8000000000029</text:p>
              </table:table-cell>
              <table:table-cell office:value-type="float" office:value="60">
                <text:p>60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5999999999985">
                <text:p>19.5999999999985</text:p>
              </table:table-cell>
              <table:table-cell office:value-type="float" office:value="60">
                <text:p>6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4000000000015">
                <text:p>22.4000000000015</text:p>
              </table:table-cell>
              <table:table-cell office:value-type="float" office:value="60">
                <text:p>60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2000000000044">
                <text:p>25.2000000000044</text:p>
              </table:table-cell>
              <table:table-cell office:value-type="float" office:value="60">
                <text:p>60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9000000000015">
                <text:p>27.9000000000015</text:p>
              </table:table-cell>
              <table:table-cell office:value-type="float" office:value="60">
                <text:p>6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7000000000044">
                <text:p>30.7000000000044</text:p>
              </table:table-cell>
              <table:table-cell office:value-type="float" office:value="60">
                <text:p>6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5">
                <text:p>33.5</text:p>
              </table:table-cell>
              <table:table-cell office:value-type="float" office:value="60">
                <text:p>60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3000000000029">
                <text:p>36.3000000000029</text:p>
              </table:table-cell>
              <table:table-cell office:value-type="float" office:value="60">
                <text:p>6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2000000000044">
                <text:p>39.2000000000044</text:p>
              </table:table-cell>
              <table:table-cell office:value-type="float" office:value="60">
                <text:p>60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9000000000015">
                <text:p>41.9000000000015</text:p>
              </table:table-cell>
              <table:table-cell office:value-type="float" office:value="60">
                <text:p>60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7000000000044">
                <text:p>44.7000000000044</text:p>
              </table:table-cell>
              <table:table-cell office:value-type="float" office:value="60">
                <text:p>6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5">
                <text:p>47.5</text:p>
              </table:table-cell>
              <table:table-cell office:value-type="float" office:value="60">
                <text:p>6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3000000000029">
                <text:p>50.3000000000029</text:p>
              </table:table-cell>
              <table:table-cell office:value-type="float" office:value="60">
                <text:p>6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2000000000044">
                <text:p>53.2000000000044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8000000000029">
                <text:p>58.8000000000029</text:p>
              </table:table-cell>
              <table:table-cell office:value-type="float" office:value="60">
                <text:p>6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7000000000044">
                <text:p>61.7000000000044</text:p>
              </table:table-cell>
              <table:table-cell office:value-type="float" office:value="60">
                <text:p>6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5">
                <text:p>64.5</text:p>
              </table:table-cell>
              <table:table-cell office:value-type="float" office:value="60">
                <text:p>60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3000000000029">
                <text:p>67.3000000000029</text:p>
              </table:table-cell>
              <table:table-cell office:value-type="float" office:value="60">
                <text:p>60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.0999999999985">
                <text:p>70.0999999999985</text:p>
              </table:table-cell>
              <table:table-cell office:value-type="float" office:value="60">
                <text:p>60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.8000000000029">
                <text:p>72.8000000000029</text:p>
              </table:table-cell>
              <table:table-cell office:value-type="float" office:value="60">
                <text:p>60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5999999999985">
                <text:p>75.5999999999985</text:p>
              </table:table-cell>
              <table:table-cell office:value-type="float" office:value="60">
                <text:p>6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4000000000015">
                <text:p>78.4000000000015</text:p>
              </table:table-cell>
              <table:table-cell office:value-type="float" office:value="60">
                <text:p>6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.2000000000044">
                <text:p>81.2000000000044</text:p>
              </table:table-cell>
              <table:table-cell office:value-type="float" office:value="60">
                <text:p>6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0999999999985">
                <text:p>84.0999999999985</text:p>
              </table:table-cell>
              <table:table-cell office:value-type="float" office:value="60">
                <text:p>6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.9000000000015">
                <text:p>86.9000000000015</text:p>
              </table:table-cell>
              <table:table-cell office:value-type="float" office:value="60">
                <text:p>6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7000000000044">
                <text:p>89.7000000000044</text:p>
              </table:table-cell>
              <table:table-cell office:value-type="float" office:value="60">
                <text:p>6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4000000000015">
                <text:p>92.4000000000015</text:p>
              </table:table-cell>
              <table:table-cell office:value-type="float" office:value="60">
                <text:p>6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2000000000044">
                <text:p>95.2000000000044</text:p>
              </table:table-cell>
              <table:table-cell office:value-type="float" office:value="60">
                <text:p>6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">
                <text:p>98</text:p>
              </table:table-cell>
              <table:table-cell office:value-type="float" office:value="60">
                <text:p>6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.800000000003">
                <text:p>100.800000000003</text:p>
              </table:table-cell>
              <table:table-cell office:value-type="float" office:value="60">
                <text:p>6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.599999999999">
                <text:p>103.599999999999</text:p>
              </table:table-cell>
              <table:table-cell office:value-type="float" office:value="60">
                <text:p>6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.400000000001">
                <text:p>106.400000000001</text:p>
              </table:table-cell>
              <table:table-cell office:value-type="float" office:value="60">
                <text:p>6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.200000000004">
                <text:p>109.200000000004</text:p>
              </table:table-cell>
              <table:table-cell office:value-type="float" office:value="60">
                <text:p>6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4.800000000003">
                <text:p>114.800000000003</text:p>
              </table:table-cell>
              <table:table-cell office:value-type="float" office:value="60">
                <text:p>6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7.599999999999">
                <text:p>117.599999999999</text:p>
              </table:table-cell>
              <table:table-cell office:value-type="float" office:value="60">
                <text:p>6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.400000000001">
                <text:p>120.400000000001</text:p>
              </table:table-cell>
              <table:table-cell office:value-type="float" office:value="40">
                <text:p>4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300000000003">
                <text:p>123.300000000003</text:p>
              </table:table-cell>
              <table:table-cell office:value-type="float" office:value="40">
                <text:p>4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.200000000004">
                <text:p>126.200000000004</text:p>
              </table:table-cell>
              <table:table-cell office:value-type="float" office:value="40">
                <text:p>4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9.099999999999">
                <text:p>129.099999999999</text:p>
              </table:table-cell>
              <table:table-cell office:value-type="float" office:value="40">
                <text:p>4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2">
                <text:p>132</text:p>
              </table:table-cell>
              <table:table-cell office:value-type="float" office:value="40">
                <text:p>4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.700000000004">
                <text:p>134.700000000004</text:p>
              </table:table-cell>
              <table:table-cell office:value-type="float" office:value="40">
                <text:p>4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.5">
                <text:p>137.5</text:p>
              </table:table-cell>
              <table:table-cell office:value-type="float" office:value="40">
                <text:p>4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.400000000001">
                <text:p>140.400000000001</text:p>
              </table:table-cell>
              <table:table-cell office:value-type="float" office:value="40">
                <text:p>4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3.300000000003">
                <text:p>143.300000000003</text:p>
              </table:table-cell>
              <table:table-cell office:value-type="float" office:value="40">
                <text:p>40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.200000000004">
                <text:p>146.200000000004</text:p>
              </table:table-cell>
              <table:table-cell office:value-type="float" office:value="40">
                <text:p>40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099999999999">
                <text:p>149.099999999999</text:p>
              </table:table-cell>
              <table:table-cell office:value-type="float" office:value="40">
                <text:p>4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1.900000000001">
                <text:p>151.900000000001</text:p>
              </table:table-cell>
              <table:table-cell office:value-type="float" office:value="40">
                <text:p>4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.700000000004">
                <text:p>154.700000000004</text:p>
              </table:table-cell>
              <table:table-cell office:value-type="float" office:value="40">
                <text:p>40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.500000000007">
                <text:p>157.500000000007</text:p>
              </table:table-cell>
              <table:table-cell office:value-type="float" office:value="40">
                <text:p>4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0.400000000001">
                <text:p>160.400000000001</text:p>
              </table:table-cell>
              <table:table-cell office:value-type="float" office:value="40">
                <text:p>4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3.200000000004">
                <text:p>163.200000000004</text:p>
              </table:table-cell>
              <table:table-cell office:value-type="float" office:value="40">
                <text:p>4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6.000000000007">
                <text:p>166.000000000007</text:p>
              </table:table-cell>
              <table:table-cell office:value-type="float" office:value="40">
                <text:p>40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.900000000001">
                <text:p>168.900000000001</text:p>
              </table:table-cell>
              <table:table-cell office:value-type="float" office:value="40">
                <text:p>4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.799999999996">
                <text:p>171.799999999996</text:p>
              </table:table-cell>
              <table:table-cell office:value-type="float" office:value="40">
                <text:p>40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4.599999999999">
                <text:p>174.599999999999</text:p>
              </table:table-cell>
              <table:table-cell office:value-type="float" office:value="40">
                <text:p>4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.299999999996">
                <text:p>177.299999999996</text:p>
              </table:table-cell>
              <table:table-cell office:value-type="float" office:value="40">
                <text:p>4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0.200000000004">
                <text:p>180.200000000004</text:p>
              </table:table-cell>
              <table:table-cell office:value-type="float" office:value="40">
                <text:p>4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2.900000000001">
                <text:p>182.900000000001</text:p>
              </table:table-cell>
              <table:table-cell office:value-type="float" office:value="40">
                <text:p>4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5.799999999996">
                <text:p>185.799999999996</text:p>
              </table:table-cell>
              <table:table-cell office:value-type="float" office:value="40">
                <text:p>4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8.599999999999">
                <text:p>188.599999999999</text:p>
              </table:table-cell>
              <table:table-cell office:value-type="float" office:value="40">
                <text:p>4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1.400000000001">
                <text:p>191.400000000001</text:p>
              </table:table-cell>
              <table:table-cell office:value-type="float" office:value="40">
                <text:p>4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.200000000004">
                <text:p>194.200000000004</text:p>
              </table:table-cell>
              <table:table-cell office:value-type="float" office:value="40">
                <text:p>4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.000000000007">
                <text:p>197.000000000007</text:p>
              </table:table-cell>
              <table:table-cell office:value-type="float" office:value="40">
                <text:p>4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.900000000001">
                <text:p>199.900000000001</text:p>
              </table:table-cell>
              <table:table-cell office:value-type="float" office:value="40">
                <text:p>4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2.799999999996">
                <text:p>202.799999999996</text:p>
              </table:table-cell>
              <table:table-cell office:value-type="float" office:value="40">
                <text:p>4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5.700000000004">
                <text:p>205.700000000004</text:p>
              </table:table-cell>
              <table:table-cell office:value-type="float" office:value="40">
                <text:p>4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.599999999999">
                <text:p>208.599999999999</text:p>
              </table:table-cell>
              <table:table-cell office:value-type="float" office:value="40">
                <text:p>4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1.500000000007">
                <text:p>211.500000000007</text:p>
              </table:table-cell>
              <table:table-cell office:value-type="float" office:value="40">
                <text:p>4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4.299999999996">
                <text:p>214.299999999996</text:p>
              </table:table-cell>
              <table:table-cell office:value-type="float" office:value="40">
                <text:p>4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7.099999999999">
                <text:p>217.099999999999</text:p>
              </table:table-cell>
              <table:table-cell office:value-type="float" office:value="40">
                <text:p>4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9.900000000001">
                <text:p>219.900000000001</text:p>
              </table:table-cell>
              <table:table-cell office:value-type="float" office:value="40">
                <text:p>4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2.799999999996">
                <text:p>222.799999999996</text:p>
              </table:table-cell>
              <table:table-cell office:value-type="float" office:value="40">
                <text:p>4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5.599999999999">
                <text:p>225.599999999999</text:p>
              </table:table-cell>
              <table:table-cell office:value-type="float" office:value="40">
                <text:p>4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8.400000000001">
                <text:p>228.400000000001</text:p>
              </table:table-cell>
              <table:table-cell office:value-type="float" office:value="40">
                <text:p>4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299999999996">
                <text:p>231.299999999996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4.200000000004">
                <text:p>234.200000000004</text:p>
              </table:table-cell>
              <table:table-cell office:value-type="float" office:value="40">
                <text:p>4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6.900000000001">
                <text:p>236.900000000001</text:p>
              </table:table-cell>
              <table:table-cell office:value-type="float" office:value="40">
                <text:p>4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9.700000000004">
                <text:p>239.700000000004</text:p>
              </table:table-cell>
              <table:table-cell office:value-type="float" office:value="40">
                <text:p>4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2.599999999999">
                <text:p>242.599999999999</text:p>
              </table:table-cell>
              <table:table-cell office:value-type="float" office:value="40">
                <text:p>4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5.500000000007">
                <text:p>245.500000000007</text:p>
              </table:table-cell>
              <table:table-cell office:value-type="float" office:value="40">
                <text:p>4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8.400000000001">
                <text:p>248.400000000001</text:p>
              </table:table-cell>
              <table:table-cell office:value-type="float" office:value="40">
                <text:p>4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1.200000000004">
                <text:p>251.200000000004</text:p>
              </table:table-cell>
              <table:table-cell office:value-type="float" office:value="40">
                <text:p>4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.900000000001">
                <text:p>253.900000000001</text:p>
              </table:table-cell>
              <table:table-cell office:value-type="float" office:value="40">
                <text:p>4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6.799999999996">
                <text:p>256.799999999996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9.700000000004">
                <text:p>259.700000000004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2.500000000007">
                <text:p>262.500000000007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5.299999999996">
                <text:p>265.299999999996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8.200000000004">
                <text:p>268.200000000004</text:p>
              </table:table-cell>
              <table:table-cell office:value-type="float" office:value="40">
                <text:p>4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1.099999999999">
                <text:p>271.099999999999</text:p>
              </table:table-cell>
              <table:table-cell office:value-type="float" office:value="40">
                <text:p>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4.000000000007">
                <text:p>274.000000000007</text:p>
              </table:table-cell>
              <table:table-cell office:value-type="float" office:value="40">
                <text:p>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6.799999999996">
                <text:p>276.799999999996</text:p>
              </table:table-cell>
              <table:table-cell office:value-type="float" office:value="40">
                <text:p>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9.700000000004">
                <text:p>279.700000000004</text:p>
              </table:table-cell>
              <table:table-cell office:value-type="float" office:value="40">
                <text:p>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2.599999999999">
                <text:p>282.599999999999</text:p>
              </table:table-cell>
              <table:table-cell office:value-type="float" office:value="40">
                <text:p>4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5.500000000007">
                <text:p>285.500000000007</text:p>
              </table:table-cell>
              <table:table-cell office:value-type="float" office:value="40">
                <text:p>4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8.400000000001">
                <text:p>288.400000000001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1.200000000004">
                <text:p>291.200000000004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4.000000000007">
                <text:p>294.000000000007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6.700000000004">
                <text:p>296.700000000004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9.500000000007">
                <text:p>299.500000000007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2.299999999996">
                <text:p>302.299999999996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5.099999999999">
                <text:p>305.099999999999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7.900000000001">
                <text:p>307.900000000001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0.799999999996">
                <text:p>310.799999999996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3.500000000007">
                <text:p>313.500000000007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6.400000000001">
                <text:p>316.400000000001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.299999999996">
                <text:p>319.299999999996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.099999999999">
                <text:p>322.099999999999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5.000000000007">
                <text:p>325.000000000007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7.900000000001">
                <text:p>327.900000000001</text:p>
              </table:table-cell>
              <table:table-cell office:value-type="float" office:value="60">
                <text:p>6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0.799999999996">
                <text:p>330.799999999996</text:p>
              </table:table-cell>
              <table:table-cell office:value-type="float" office:value="60">
                <text:p>6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3.700000000004">
                <text:p>333.700000000004</text:p>
              </table:table-cell>
              <table:table-cell office:value-type="float" office:value="60">
                <text:p>6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6.599999999999">
                <text:p>336.599999999999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9.500000000007">
                <text:p>339.500000000007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2.400000000001">
                <text:p>342.400000000001</text:p>
              </table:table-cell>
              <table:table-cell office:value-type="float" office:value="60">
                <text:p>6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5.200000000004">
                <text:p>345.200000000004</text:p>
              </table:table-cell>
              <table:table-cell office:value-type="float" office:value="60">
                <text:p>6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8.000000000007">
                <text:p>348.000000000007</text:p>
              </table:table-cell>
              <table:table-cell office:value-type="float" office:value="60">
                <text:p>6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0.799999999996">
                <text:p>350.799999999996</text:p>
              </table:table-cell>
              <table:table-cell office:value-type="float" office:value="60">
                <text:p>6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3.700000000004">
                <text:p>353.700000000004</text:p>
              </table:table-cell>
              <table:table-cell office:value-type="float" office:value="60">
                <text:p>6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6.599999999999">
                <text:p>356.599999999999</text:p>
              </table:table-cell>
              <table:table-cell office:value-type="float" office:value="60">
                <text:p>6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9.500000000007">
                <text:p>359.500000000007</text:p>
              </table:table-cell>
              <table:table-cell office:value-type="float" office:value="60">
                <text:p>6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2.299999999996">
                <text:p>362.299999999996</text:p>
              </table:table-cell>
              <table:table-cell office:value-type="float" office:value="60">
                <text:p>6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.200000000004">
                <text:p>365.200000000004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8.099999999999">
                <text:p>368.099999999999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0.900000000001">
                <text:p>370.900000000001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3.599999999999">
                <text:p>373.599999999999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6.500000000007">
                <text:p>376.500000000007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9.400000000001">
                <text:p>379.400000000001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2.200000000004">
                <text:p>382.200000000004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5.000000000007">
                <text:p>385.000000000007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7.799999999996">
                <text:p>387.799999999996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0.700000000004">
                <text:p>390.70000000000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3.599999999999">
                <text:p>393.599999999999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6.500000000007">
                <text:p>396.500000000007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.400000000001">
                <text:p>399.400000000001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2.200000000004">
                <text:p>402.20000000000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5.099999999999">
                <text:p>405.099999999999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7.900000000001">
                <text:p>407.900000000001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0.799999999996">
                <text:p>410.799999999996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3.700000000004">
                <text:p>413.70000000000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6.400000000001">
                <text:p>416.400000000001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9.200000000004">
                <text:p>419.20000000000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2.099999999999">
                <text:p>422.099999999999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5.000000000007">
                <text:p>425.000000000007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7.799999999996">
                <text:p>427.799999999996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0.700000000004">
                <text:p>430.70000000000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3.500000000007">
                <text:p>433.500000000007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6.400000000001">
                <text:p>436.400000000001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9.299999999996">
                <text:p>439.299999999996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2.200000000004">
                <text:p>442.200000000004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5.000000000007">
                <text:p>445.000000000007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7.799999999996">
                <text:p>447.799999999996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0.599999999999">
                <text:p>450.599999999999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3.500000000007">
                <text:p>453.500000000007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6.299999999996">
                <text:p>456.299999999996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9.099999999999">
                <text:p>459.099999999999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1.900000000001">
                <text:p>461.900000000001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4.799999999996">
                <text:p>464.799999999996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7.700000000004">
                <text:p>467.700000000004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0.599999999999">
                <text:p>470.599999999999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3.400000000001">
                <text:p>473.400000000001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6.200000000004">
                <text:p>476.200000000004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9.099999999999">
                <text:p>479.099999999999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1.900000000001">
                <text:p>481.900000000001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4.700000000004">
                <text:p>484.700000000004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7.500000000007">
                <text:p>487.500000000007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0.200000000004">
                <text:p>490.200000000004</text:p>
              </table:table-cell>
              <table:table-cell office:value-type="float" office:value="40">
                <text:p>4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3.000000000007">
                <text:p>493.000000000007</text:p>
              </table:table-cell>
              <table:table-cell office:value-type="float" office:value="40">
                <text:p>4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5.799999999996">
                <text:p>495.799999999996</text:p>
              </table:table-cell>
              <table:table-cell office:value-type="float" office:value="40">
                <text:p>4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8.599999999999">
                <text:p>498.599999999999</text:p>
              </table:table-cell>
              <table:table-cell office:value-type="float" office:value="40">
                <text:p>4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1.299999999996">
                <text:p>501.299999999996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4.099999999999">
                <text:p>504.099999999999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6.900000000001">
                <text:p>506.900000000001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9.700000000004">
                <text:p>509.700000000004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2.500000000007">
                <text:p>512.500000000007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5.299999999996">
                <text:p>515.299999999996</text:p>
              </table:table-cell>
              <table:table-cell office:value-type="float" office:value="40">
                <text:p>4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8.200000000004">
                <text:p>518.200000000004</text:p>
              </table:table-cell>
              <table:table-cell office:value-type="float" office:value="40">
                <text:p>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1.099999999999">
                <text:p>521.099999999999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4.000000000007">
                <text:p>524.000000000007</text:p>
              </table:table-cell>
              <table:table-cell office:value-type="float" office:value="40">
                <text:p>4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6.700000000004">
                <text:p>526.700000000004</text:p>
              </table:table-cell>
              <table:table-cell office:value-type="float" office:value="40">
                <text:p>4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9.500000000007">
                <text:p>529.500000000007</text:p>
              </table:table-cell>
              <table:table-cell office:value-type="float" office:value="40">
                <text:p>4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2.400000000002">
                <text:p>532.400000000002</text:p>
              </table:table-cell>
              <table:table-cell office:value-type="float" office:value="40">
                <text:p>4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5.299999999996">
                <text:p>535.299999999996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8.200000000004">
                <text:p>538.200000000004</text:p>
              </table:table-cell>
              <table:table-cell office:value-type="float" office:value="40">
                <text:p>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1.099999999999">
                <text:p>541.099999999999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3.900000000002">
                <text:p>543.900000000002</text:p>
              </table:table-cell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6.799999999996">
                <text:p>546.799999999996</text:p>
              </table:table-cell>
              <table:table-cell office:value-type="float" office:value="40">
                <text:p>4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9.700000000004">
                <text:p>549.700000000004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2.599999999999">
                <text:p>552.599999999999</text:p>
              </table:table-cell>
              <table:table-cell office:value-type="float" office:value="40">
                <text:p>4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5.500000000007">
                <text:p>555.500000000007</text:p>
              </table:table-cell>
              <table:table-cell office:value-type="float" office:value="40">
                <text:p>4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8.299999999996">
                <text:p>558.299999999996</text:p>
              </table:table-cell>
              <table:table-cell office:value-type="float" office:value="40">
                <text:p>4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1.099999999999">
                <text:p>561.099999999999</text:p>
              </table:table-cell>
              <table:table-cell office:value-type="float" office:value="40">
                <text:p>4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3.900000000002">
                <text:p>563.900000000002</text:p>
              </table:table-cell>
              <table:table-cell office:value-type="float" office:value="40">
                <text:p>4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6.799999999996">
                <text:p>566.799999999996</text:p>
              </table:table-cell>
              <table:table-cell office:value-type="float" office:value="40">
                <text:p>4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9.700000000004">
                <text:p>569.700000000004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2.400000000002">
                <text:p>572.400000000002</text:p>
              </table:table-cell>
              <table:table-cell office:value-type="float" office:value="40">
                <text:p>4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5.299999999996">
                <text:p>575.299999999996</text:p>
              </table:table-cell>
              <table:table-cell office:value-type="float" office:value="40">
                <text:p>4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8.099999999999">
                <text:p>578.099999999999</text:p>
              </table:table-cell>
              <table:table-cell office:value-type="float" office:value="40">
                <text:p>4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1.000000000007">
                <text:p>581.000000000007</text:p>
              </table:table-cell>
              <table:table-cell office:value-type="float" office:value="40">
                <text:p>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3.900000000002">
                <text:p>583.900000000002</text:p>
              </table:table-cell>
              <table:table-cell office:value-type="float" office:value="40">
                <text:p>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6.700000000004">
                <text:p>586.700000000004</text:p>
              </table:table-cell>
              <table:table-cell office:value-type="float" office:value="40">
                <text:p>4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9.500000000007">
                <text:p>589.500000000007</text:p>
              </table:table-cell>
              <table:table-cell office:value-type="float" office:value="40">
                <text:p>4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2.400000000002">
                <text:p>592.400000000002</text:p>
              </table:table-cell>
              <table:table-cell office:value-type="float" office:value="40">
                <text:p>4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5.299999999996">
                <text:p>595.299999999996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8.200000000004">
                <text:p>598.200000000004</text:p>
              </table:table-cell>
              <table:table-cell office:value-type="float" office:value="40">
                <text:p>4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1.099999999999">
                <text:p>601.099999999999</text:p>
              </table:table-cell>
              <table:table-cell office:value-type="float" office:value="40">
                <text:p>4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4.000000000007">
                <text:p>604.000000000007</text:p>
              </table:table-cell>
              <table:table-cell office:value-type="float" office:value="40">
                <text:p>4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6.900000000002">
                <text:p>606.900000000002</text:p>
              </table:table-cell>
              <table:table-cell office:value-type="float" office:value="40">
                <text:p>4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9.700000000004">
                <text:p>609.700000000004</text:p>
              </table:table-cell>
              <table:table-cell office:value-type="float" office:value="40">
                <text:p>4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2.599999999999">
                <text:p>612.599999999999</text:p>
              </table:table-cell>
              <table:table-cell office:value-type="float" office:value="40">
                <text:p>4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5.500000000007">
                <text:p>615.500000000007</text:p>
              </table:table-cell>
              <table:table-cell office:value-type="float" office:value="40">
                <text:p>4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8.200000000004">
                <text:p>618.200000000004</text:p>
              </table:table-cell>
              <table:table-cell office:value-type="float" office:value="40">
                <text:p>4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1.099999999999">
                <text:p>621.099999999999</text:p>
              </table:table-cell>
              <table:table-cell office:value-type="float" office:value="40">
                <text:p>4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4.000000000007">
                <text:p>624.000000000007</text:p>
              </table:table-cell>
              <table:table-cell office:value-type="float" office:value="40">
                <text:p>40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6.799999999996">
                <text:p>626.799999999996</text:p>
              </table:table-cell>
              <table:table-cell office:value-type="float" office:value="40">
                <text:p>40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9.500000000007">
                <text:p>629.500000000007</text:p>
              </table:table-cell>
              <table:table-cell office:value-type="float" office:value="40">
                <text:p>4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2.400000000002">
                <text:p>632.400000000002</text:p>
              </table:table-cell>
              <table:table-cell office:value-type="float" office:value="40">
                <text:p>4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5.299999999996">
                <text:p>635.299999999996</text:p>
              </table:table-cell>
              <table:table-cell office:value-type="float" office:value="40">
                <text:p>4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38.099999999999">
                <text:p>638.099999999999</text:p>
              </table:table-cell>
              <table:table-cell office:value-type="float" office:value="40">
                <text:p>4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0.900000000002">
                <text:p>640.900000000002</text:p>
              </table:table-cell>
              <table:table-cell office:value-type="float" office:value="40">
                <text:p>40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3.700000000004">
                <text:p>643.700000000004</text:p>
              </table:table-cell>
              <table:table-cell office:value-type="float" office:value="40">
                <text:p>40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6.500000000007">
                <text:p>646.500000000007</text:p>
              </table:table-cell>
              <table:table-cell office:value-type="float" office:value="40">
                <text:p>40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9.400000000002">
                <text:p>649.400000000002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2.200000000004">
                <text:p>652.200000000004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5.099999999999">
                <text:p>655.099999999999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7.900000000002">
                <text:p>657.900000000002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60.799999999996">
                <text:p>660.799999999996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3.599999999999">
                <text:p>663.599999999999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6.400000000002">
                <text:p>666.400000000002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9.200000000004">
                <text:p>669.200000000004</text:p>
              </table:table-cell>
              <table:table-cell office:value-type="float" office:value="40">
                <text:p>4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71.900000000002">
                <text:p>671.900000000002</text:p>
              </table:table-cell>
              <table:table-cell office:value-type="float" office:value="40">
                <text:p>4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74.799999999996">
                <text:p>674.799999999996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7.700000000004">
                <text:p>677.700000000004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0.500000000007">
                <text:p>680.500000000007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83.400000000002">
                <text:p>683.400000000002</text:p>
              </table:table-cell>
              <table:table-cell office:value-type="float" office:value="60">
                <text:p>6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6.299999999996">
                <text:p>686.299999999996</text:p>
              </table:table-cell>
              <table:table-cell office:value-type="float" office:value="60">
                <text:p>6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9.200000000004">
                <text:p>689.200000000004</text:p>
              </table:table-cell>
              <table:table-cell office:value-type="float" office:value="60">
                <text:p>6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2.099999999999">
                <text:p>692.099999999999</text:p>
              </table:table-cell>
              <table:table-cell office:value-type="float" office:value="60">
                <text:p>6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4.900000000002">
                <text:p>694.900000000002</text:p>
              </table:table-cell>
              <table:table-cell office:value-type="float" office:value="60">
                <text:p>6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7.700000000004">
                <text:p>697.700000000004</text:p>
              </table:table-cell>
              <table:table-cell office:value-type="float" office:value="60">
                <text:p>6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0.500000000007">
                <text:p>700.500000000007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3.400000000002">
                <text:p>703.400000000002</text:p>
              </table:table-cell>
              <table:table-cell office:value-type="float" office:value="60">
                <text:p>6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6.200000000004">
                <text:p>706.200000000004</text:p>
              </table:table-cell>
              <table:table-cell office:value-type="float" office:value="60">
                <text:p>6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9.099999999999">
                <text:p>709.099999999999</text:p>
              </table:table-cell>
              <table:table-cell office:value-type="float" office:value="60">
                <text:p>6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1.900000000002">
                <text:p>711.900000000002</text:p>
              </table:table-cell>
              <table:table-cell office:value-type="float" office:value="60">
                <text:p>6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14.700000000004">
                <text:p>714.700000000004</text:p>
              </table:table-cell>
              <table:table-cell office:value-type="float" office:value="60">
                <text:p>6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17.500000000007">
                <text:p>717.500000000007</text:p>
              </table:table-cell>
              <table:table-cell office:value-type="float" office:value="60">
                <text:p>6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0.299999999996">
                <text:p>720.299999999996</text:p>
              </table:table-cell>
              <table:table-cell office:value-type="float" office:value="60">
                <text:p>6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3.099999999999">
                <text:p>723.099999999999</text:p>
              </table:table-cell>
              <table:table-cell office:value-type="float" office:value="60">
                <text:p>6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25.900000000002">
                <text:p>725.900000000002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28.700000000004">
                <text:p>728.700000000004</text:p>
              </table:table-cell>
              <table:table-cell office:value-type="float" office:value="60">
                <text:p>6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1.599999999999">
                <text:p>731.599999999999</text:p>
              </table:table-cell>
              <table:table-cell office:value-type="float" office:value="60">
                <text:p>6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4.500000000007">
                <text:p>734.500000000007</text:p>
              </table:table-cell>
              <table:table-cell office:value-type="float" office:value="60">
                <text:p>6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7.200000000004">
                <text:p>737.200000000004</text:p>
              </table:table-cell>
              <table:table-cell office:value-type="float" office:value="60">
                <text:p>6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0.099999999999">
                <text:p>740.099999999999</text:p>
              </table:table-cell>
              <table:table-cell office:value-type="float" office:value="60">
                <text:p>6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3.000000000007">
                <text:p>743.000000000007</text:p>
              </table:table-cell>
              <table:table-cell office:value-type="float" office:value="60">
                <text:p>6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5.799999999996">
                <text:p>745.799999999996</text:p>
              </table:table-cell>
              <table:table-cell office:value-type="float" office:value="60">
                <text:p>6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8.500000000007">
                <text:p>748.500000000007</text:p>
              </table:table-cell>
              <table:table-cell office:value-type="float" office:value="60">
                <text:p>6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1.400000000002">
                <text:p>751.400000000002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54.299999999996">
                <text:p>754.299999999996</text:p>
              </table:table-cell>
              <table:table-cell office:value-type="float" office:value="60">
                <text:p>6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7.200000000004">
                <text:p>757.200000000004</text:p>
              </table:table-cell>
              <table:table-cell office:value-type="float" office:value="60">
                <text:p>6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0.000000000007">
                <text:p>760.000000000007</text:p>
              </table:table-cell>
              <table:table-cell office:value-type="float" office:value="60">
                <text:p>6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62.799999999996">
                <text:p>762.799999999996</text:p>
              </table:table-cell>
              <table:table-cell office:value-type="float" office:value="60">
                <text:p>6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5.599999999999">
                <text:p>765.599999999999</text:p>
              </table:table-cell>
              <table:table-cell office:value-type="float" office:value="60">
                <text:p>60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8.500000000007">
                <text:p>768.500000000007</text:p>
              </table:table-cell>
              <table:table-cell office:value-type="float" office:value="60">
                <text:p>60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1.400000000002">
                <text:p>771.400000000002</text:p>
              </table:table-cell>
              <table:table-cell office:value-type="float" office:value="60">
                <text:p>6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4.299999999996">
                <text:p>774.299999999996</text:p>
              </table:table-cell>
              <table:table-cell office:value-type="float" office:value="60">
                <text:p>6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7.200000000004">
                <text:p>777.200000000004</text:p>
              </table:table-cell>
              <table:table-cell office:value-type="float" office:value="60">
                <text:p>6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0.099999999999">
                <text:p>780.099999999999</text:p>
              </table:table-cell>
              <table:table-cell office:value-type="float" office:value="60">
                <text:p>6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3.000000000007">
                <text:p>783.000000000007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5.799999999996">
                <text:p>785.799999999996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88.599999999999">
                <text:p>788.599999999999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1.400000000002">
                <text:p>791.400000000002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4.299999999996">
                <text:p>794.299999999996</text:p>
              </table:table-cell>
              <table:table-cell office:value-type="float" office:value="60">
                <text:p>6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97.200000000004">
                <text:p>797.200000000004</text:p>
              </table:table-cell>
              <table:table-cell office:value-type="float" office:value="60">
                <text:p>6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0.099999999999">
                <text:p>800.099999999999</text:p>
              </table:table-cell>
              <table:table-cell office:value-type="float" office:value="60">
                <text:p>6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2.900000000002">
                <text:p>802.900000000002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5.799999999996">
                <text:p>805.799999999996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8.599999999999">
                <text:p>808.599999999999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1.400000000002">
                <text:p>811.400000000002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14.200000000004">
                <text:p>814.200000000004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17.099999999999">
                <text:p>817.099999999999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0.000000000007">
                <text:p>820.000000000007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2.700000000004">
                <text:p>822.700000000004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25.599999999999">
                <text:p>825.599999999999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8.500000000007">
                <text:p>828.500000000007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1.299999999996">
                <text:p>831.299999999996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4.200000000004">
                <text:p>834.200000000004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7.099999999999">
                <text:p>837.099999999999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0.000000000007">
                <text:p>840.000000000007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2.900000000002">
                <text:p>842.900000000002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5.799999999996">
                <text:p>845.799999999996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8.500000000007">
                <text:p>848.500000000007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1.400000000002">
                <text:p>851.400000000002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4.299999999996">
                <text:p>854.299999999996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7.099999999999">
                <text:p>857.099999999999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9.900000000002">
                <text:p>859.900000000002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62.799999999996">
                <text:p>862.79999999999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5.700000000004">
                <text:p>865.700000000004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68.599999999999">
                <text:p>868.59999999999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71.400000000002">
                <text:p>871.400000000002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4.299999999996">
                <text:p>874.299999999996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7.200000000004">
                <text:p>877.200000000004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80.099999999999">
                <text:p>880.099999999999</text:p>
              </table:table-cell>
              <table:table-cell office:value-type="float" office:value="40">
                <text:p>4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83.000000000007">
                <text:p>883.000000000007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85.799999999996">
                <text:p>885.799999999996</text:p>
              </table:table-cell>
              <table:table-cell office:value-type="float" office:value="40">
                <text:p>4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8.599999999999">
                <text:p>888.599999999999</text:p>
              </table:table-cell>
              <table:table-cell office:value-type="float" office:value="40">
                <text:p>4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91.500000000007">
                <text:p>891.500000000007</text:p>
              </table:table-cell>
              <table:table-cell office:value-type="float" office:value="40">
                <text:p>4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94.400000000002">
                <text:p>894.400000000002</text:p>
              </table:table-cell>
              <table:table-cell office:value-type="float" office:value="40">
                <text:p>4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7.200000000004">
                <text:p>897.200000000004</text:p>
              </table:table-cell>
              <table:table-cell office:value-type="float" office:value="40">
                <text:p>4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00.099999999999">
                <text:p>900.099999999999</text:p>
              </table:table-cell>
              <table:table-cell office:value-type="float" office:value="40">
                <text:p>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02.900000000002">
                <text:p>902.900000000002</text:p>
              </table:table-cell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05.700000000004">
                <text:p>905.700000000004</text:p>
              </table:table-cell>
              <table:table-cell office:value-type="float" office:value="40">
                <text:p>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8.599999999999">
                <text:p>908.599999999999</text:p>
              </table:table-cell>
              <table:table-cell office:value-type="float" office:value="40">
                <text:p>4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11.500000000007">
                <text:p>911.500000000007</text:p>
              </table:table-cell>
              <table:table-cell office:value-type="float" office:value="40">
                <text:p>4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14.400000000002">
                <text:p>914.400000000002</text:p>
              </table:table-cell>
              <table:table-cell office:value-type="float" office:value="40">
                <text:p>4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17.299999999996">
                <text:p>917.299999999996</text:p>
              </table:table-cell>
              <table:table-cell office:value-type="float" office:value="40">
                <text:p>4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20.200000000004">
                <text:p>920.200000000004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23.099999999999">
                <text:p>923.099999999999</text:p>
              </table:table-cell>
              <table:table-cell office:value-type="float" office:value="40">
                <text:p>4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25.900000000002">
                <text:p>925.900000000002</text:p>
              </table:table-cell>
              <table:table-cell office:value-type="float" office:value="40">
                <text:p>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8.799999999996">
                <text:p>928.799999999996</text:p>
              </table:table-cell>
              <table:table-cell office:value-type="float" office:value="40">
                <text:p>4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1.700000000004">
                <text:p>931.700000000004</text:p>
              </table:table-cell>
              <table:table-cell office:value-type="float" office:value="40">
                <text:p>4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34.599999999999">
                <text:p>934.59999999999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37.500000000007">
                <text:p>937.500000000007</text:p>
              </table:table-cell>
              <table:table-cell office:value-type="float" office:value="40">
                <text:p>4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40.299999999996">
                <text:p>940.299999999996</text:p>
              </table:table-cell>
              <table:table-cell office:value-type="float" office:value="40">
                <text:p>4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43.200000000004">
                <text:p>943.200000000004</text:p>
              </table:table-cell>
              <table:table-cell office:value-type="float" office:value="40">
                <text:p>4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46.000000000007">
                <text:p>946.000000000007</text:p>
              </table:table-cell>
              <table:table-cell office:value-type="float" office:value="40">
                <text:p>40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48.799999999996">
                <text:p>948.799999999996</text:p>
              </table:table-cell>
              <table:table-cell office:value-type="float" office:value="40">
                <text:p>4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51.700000000004">
                <text:p>951.700000000004</text:p>
              </table:table-cell>
              <table:table-cell office:value-type="float" office:value="40">
                <text:p>4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54.500000000007">
                <text:p>954.500000000007</text:p>
              </table:table-cell>
              <table:table-cell office:value-type="float" office:value="40">
                <text:p>40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7.400000000002">
                <text:p>957.400000000002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60.299999999996">
                <text:p>960.299999999996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63.200000000004">
                <text:p>963.200000000004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66.099999999999">
                <text:p>966.099999999999</text:p>
              </table:table-cell>
              <table:table-cell office:value-type="float" office:value="40">
                <text:p>4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68.900000000002">
                <text:p>968.900000000002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71.900000000002">
                <text:p>971.900000000002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74.700000000004">
                <text:p>974.700000000004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7.599999999999">
                <text:p>977.599999999999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80.500000000007">
                <text:p>980.500000000007</text:p>
              </table:table-cell>
              <table:table-cell office:value-type="float" office:value="40">
                <text:p>4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83.400000000002">
                <text:p>983.400000000002</text:p>
              </table:table-cell>
              <table:table-cell office:value-type="float" office:value="40">
                <text:p>4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86.299999999996">
                <text:p>986.299999999996</text:p>
              </table:table-cell>
              <table:table-cell office:value-type="float" office:value="40">
                <text:p>4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89.200000000004">
                <text:p>989.20000000000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92.099999999999">
                <text:p>992.099999999999</text:p>
              </table:table-cell>
              <table:table-cell office:value-type="float" office:value="40">
                <text:p>4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94.900000000002">
                <text:p>994.900000000002</text:p>
              </table:table-cell>
              <table:table-cell office:value-type="float" office:value="40">
                <text:p>4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97.700000000004">
                <text:p>997.700000000004</text:p>
              </table:table-cell>
              <table:table-cell office:value-type="float" office:value="40">
                <text:p>4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0.50000000001">
                <text:p>1000.50000000001</text:p>
              </table:table-cell>
              <table:table-cell office:value-type="float" office:value="40">
                <text:p>4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3.3">
                <text:p>1003.3</text:p>
              </table:table-cell>
              <table:table-cell office:value-type="float" office:value="40">
                <text:p>4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6.1">
                <text:p>1006.1</text:p>
              </table:table-cell>
              <table:table-cell office:value-type="float" office:value="40">
                <text:p>4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9.00000000001">
                <text:p>1009.00000000001</text:p>
              </table:table-cell>
              <table:table-cell office:value-type="float" office:value="40">
                <text:p>4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1.8">
                <text:p>1011.8</text:p>
              </table:table-cell>
              <table:table-cell office:value-type="float" office:value="40">
                <text:p>4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4.6">
                <text:p>1014.6</text:p>
              </table:table-cell>
              <table:table-cell office:value-type="float" office:value="40">
                <text:p>4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7.4">
                <text:p>1017.4</text:p>
              </table:table-cell>
              <table:table-cell office:value-type="float" office:value="40">
                <text:p>4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20.1">
                <text:p>1020.1</text:p>
              </table:table-cell>
              <table:table-cell office:value-type="float" office:value="40">
                <text:p>4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23.00000000001">
                <text:p>1023.00000000001</text:p>
              </table:table-cell>
              <table:table-cell office:value-type="float" office:value="40">
                <text:p>4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25.9">
                <text:p>1025.9</text:p>
              </table:table-cell>
              <table:table-cell office:value-type="float" office:value="40">
                <text:p>4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28.8">
                <text:p>1028.8</text:p>
              </table:table-cell>
              <table:table-cell office:value-type="float" office:value="40">
                <text:p>4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1.6">
                <text:p>1031.6</text:p>
              </table:table-cell>
              <table:table-cell office:value-type="float" office:value="40">
                <text:p>4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34.4">
                <text:p>1034.4</text:p>
              </table:table-cell>
              <table:table-cell office:value-type="float" office:value="40">
                <text:p>4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37.2">
                <text:p>1037.2</text:p>
              </table:table-cell>
              <table:table-cell office:value-type="float" office:value="40">
                <text:p>4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40.1">
                <text:p>1040.1</text:p>
              </table:table-cell>
              <table:table-cell office:value-type="float" office:value="40">
                <text:p>4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43.00000000001">
                <text:p>1043.00000000001</text:p>
              </table:table-cell>
              <table:table-cell office:value-type="float" office:value="60">
                <text:p>6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45.9">
                <text:p>1045.9</text:p>
              </table:table-cell>
              <table:table-cell office:value-type="float" office:value="60">
                <text:p>6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48.8">
                <text:p>1048.8</text:p>
              </table:table-cell>
              <table:table-cell office:value-type="float" office:value="60">
                <text:p>6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51.6">
                <text:p>1051.6</text:p>
              </table:table-cell>
              <table:table-cell office:value-type="float" office:value="60">
                <text:p>6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54.3">
                <text:p>1054.3</text:p>
              </table:table-cell>
              <table:table-cell office:value-type="float" office:value="60">
                <text:p>60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57.3">
                <text:p>1057.3</text:p>
              </table:table-cell>
              <table:table-cell office:value-type="float" office:value="60">
                <text:p>60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60.1">
                <text:p>1060.1</text:p>
              </table:table-cell>
              <table:table-cell office:value-type="float" office:value="60">
                <text:p>60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63.00000000001">
                <text:p>1063.00000000001</text:p>
              </table:table-cell>
              <table:table-cell office:value-type="float" office:value="60">
                <text:p>60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65.8">
                <text:p>1065.8</text:p>
              </table:table-cell>
              <table:table-cell office:value-type="float" office:value="60">
                <text:p>60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68.50000000001">
                <text:p>1068.50000000001</text:p>
              </table:table-cell>
              <table:table-cell office:value-type="float" office:value="60">
                <text:p>6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71.4">
                <text:p>1071.4</text:p>
              </table:table-cell>
              <table:table-cell office:value-type="float" office:value="60">
                <text:p>6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74.3">
                <text:p>1074.3</text:p>
              </table:table-cell>
              <table:table-cell office:value-type="float" office:value="60">
                <text:p>6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77.1">
                <text:p>1077.1</text:p>
              </table:table-cell>
              <table:table-cell office:value-type="float" office:value="60">
                <text:p>6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80.00000000001">
                <text:p>1080.00000000001</text:p>
              </table:table-cell>
              <table:table-cell office:value-type="float" office:value="60">
                <text:p>6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82.7">
                <text:p>1082.7</text:p>
              </table:table-cell>
              <table:table-cell office:value-type="float" office:value="60">
                <text:p>6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85.6">
                <text:p>1085.6</text:p>
              </table:table-cell>
              <table:table-cell office:value-type="float" office:value="60">
                <text:p>6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88.4">
                <text:p>1088.4</text:p>
              </table:table-cell>
              <table:table-cell office:value-type="float" office:value="60">
                <text:p>6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91.2">
                <text:p>1091.2</text:p>
              </table:table-cell>
              <table:table-cell office:value-type="float" office:value="60">
                <text:p>6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94.00000000001">
                <text:p>1094.00000000001</text:p>
              </table:table-cell>
              <table:table-cell office:value-type="float" office:value="60">
                <text:p>6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96.9">
                <text:p>1096.9</text:p>
              </table:table-cell>
              <table:table-cell office:value-type="float" office:value="60">
                <text:p>6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99.7">
                <text:p>1099.7</text:p>
              </table:table-cell>
              <table:table-cell office:value-type="float" office:value="60">
                <text:p>6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02.50000000001">
                <text:p>1102.50000000001</text:p>
              </table:table-cell>
              <table:table-cell office:value-type="float" office:value="60">
                <text:p>6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05.3">
                <text:p>1105.3</text:p>
              </table:table-cell>
              <table:table-cell office:value-type="float" office:value="60">
                <text:p>6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08.1">
                <text:p>1108.1</text:p>
              </table:table-cell>
              <table:table-cell office:value-type="float" office:value="60">
                <text:p>6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10.9">
                <text:p>1110.9</text:p>
              </table:table-cell>
              <table:table-cell office:value-type="float" office:value="60">
                <text:p>6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13.8">
                <text:p>1113.8</text:p>
              </table:table-cell>
              <table:table-cell office:value-type="float" office:value="60">
                <text:p>6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16.50000000001">
                <text:p>1116.50000000001</text:p>
              </table:table-cell>
              <table:table-cell office:value-type="float" office:value="60">
                <text:p>6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19.3">
                <text:p>1119.3</text:p>
              </table:table-cell>
              <table:table-cell office:value-type="float" office:value="60">
                <text:p>6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22.2">
                <text:p>1122.2</text:p>
              </table:table-cell>
              <table:table-cell office:value-type="float" office:value="60">
                <text:p>6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25.1">
                <text:p>1125.1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27.9">
                <text:p>1127.9</text:p>
              </table:table-cell>
              <table:table-cell office:value-type="float" office:value="60">
                <text:p>6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30.8">
                <text:p>1130.8</text:p>
              </table:table-cell>
              <table:table-cell office:value-type="float" office:value="60">
                <text:p>6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3.50000000001">
                <text:p>1133.50000000001</text:p>
              </table:table-cell>
              <table:table-cell office:value-type="float" office:value="60">
                <text:p>6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36.4">
                <text:p>1136.4</text:p>
              </table:table-cell>
              <table:table-cell office:value-type="float" office:value="60">
                <text:p>6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39.3">
                <text:p>1139.3</text:p>
              </table:table-cell>
              <table:table-cell office:value-type="float" office:value="60">
                <text:p>60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42.2">
                <text:p>1142.2</text:p>
              </table:table-cell>
              <table:table-cell office:value-type="float" office:value="60">
                <text:p>6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45.1">
                <text:p>1145.1</text:p>
              </table:table-cell>
              <table:table-cell office:value-type="float" office:value="60">
                <text:p>6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7.9">
                <text:p>1147.9</text:p>
              </table:table-cell>
              <table:table-cell office:value-type="float" office:value="60">
                <text:p>6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50.8">
                <text:p>1150.8</text:p>
              </table:table-cell>
              <table:table-cell office:value-type="float" office:value="60">
                <text:p>6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53.6">
                <text:p>1153.6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56.4">
                <text:p>1156.4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59.3">
                <text:p>1159.3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62.1">
                <text:p>1162.1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64.9">
                <text:p>1164.9</text:p>
              </table:table-cell>
              <table:table-cell office:value-type="float" office:value="60">
                <text:p>6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67.7">
                <text:p>1167.7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70.6">
                <text:p>1170.6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73.50000000001">
                <text:p>1173.50000000001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76.4">
                <text:p>1176.4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79.3">
                <text:p>1179.3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82.2">
                <text:p>1182.2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85.00000000001">
                <text:p>1185.00000000001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87.8">
                <text:p>1187.8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90.6">
                <text:p>1190.6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93.50000000001">
                <text:p>1193.50000000001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96.3">
                <text:p>1196.3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9.1">
                <text:p>1199.1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01.9">
                <text:p>1201.9</text:p>
              </table:table-cell>
              <table:table-cell office:value-type="float" office:value="60">
                <text:p>6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04.8">
                <text:p>1204.8</text:p>
              </table:table-cell>
              <table:table-cell office:value-type="float" office:value="60">
                <text:p>6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07.7">
                <text:p>1207.7</text:p>
              </table:table-cell>
              <table:table-cell office:value-type="float" office:value="60">
                <text:p>6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10.6">
                <text:p>1210.6</text:p>
              </table:table-cell>
              <table:table-cell office:value-type="float" office:value="60">
                <text:p>6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13.4">
                <text:p>1213.4</text:p>
              </table:table-cell>
              <table:table-cell office:value-type="float" office:value="60">
                <text:p>6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16.3">
                <text:p>1216.3</text:p>
              </table:table-cell>
              <table:table-cell office:value-type="float" office:value="60">
                <text:p>6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19.2">
                <text:p>1219.2</text:p>
              </table:table-cell>
              <table:table-cell office:value-type="float" office:value="60">
                <text:p>6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22.00000000001">
                <text:p>1222.00000000001</text:p>
              </table:table-cell>
              <table:table-cell office:value-type="float" office:value="60">
                <text:p>6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24.8">
                <text:p>1224.8</text:p>
              </table:table-cell>
              <table:table-cell office:value-type="float" office:value="60">
                <text:p>6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27.7">
                <text:p>1227.7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30.50000000001">
                <text:p>1230.50000000001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33.2">
                <text:p>1233.2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36.1">
                <text:p>1236.1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39.00000000001">
                <text:p>1239.00000000001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41.7">
                <text:p>1241.7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44.50000000001">
                <text:p>1244.50000000001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47.4">
                <text:p>1247.4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50.3">
                <text:p>1250.3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53.2">
                <text:p>1253.2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56.1">
                <text:p>1256.1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59.00000000001">
                <text:p>1259.00000000001</text:p>
              </table:table-cell>
              <table:table-cell office:value-type="float" office:value="40">
                <text:p>4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61.7">
                <text:p>1261.7</text:p>
              </table:table-cell>
              <table:table-cell office:value-type="float" office:value="40">
                <text:p>4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64.50000000001">
                <text:p>1264.50000000001</text:p>
              </table:table-cell>
              <table:table-cell office:value-type="float" office:value="40">
                <text:p>4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67.4">
                <text:p>1267.4</text:p>
              </table:table-cell>
              <table:table-cell office:value-type="float" office:value="40">
                <text:p>4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70.3">
                <text:p>1270.3</text:p>
              </table:table-cell>
              <table:table-cell office:value-type="float" office:value="40">
                <text:p>4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73.2">
                <text:p>1273.2</text:p>
              </table:table-cell>
              <table:table-cell office:value-type="float" office:value="40">
                <text:p>4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76.00000000001">
                <text:p>1276.00000000001</text:p>
              </table:table-cell>
              <table:table-cell office:value-type="float" office:value="40">
                <text:p>4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78.9">
                <text:p>1278.9</text:p>
              </table:table-cell>
              <table:table-cell office:value-type="float" office:value="40">
                <text:p>4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81.8">
                <text:p>1281.8</text:p>
              </table:table-cell>
              <table:table-cell office:value-type="float" office:value="40">
                <text:p>4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84.7">
                <text:p>1284.7</text:p>
              </table:table-cell>
              <table:table-cell office:value-type="float" office:value="40">
                <text:p>4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7.50000000001">
                <text:p>1287.50000000001</text:p>
              </table:table-cell>
              <table:table-cell office:value-type="float" office:value="40">
                <text:p>40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90.3">
                <text:p>1290.3</text:p>
              </table:table-cell>
              <table:table-cell office:value-type="float" office:value="40">
                <text:p>4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93.2">
                <text:p>1293.2</text:p>
              </table:table-cell>
              <table:table-cell office:value-type="float" office:value="40">
                <text:p>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96.1">
                <text:p>1296.1</text:p>
              </table:table-cell>
              <table:table-cell office:value-type="float" office:value="40">
                <text:p>4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98.9">
                <text:p>1298.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01.8">
                <text:p>1301.8</text:p>
              </table:table-cell>
              <table:table-cell office:value-type="float" office:value="40">
                <text:p>4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4.7">
                <text:p>1304.7</text:p>
              </table:table-cell>
              <table:table-cell office:value-type="float" office:value="40">
                <text:p>4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07.6">
                <text:p>1307.6</text:p>
              </table:table-cell>
              <table:table-cell office:value-type="float" office:value="40">
                <text:p>4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10.4">
                <text:p>1310.4</text:p>
              </table:table-cell>
              <table:table-cell office:value-type="float" office:value="40">
                <text:p>40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13.2">
                <text:p>1313.2</text:p>
              </table:table-cell>
              <table:table-cell office:value-type="float" office:value="40">
                <text:p>40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16.00000000001">
                <text:p>1316.00000000001</text:p>
              </table:table-cell>
              <table:table-cell office:value-type="float" office:value="40">
                <text:p>4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18.9">
                <text:p>1318.9</text:p>
              </table:table-cell>
              <table:table-cell office:value-type="float" office:value="40">
                <text:p>4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21.7">
                <text:p>1321.7</text:p>
              </table:table-cell>
              <table:table-cell office:value-type="float" office:value="40">
                <text:p>4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24.4">
                <text:p>1324.4</text:p>
              </table:table-cell>
              <table:table-cell office:value-type="float" office:value="40">
                <text:p>40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27.4">
                <text:p>1327.4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30.2">
                <text:p>1330.2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33.00000000001">
                <text:p>1333.00000000001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35.8">
                <text:p>1335.8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38.7">
                <text:p>1338.7</text:p>
              </table:table-cell>
              <table:table-cell office:value-type="float" office:value="40">
                <text:p>4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41.6">
                <text:p>1341.6</text:p>
              </table:table-cell>
              <table:table-cell office:value-type="float" office:value="40">
                <text:p>4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44.50000000001">
                <text:p>1344.50000000001</text:p>
              </table:table-cell>
              <table:table-cell office:value-type="float" office:value="40">
                <text:p>4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47.3">
                <text:p>1347.3</text:p>
              </table:table-cell>
              <table:table-cell office:value-type="float" office:value="40">
                <text:p>4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50.1">
                <text:p>1350.1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53.00000000001">
                <text:p>1353.00000000001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55.8">
                <text:p>1355.8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58.6">
                <text:p>1358.6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61.4">
                <text:p>1361.4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64.3">
                <text:p>1364.3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67.2">
                <text:p>1367.2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70.1">
                <text:p>1370.1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72.9">
                <text:p>1372.9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75.8">
                <text:p>1375.8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78.7">
                <text:p>1378.7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81.50000000001">
                <text:p>1381.50000000001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84.2">
                <text:p>1384.2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87.1">
                <text:p>1387.1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90.00000000001">
                <text:p>1390.00000000001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92.8">
                <text:p>1392.8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95.6">
                <text:p>1395.6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98.50000000001">
                <text:p>1398.50000000001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01.3">
                <text:p>1401.3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04.2">
                <text:p>1404.2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07.1">
                <text:p>1407.1</text:p>
              </table:table-cell>
              <table:table-cell office:value-type="float" office:value="40">
                <text:p>4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10.00000000001">
                <text:p>1410.00000000001</text:p>
              </table:table-cell>
              <table:table-cell office:value-type="float" office:value="40">
                <text:p>4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12.9">
                <text:p>1412.9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15.7">
                <text:p>1415.7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18.50000000001">
                <text:p>1418.50000000001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21.3">
                <text:p>1421.3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24.2">
                <text:p>1424.2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27.00000000001">
                <text:p>1427.00000000001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29.8">
                <text:p>1429.8</text:p>
              </table:table-cell>
              <table:table-cell office:value-type="float" office:value="60">
                <text:p>6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32.7">
                <text:p>1432.7</text:p>
              </table:table-cell>
              <table:table-cell office:value-type="float" office:value="60">
                <text:p>6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35.6">
                <text:p>1435.6</text:p>
              </table:table-cell>
              <table:table-cell office:value-type="float" office:value="60">
                <text:p>6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39.2">
                <text:p>1439.2</text:p>
              </table:table-cell>
              <table:table-cell office:value-type="float" office:value="60">
                <text:p>6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42.50000000001">
                <text:p>1442.50000000001</text:p>
              </table:table-cell>
              <table:table-cell office:value-type="float" office:value="60">
                <text:p>60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45.6">
                <text:p>1445.6</text:p>
              </table:table-cell>
              <table:table-cell office:value-type="float" office:value="60">
                <text:p>6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49.6">
                <text:p>1449.6</text:p>
              </table:table-cell>
              <table:table-cell office:value-type="float" office:value="60">
                <text:p>6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2.4">
                <text:p>1452.4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5.2">
                <text:p>1455.2</text:p>
              </table:table-cell>
              <table:table-cell office:value-type="float" office:value="60">
                <text:p>6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58.1">
                <text:p>1458.1</text:p>
              </table:table-cell>
              <table:table-cell office:value-type="float" office:value="60">
                <text:p>6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60.9">
                <text:p>1460.9</text:p>
              </table:table-cell>
              <table:table-cell office:value-type="float" office:value="60">
                <text:p>6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63.7">
                <text:p>1463.7</text:p>
              </table:table-cell>
              <table:table-cell office:value-type="float" office:value="60">
                <text:p>6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66.6">
                <text:p>1466.6</text:p>
              </table:table-cell>
              <table:table-cell office:value-type="float" office:value="60">
                <text:p>6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69.50000000001">
                <text:p>1469.50000000001</text:p>
              </table:table-cell>
              <table:table-cell office:value-type="float" office:value="60">
                <text:p>6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2.4">
                <text:p>1472.4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75.2">
                <text:p>1475.2</text:p>
              </table:table-cell>
              <table:table-cell office:value-type="float" office:value="60">
                <text:p>6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78.00000000001">
                <text:p>1478.00000000001</text:p>
              </table:table-cell>
              <table:table-cell office:value-type="float" office:value="60">
                <text:p>6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80.8">
                <text:p>1480.8</text:p>
              </table:table-cell>
              <table:table-cell office:value-type="float" office:value="60">
                <text:p>6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83.7">
                <text:p>1483.7</text:p>
              </table:table-cell>
              <table:table-cell office:value-type="float" office:value="60">
                <text:p>6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86.50000000001">
                <text:p>1486.50000000001</text:p>
              </table:table-cell>
              <table:table-cell office:value-type="float" office:value="60">
                <text:p>6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89.2">
                <text:p>1489.2</text:p>
              </table:table-cell>
              <table:table-cell office:value-type="float" office:value="60">
                <text:p>6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92.1">
                <text:p>1492.1</text:p>
              </table:table-cell>
              <table:table-cell office:value-type="float" office:value="60">
                <text:p>6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95.00000000001">
                <text:p>1495.00000000001</text:p>
              </table:table-cell>
              <table:table-cell office:value-type="float" office:value="60">
                <text:p>6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97.7">
                <text:p>1497.7</text:p>
              </table:table-cell>
              <table:table-cell office:value-type="float" office:value="60">
                <text:p>6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00.6">
                <text:p>1500.6</text:p>
              </table:table-cell>
              <table:table-cell office:value-type="float" office:value="60">
                <text:p>6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03.50000000001">
                <text:p>1503.50000000001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06.3">
                <text:p>1506.3</text:p>
              </table:table-cell>
              <table:table-cell office:value-type="float" office:value="60">
                <text:p>6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09.00000000001">
                <text:p>1509.00000000001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11.9">
                <text:p>1511.9</text:p>
              </table:table-cell>
              <table:table-cell office:value-type="float" office:value="60">
                <text:p>6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14.8">
                <text:p>1514.8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17.7">
                <text:p>1517.7</text:p>
              </table:table-cell>
              <table:table-cell office:value-type="float" office:value="60">
                <text:p>6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20.50000000001">
                <text:p>1520.50000000001</text:p>
              </table:table-cell>
              <table:table-cell office:value-type="float" office:value="60">
                <text:p>6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23.2">
                <text:p>1523.2</text:p>
              </table:table-cell>
              <table:table-cell office:value-type="float" office:value="60">
                <text:p>6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26.1">
                <text:p>1526.1</text:p>
              </table:table-cell>
              <table:table-cell office:value-type="float" office:value="60">
                <text:p>6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29.00000000001">
                <text:p>1529.00000000001</text:p>
              </table:table-cell>
              <table:table-cell office:value-type="float" office:value="60">
                <text:p>6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31.8">
                <text:p>1531.8</text:p>
              </table:table-cell>
              <table:table-cell office:value-type="float" office:value="60">
                <text:p>6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34.6">
                <text:p>1534.6</text:p>
              </table:table-cell>
              <table:table-cell office:value-type="float" office:value="60">
                <text:p>6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37.50000000001">
                <text:p>1537.50000000001</text:p>
              </table:table-cell>
              <table:table-cell office:value-type="float" office:value="60">
                <text:p>6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40.4">
                <text:p>1540.4</text:p>
              </table:table-cell>
              <table:table-cell office:value-type="float" office:value="60">
                <text:p>6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43.3">
                <text:p>1543.3</text:p>
              </table:table-cell>
              <table:table-cell office:value-type="float" office:value="60">
                <text:p>6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46.1">
                <text:p>1546.1</text:p>
              </table:table-cell>
              <table:table-cell office:value-type="float" office:value="60">
                <text:p>6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49.00000000001">
                <text:p>1549.00000000001</text:p>
              </table:table-cell>
              <table:table-cell office:value-type="float" office:value="60">
                <text:p>6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51.9">
                <text:p>1551.9</text:p>
              </table:table-cell>
              <table:table-cell office:value-type="float" office:value="60">
                <text:p>6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54.7">
                <text:p>1554.7</text:p>
              </table:table-cell>
              <table:table-cell office:value-type="float" office:value="60">
                <text:p>6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57.50000000001">
                <text:p>1557.50000000001</text:p>
              </table:table-cell>
              <table:table-cell office:value-type="float" office:value="60">
                <text:p>6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60.3">
                <text:p>1560.3</text:p>
              </table:table-cell>
              <table:table-cell office:value-type="float" office:value="60">
                <text:p>6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63.2">
                <text:p>1563.2</text:p>
              </table:table-cell>
              <table:table-cell office:value-type="float" office:value="60">
                <text:p>6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66.1">
                <text:p>1566.1</text:p>
              </table:table-cell>
              <table:table-cell office:value-type="float" office:value="60">
                <text:p>6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69.00000000001">
                <text:p>1569.00000000001</text:p>
              </table:table-cell>
              <table:table-cell office:value-type="float" office:value="60">
                <text:p>6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71.9">
                <text:p>1571.9</text:p>
              </table:table-cell>
              <table:table-cell office:value-type="float" office:value="60">
                <text:p>6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74.7">
                <text:p>1574.7</text:p>
              </table:table-cell>
              <table:table-cell office:value-type="float" office:value="60">
                <text:p>6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77.6">
                <text:p>1577.6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80.50000000001">
                <text:p>1580.50000000001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83.4">
                <text:p>1583.4</text:p>
              </table:table-cell>
              <table:table-cell office:value-type="float" office:value="60">
                <text:p>6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86.2">
                <text:p>1586.2</text:p>
              </table:table-cell>
              <table:table-cell office:value-type="float" office:value="60">
                <text:p>6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89.1">
                <text:p>1589.1</text:p>
              </table:table-cell>
              <table:table-cell office:value-type="float" office:value="60">
                <text:p>6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91.9">
                <text:p>1591.9</text:p>
              </table:table-cell>
              <table:table-cell office:value-type="float" office:value="60">
                <text:p>6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94.7">
                <text:p>1594.7</text:p>
              </table:table-cell>
              <table:table-cell office:value-type="float" office:value="40">
                <text:p>4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97.6">
                <text:p>1597.6</text:p>
              </table:table-cell>
              <table:table-cell office:value-type="float" office:value="40">
                <text:p>4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00.4">
                <text:p>1600.4</text:p>
              </table:table-cell>
              <table:table-cell office:value-type="float" office:value="40">
                <text:p>4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03.3">
                <text:p>1603.3</text:p>
              </table:table-cell>
              <table:table-cell office:value-type="float" office:value="40">
                <text:p>4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06.2">
                <text:p>1606.2</text:p>
              </table:table-cell>
              <table:table-cell office:value-type="float" office:value="40">
                <text:p>4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09.1">
                <text:p>1609.1</text:p>
              </table:table-cell>
              <table:table-cell office:value-type="float" office:value="40">
                <text:p>4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11.9">
                <text:p>1611.9</text:p>
              </table:table-cell>
              <table:table-cell office:value-type="float" office:value="40">
                <text:p>4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14.7">
                <text:p>1614.7</text:p>
              </table:table-cell>
              <table:table-cell office:value-type="float" office:value="40">
                <text:p>4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17.6">
                <text:p>1617.6</text:p>
              </table:table-cell>
              <table:table-cell office:value-type="float" office:value="40">
                <text:p>4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20.4">
                <text:p>1620.4</text:p>
              </table:table-cell>
              <table:table-cell office:value-type="float" office:value="40">
                <text:p>4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23.1">
                <text:p>1623.1</text:p>
              </table:table-cell>
              <table:table-cell office:value-type="float" office:value="40">
                <text:p>4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26.00000000001">
                <text:p>1626.00000000001</text:p>
              </table:table-cell>
              <table:table-cell office:value-type="float" office:value="40">
                <text:p>4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28.7">
                <text:p>1628.7</text:p>
              </table:table-cell>
              <table:table-cell office:value-type="float" office:value="40">
                <text:p>4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31.50000000001">
                <text:p>1631.50000000001</text:p>
              </table:table-cell>
              <table:table-cell office:value-type="float" office:value="40">
                <text:p>4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34.3">
                <text:p>1634.3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37.1">
                <text:p>1637.1</text:p>
              </table:table-cell>
              <table:table-cell office:value-type="float" office:value="40">
                <text:p>4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39.9">
                <text:p>1639.9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42.6">
                <text:p>1642.6</text:p>
              </table:table-cell>
              <table:table-cell office:value-type="float" office:value="40">
                <text:p>4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